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ArialMT" svg:font-family="ArialMT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entury" svg:font-family="Century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MS Mincho" svg:font-family="'MS Mincho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" svg:font-family="Ubuntu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fo:color="#00000a" loext:opacity="100%" style:font-name="Arial" fo:font-size="8pt" fo:language="en" fo:country="US" style:font-name-asian="Droid Sans Fallback" style:font-size-asian="8pt" style:language-asian="en" style:country-asian="US" style:font-name-complex="Times New Roman1" style:font-size-complex="8pt" style:language-complex="ar" style:country-complex="SA"/>
    </style:style>
    <style:style style:name="P3" style:family="paragraph" style:parent-style-name="Standard">
      <style:paragraph-properties fo:margin-left="0.5in" fo:margin-right="0in" fo:text-indent="0.5in" style:auto-text-indent="false"/>
      <style:text-properties fo:color="#00000a" loext:opacity="100%" style:font-name="Arial" fo:font-size="8pt" fo:language="en" fo:country="US" style:font-name-asian="Droid Sans Fallback" style:font-size-asian="8pt" style:language-asian="en" style:country-asian="US" style:font-name-complex="Times New Roman1" style:font-size-complex="8pt" style:language-complex="ar" style:country-complex="SA"/>
    </style:style>
    <style:style style:name="P4" style:family="paragraph" style:parent-style-name="Standard">
      <style:text-properties fo:color="#000000" loext:opacity="100%" style:font-name="Arial" fo:font-size="8pt" style:font-size-asian="8pt" style:font-name-complex="Arial2" style:font-size-complex="10pt"/>
    </style:style>
    <style:style style:name="P5" style:family="paragraph" style:parent-style-name="Standard">
      <style:text-properties fo:color="#000000" loext:opacity="100%" style:font-name="Arial" fo:font-size="8pt" style:font-size-asian="8pt" style:font-name-complex="Arial2" style:font-size-complex="10pt" style:font-weight-complex="bold"/>
    </style:style>
    <style:style style:name="P6" style:family="paragraph" style:parent-style-name="Standard">
      <style:text-properties fo:color="#000000" loext:opacity="100%" style:font-name="Arial" fo:font-size="8pt" officeooo:paragraph-rsid="002aca31" style:font-size-asian="8pt" style:font-name-complex="Arial2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fo:color="#000000" loext:opacity="100%" style:font-name="Arial" fo:font-size="8pt" style:font-size-asian="8pt" style:font-name-complex="Arial2" style:font-size-complex="10pt"/>
    </style:style>
    <style:style style:name="P8" style:family="paragraph" style:parent-style-name="Standard">
      <style:text-properties fo:color="#000000" loext:opacity="100%" style:font-name="Arial" fo:font-size="8pt" officeooo:paragraph-rsid="000ab2e1" style:font-size-asian="8pt" style:font-name-complex="Arial2" style:font-size-complex="10pt"/>
    </style:style>
    <style:style style:name="P9" style:family="paragraph" style:parent-style-name="Standard">
      <style:text-properties fo:color="#000000" loext:opacity="100%" style:font-name="Arial" fo:font-size="8pt" officeooo:rsid="000b4bd3" style:font-size-asian="8pt" style:font-name-complex="Arial2" style:font-size-complex="10pt"/>
    </style:style>
    <style:style style:name="P10" style:family="paragraph" style:parent-style-name="Standard">
      <style:paragraph-properties fo:margin-left="0.5in" fo:margin-right="0in" fo:text-indent="0.5in" style:auto-text-indent="false"/>
      <style:text-properties fo:color="#000000" loext:opacity="100%" style:font-name="Arial" fo:font-size="8pt" officeooo:rsid="000b4bd3" officeooo:paragraph-rsid="000b4bd3" style:font-size-asian="8pt" style:font-name-complex="Arial2" style:font-size-complex="10pt"/>
    </style:style>
    <style:style style:name="P11" style:family="paragraph" style:parent-style-name="Standard">
      <style:text-properties fo:color="#000000" loext:opacity="100%" style:font-name="Arial" fo:font-size="8pt" officeooo:paragraph-rsid="002aca31" style:font-size-asian="8pt" style:font-name-complex="Arial2" style:font-size-complex="10pt"/>
    </style:style>
    <style:style style:name="P12" style:family="paragraph" style:parent-style-name="Standard">
      <style:text-properties fo:color="#000000" loext:opacity="100%" style:font-name="Arial" fo:font-size="8pt" officeooo:paragraph-rsid="00359438" style:font-size-asian="8pt" style:font-name-complex="Arial2" style:font-size-complex="10pt"/>
    </style:style>
    <style:style style:name="P13" style:family="paragraph" style:parent-style-name="Standard">
      <style:text-properties fo:color="#000000" loext:opacity="100%" style:font-name="Arial" fo:font-size="8pt" officeooo:paragraph-rsid="0036f8e2" style:font-size-asian="8pt" style:font-name-complex="Arial2" style:font-size-complex="10pt"/>
    </style:style>
    <style:style style:name="P14" style:family="paragraph" style:parent-style-name="Standard">
      <style:text-properties fo:color="#000000" loext:opacity="100%" style:font-name="Arial" fo:font-size="8pt" officeooo:paragraph-rsid="003c82a9" style:font-size-asian="8pt" style:font-name-complex="Arial2" style:font-size-complex="10pt"/>
    </style:style>
    <style:style style:name="P15" style:family="paragraph" style:parent-style-name="Standard">
      <style:text-properties fo:color="#000000" loext:opacity="100%" style:font-name="Arial" fo:font-size="8pt" officeooo:paragraph-rsid="0031b0af" style:font-size-asian="8pt" style:font-name-complex="Arial2" style:font-size-complex="10pt"/>
    </style:style>
    <style:style style:name="P16" style:family="paragraph" style:parent-style-name="Standard">
      <style:text-properties fo:color="#000000" loext:opacity="100%" style:font-name="Arial" fo:font-size="8pt" officeooo:paragraph-rsid="0058c0fa" style:font-size-asian="8pt" style:font-name-complex="Arial2" style:font-size-complex="10pt"/>
    </style:style>
    <style:style style:name="P17" style:family="paragraph" style:parent-style-name="Standard">
      <style:paragraph-properties fo:margin-left="0.5in" fo:margin-right="0in" fo:text-indent="0.5in" style:auto-text-indent="false"/>
      <style:text-properties fo:color="#000000" loext:opacity="100%" style:font-name="Arial" fo:font-size="8pt" style:font-size-asian="8pt" style:font-name-complex="Arial2" style:font-size-complex="10pt"/>
    </style:style>
    <style:style style:name="P18" style:family="paragraph" style:parent-style-name="Standard">
      <style:paragraph-properties fo:margin-left="0.5in" fo:margin-right="0in" fo:text-indent="0.5in" style:auto-text-indent="false"/>
      <style:text-properties fo:color="#000000" loext:opacity="100%" style:font-name="Arial" fo:font-size="8pt" officeooo:paragraph-rsid="00145143" style:font-size-asian="8pt" style:font-name-complex="Arial2" style:font-size-complex="10pt"/>
    </style:style>
    <style:style style:name="P19" style:family="paragraph" style:parent-style-name="Standard">
      <style:paragraph-properties fo:margin-left="0.5in" fo:margin-right="0in" fo:text-indent="0.5in" style:auto-text-indent="false"/>
      <style:text-properties fo:color="#000000" loext:opacity="100%" style:font-name="Arial" fo:font-size="8pt" officeooo:rsid="002813a3" officeooo:paragraph-rsid="002813a3" style:font-size-asian="8pt" style:font-name-complex="Arial2" style:font-size-complex="10pt"/>
    </style:style>
    <style:style style:name="P20" style:family="paragraph" style:parent-style-name="Standard">
      <style:paragraph-properties fo:margin-left="1in" fo:margin-right="0in" fo:margin-top="0in" fo:margin-bottom="0in" style:contextual-spacing="true" fo:text-indent="0in" style:auto-text-indent="false"/>
      <style:text-properties fo:color="#000000" loext:opacity="100%" style:font-name="Arial" fo:font-size="8pt" style:font-size-asian="8pt" style:font-name-complex="Arial2" style:font-size-complex="10pt"/>
    </style:style>
    <style:style style:name="P21" style:family="paragraph" style:parent-style-name="Standard">
      <style:paragraph-properties fo:margin-left="0in" fo:margin-right="0in" fo:margin-top="0in" fo:margin-bottom="0in" style:contextual-spacing="true" fo:text-indent="0in" style:auto-text-indent="false"/>
      <style:text-properties fo:color="#000000" loext:opacity="100%" style:font-name="Arial" fo:font-size="8pt" style:font-size-asian="8pt" style:font-name-complex="Arial2" style:font-size-complex="10pt"/>
    </style:style>
    <style:style style:name="P22" style:family="paragraph" style:parent-style-name="Standard">
      <style:paragraph-properties fo:margin-left="0in" fo:margin-right="0in" fo:margin-top="0in" fo:margin-bottom="0in" style:contextual-spacing="true" fo:text-indent="0in" style:auto-text-indent="false"/>
      <style:text-properties fo:color="#000000" loext:opacity="100%" style:font-name="Arial" fo:font-size="8pt" officeooo:paragraph-rsid="00392e33" style:font-size-asian="8pt" style:font-name-complex="Arial2" style:font-size-complex="10pt"/>
    </style:style>
    <style:style style:name="P23" style:family="paragraph" style:parent-style-name="Standard">
      <style:paragraph-properties fo:margin-left="0in" fo:margin-right="0in" fo:margin-top="0in" fo:margin-bottom="0in" style:contextual-spacing="true" fo:text-indent="0in" style:auto-text-indent="false"/>
      <style:text-properties fo:color="#000000" loext:opacity="100%" style:font-name="Arial" fo:font-size="8pt" officeooo:paragraph-rsid="0061fcbf" style:font-size-asian="8pt" style:font-name-complex="Arial2" style:font-size-complex="10pt"/>
    </style:style>
    <style:style style:name="P24" style:family="paragraph" style:parent-style-name="Standard">
      <style:paragraph-properties fo:margin-left="1in" fo:margin-right="0in" fo:text-indent="-1in" style:auto-text-indent="false"/>
      <style:text-properties fo:color="#000000" loext:opacity="100%" style:font-name="Arial" fo:font-size="8pt" style:font-size-asian="8pt" style:font-name-complex="Arial2" style:font-size-complex="10pt"/>
    </style:style>
    <style:style style:name="P25" style:family="paragraph" style:parent-style-name="Standard">
      <style:paragraph-properties fo:margin-left="0in" fo:margin-right="0in" fo:margin-top="0in" fo:margin-bottom="0in" style:contextual-spacing="true" fo:text-indent="0in" style:auto-text-indent="false"/>
      <style:text-properties fo:color="#000000" loext:opacity="100%" style:font-name="Arial" fo:font-size="8pt" officeooo:paragraph-rsid="008f7b76" style:font-size-asian="8pt" style:font-name-complex="Arial2" style:font-size-complex="10pt"/>
    </style:style>
    <style:style style:name="P26" style:family="paragraph" style:parent-style-name="Standard">
      <style:text-properties fo:color="#000000" loext:opacity="100%" style:font-name="Arial" fo:font-size="8pt" fo:font-weight="bold" style:font-size-asian="8pt" style:font-weight-asian="bold" style:font-name-complex="Arial2" style:font-size-complex="10pt"/>
    </style:style>
    <style:style style:name="P27" style:family="paragraph" style:parent-style-name="Standard">
      <style:text-properties fo:color="#000000" loext:opacity="100%" style:font-name="Arial" fo:font-size="8pt" fo:font-weight="bold" style:font-size-asian="8pt" style:font-weight-asian="bold" style:font-name-complex="Arial2" style:font-size-complex="10pt" style:font-weight-complex="bold"/>
    </style:style>
    <style:style style:name="P28" style:family="paragraph" style:parent-style-name="Standard">
      <style:text-properties fo:color="#000000" loext:opacity="100%" style:font-name="Arial" fo:font-size="8pt" fo:font-weight="bold" officeooo:rsid="000b2f29" officeooo:paragraph-rsid="002aca31" style:font-size-asian="8pt" style:font-weight-asian="bold" style:font-name-complex="Arial2" style:font-size-complex="10pt" style:font-weight-complex="bold"/>
    </style:style>
    <style:style style:name="P29" style:family="paragraph" style:parent-style-name="Standard">
      <style:text-properties fo:color="#000000" loext:opacity="100%" style:font-name="Arial" fo:font-size="8pt" fo:font-weight="bold" officeooo:rsid="000d225d" officeooo:paragraph-rsid="002aca31" style:font-size-asian="8pt" style:font-weight-asian="bold" style:font-name-complex="Arial2" style:font-size-complex="10pt" style:font-weight-complex="bold"/>
    </style:style>
    <style:style style:name="P30" style:family="paragraph" style:parent-style-name="Standard">
      <style:text-properties fo:color="#000000" loext:opacity="100%" style:font-name="Arial" fo:font-size="8pt" fo:font-weight="bold" officeooo:rsid="000e47e0" officeooo:paragraph-rsid="00359438" style:font-size-asian="8pt" style:font-weight-asian="bold" style:font-name-complex="Arial2" style:font-size-complex="10pt" style:font-weight-complex="bold"/>
    </style:style>
    <style:style style:name="P31" style:family="paragraph" style:parent-style-name="Standard">
      <style:paragraph-properties fo:text-align="center" style:justify-single-word="false"/>
      <style:text-properties fo:color="#000000" loext:opacity="100%" style:font-name="Arial" fo:font-size="8pt" fo:font-weight="bold" style:font-size-asian="8pt" style:font-weight-asian="bold" style:font-name-complex="Arial2" style:font-size-complex="10pt" style:font-weight-complex="bold"/>
    </style:style>
    <style:style style:name="P32" style:family="paragraph" style:parent-style-name="Standard">
      <style:text-properties fo:color="#000000" loext:opacity="100%" style:font-name="Arial" fo:font-size="8pt" fo:font-weight="bold" officeooo:rsid="001ac0d7" officeooo:paragraph-rsid="002aca31" style:font-size-asian="8pt" style:font-weight-asian="bold" style:font-name-complex="Arial2" style:font-size-complex="10pt" style:font-weight-complex="bold"/>
    </style:style>
    <style:style style:name="P33" style:family="paragraph" style:parent-style-name="Standard">
      <style:text-properties fo:color="#000000" loext:opacity="100%" style:font-name="Arial" fo:font-size="8pt" fo:font-weight="bold" officeooo:rsid="001ac0d7" officeooo:paragraph-rsid="00359438" style:font-size-asian="8pt" style:font-weight-asian="bold" style:font-name-complex="Arial2" style:font-size-complex="10pt" style:font-weight-complex="bold"/>
    </style:style>
    <style:style style:name="P34" style:family="paragraph" style:parent-style-name="Standard">
      <style:text-properties fo:color="#000000" loext:opacity="100%" style:font-name="Arial" fo:font-size="8pt" fo:font-weight="bold" officeooo:rsid="00227db9" officeooo:paragraph-rsid="002aca31" style:font-size-asian="8pt" style:font-weight-asian="bold" style:font-name-complex="Arial2" style:font-size-complex="10pt" style:font-weight-complex="bold"/>
    </style:style>
    <style:style style:name="P35" style:family="paragraph" style:parent-style-name="Standard">
      <style:text-properties fo:color="#000000" loext:opacity="100%" style:font-name="Arial" fo:font-size="8pt" fo:font-weight="bold" officeooo:paragraph-rsid="002aca31" style:font-size-asian="8pt" style:font-weight-asian="bold" style:font-name-complex="Arial2" style:font-size-complex="10pt" style:font-weight-complex="bold"/>
    </style:style>
    <style:style style:name="P36" style:family="paragraph" style:parent-style-name="Standard">
      <style:text-properties fo:color="#000000" loext:opacity="100%" style:font-name="Arial" fo:font-size="8pt" fo:font-weight="bold" officeooo:rsid="002d3d6e" officeooo:paragraph-rsid="002d3d6e" style:font-size-asian="8pt" style:font-weight-asian="bold" style:font-name-complex="Arial2" style:font-size-complex="10pt" style:font-weight-complex="bold"/>
    </style:style>
    <style:style style:name="P37" style:family="paragraph" style:parent-style-name="Standard">
      <style:text-properties fo:color="#000000" loext:opacity="100%" style:font-name="Arial" fo:font-size="8pt" fo:font-weight="bold" officeooo:rsid="002dd258" officeooo:paragraph-rsid="002dd258" style:font-size-asian="8pt" style:font-weight-asian="bold" style:font-name-complex="Arial2" style:font-size-complex="10pt" style:font-weight-complex="bold"/>
    </style:style>
    <style:style style:name="P38" style:family="paragraph" style:parent-style-name="Standard">
      <style:text-properties fo:color="#000000" loext:opacity="100%" style:font-name="Arial" fo:font-size="8pt" fo:font-weight="bold" officeooo:rsid="001cb80d" style:font-size-asian="8pt" style:font-weight-asian="bold" style:font-name-complex="Arial2" style:font-size-complex="10pt" style:font-weight-complex="bold"/>
    </style:style>
    <style:style style:name="P39" style:family="paragraph" style:parent-style-name="Standard">
      <style:text-properties fo:color="#000000" loext:opacity="100%" style:font-name="Arial" fo:font-size="8pt" fo:font-weight="bold" officeooo:rsid="002b7590" officeooo:paragraph-rsid="00359438" style:font-size-asian="8pt" style:font-weight-asian="bold" style:font-name-complex="Arial2" style:font-size-complex="10pt" style:font-weight-complex="bold"/>
    </style:style>
    <style:style style:name="P40" style:family="paragraph" style:parent-style-name="Standard">
      <style:text-properties fo:color="#000000" loext:opacity="100%" style:font-name="Arial" fo:font-size="8pt" fo:font-weight="bold" officeooo:rsid="001f2292" officeooo:paragraph-rsid="00359438" style:font-size-asian="8pt" style:font-weight-asian="bold" style:font-name-complex="Arial2" style:font-size-complex="10pt" style:font-weight-complex="bold"/>
    </style:style>
    <style:style style:name="P41" style:family="paragraph" style:parent-style-name="Standard">
      <style:text-properties fo:color="#000000" loext:opacity="100%" style:font-name="Arial" fo:font-size="8pt" fo:font-weight="bold" officeooo:rsid="00359438" officeooo:paragraph-rsid="00359438" style:font-size-asian="8pt" style:font-weight-asian="bold" style:font-name-complex="Arial2" style:font-size-complex="10pt" style:font-weight-complex="bold"/>
    </style:style>
    <style:style style:name="P42" style:family="paragraph" style:parent-style-name="Standard">
      <style:text-properties fo:color="#000000" loext:opacity="100%" style:font-name="Arial" fo:font-size="8pt" fo:font-weight="bold" officeooo:rsid="0035c990" officeooo:paragraph-rsid="0035c990" style:font-size-asian="8pt" style:font-weight-asian="bold" style:font-name-complex="Arial2" style:font-size-complex="10pt" style:font-weight-complex="bold"/>
    </style:style>
    <style:style style:name="P43" style:family="paragraph" style:parent-style-name="Standard">
      <style:text-properties fo:color="#000000" loext:opacity="100%" style:font-name="Arial" fo:font-size="8pt" fo:font-weight="bold" officeooo:rsid="0028d3a9" officeooo:paragraph-rsid="0028d3a9" style:font-size-asian="8pt" style:font-weight-asian="bold" style:font-name-complex="Arial2" style:font-size-complex="10pt" style:font-weight-complex="bold"/>
    </style:style>
    <style:style style:name="P44" style:family="paragraph" style:parent-style-name="Standard">
      <style:text-properties fo:color="#000000" loext:opacity="100%" style:font-name="Arial" fo:font-size="8pt" fo:font-weight="bold" officeooo:rsid="003a665b" officeooo:paragraph-rsid="003a665b" style:font-size-asian="8pt" style:font-weight-asian="bold" style:font-name-complex="Arial2" style:font-size-complex="10pt" style:font-weight-complex="bold"/>
    </style:style>
    <style:style style:name="P45" style:family="paragraph" style:parent-style-name="Standard">
      <style:text-properties fo:color="#000000" loext:opacity="100%" style:font-name="Arial" fo:font-size="8pt" fo:font-weight="bold" officeooo:rsid="0044d1f9" officeooo:paragraph-rsid="0044d1f9" style:font-size-asian="8pt" style:font-weight-asian="bold" style:font-name-complex="Arial2" style:font-size-complex="10pt" style:font-weight-complex="bold"/>
    </style:style>
    <style:style style:name="P46" style:family="paragraph" style:parent-style-name="Standard">
      <style:text-properties fo:color="#000000" loext:opacity="100%" style:font-name="Arial" fo:font-size="8pt" fo:font-weight="bold" officeooo:rsid="0047eab7" officeooo:paragraph-rsid="00359438" style:font-size-asian="8pt" style:font-weight-asian="bold" style:font-name-complex="Arial2" style:font-size-complex="10pt" style:font-weight-complex="bold"/>
    </style:style>
    <style:style style:name="P47" style:family="paragraph" style:parent-style-name="Standard">
      <style:text-properties fo:color="#000000" loext:opacity="100%" style:font-name="Arial" fo:font-size="8pt" fo:font-weight="bold" officeooo:rsid="0047eab7" officeooo:paragraph-rsid="0047eab7" style:font-size-asian="8pt" style:font-weight-asian="bold" style:font-name-complex="Arial2" style:font-size-complex="10pt" style:font-weight-complex="bold"/>
    </style:style>
    <style:style style:name="P48" style:family="paragraph" style:parent-style-name="Standard">
      <style:text-properties fo:color="#000000" loext:opacity="100%" style:font-name="Arial" fo:font-size="8pt" fo:font-weight="bold" officeooo:rsid="0047eab7" officeooo:paragraph-rsid="00498dba" style:font-size-asian="8pt" style:font-weight-asian="bold" style:font-name-complex="Arial2" style:font-size-complex="10pt" style:font-weight-complex="bold"/>
    </style:style>
    <style:style style:name="P49" style:family="paragraph" style:parent-style-name="Standard">
      <style:text-properties fo:color="#000000" loext:opacity="100%" style:font-name="Arial" fo:font-size="8pt" fo:font-weight="bold" officeooo:rsid="004cbd30" officeooo:paragraph-rsid="004cbd30" style:font-size-asian="8pt" style:font-weight-asian="bold" style:font-name-complex="Arial2" style:font-size-complex="10pt" style:font-weight-complex="bold"/>
    </style:style>
    <style:style style:name="P50" style:family="paragraph" style:parent-style-name="Standard">
      <style:text-properties fo:color="#000000" loext:opacity="100%" style:font-name="Arial" fo:font-size="8pt" fo:font-weight="bold" officeooo:rsid="004cbd30" officeooo:paragraph-rsid="0068cab8" style:font-size-asian="8pt" style:font-weight-asian="bold" style:font-name-complex="Arial2" style:font-size-complex="10pt" style:font-weight-complex="bold"/>
    </style:style>
    <style:style style:name="P51" style:family="paragraph" style:parent-style-name="Standard">
      <style:text-properties fo:color="#000000" loext:opacity="100%" style:font-name="Arial" fo:font-size="8pt" fo:font-weight="bold" officeooo:paragraph-rsid="004bd2a5" style:font-size-asian="8pt" style:font-weight-asian="bold" style:font-name-complex="Arial2" style:font-size-complex="10pt" style:font-weight-complex="bold"/>
    </style:style>
    <style:style style:name="P52" style:family="paragraph" style:parent-style-name="Standard">
      <style:text-properties fo:color="#000000" loext:opacity="100%" style:font-name="Arial" fo:font-size="8pt" fo:font-weight="bold" officeooo:paragraph-rsid="003f4c19" style:font-size-asian="8pt" style:font-weight-asian="bold" style:font-name-complex="Arial2" style:font-size-complex="10pt" style:font-weight-complex="bold"/>
    </style:style>
    <style:style style:name="P53" style:family="paragraph" style:parent-style-name="Standard">
      <style:text-properties fo:color="#000000" loext:opacity="100%" style:font-name="Arial" fo:font-size="8pt" fo:font-weight="bold" officeooo:rsid="0052a515" officeooo:paragraph-rsid="0052a515" style:font-size-asian="8pt" style:font-weight-asian="bold" style:font-name-complex="Arial2" style:font-size-complex="10pt" style:font-weight-complex="bold"/>
    </style:style>
    <style:style style:name="P54" style:family="paragraph" style:parent-style-name="Standard">
      <style:text-properties fo:color="#000000" loext:opacity="100%" style:font-name="Arial" fo:font-size="8pt" fo:font-weight="bold" officeooo:paragraph-rsid="0058c0fa" style:font-size-asian="8pt" style:font-weight-asian="bold" style:font-name-complex="Arial2" style:font-size-complex="10pt" style:font-weight-complex="bold"/>
    </style:style>
    <style:style style:name="P55" style:family="paragraph" style:parent-style-name="Standard">
      <style:text-properties fo:color="#000000" loext:opacity="100%" style:font-name="Arial" fo:font-size="8pt" fo:font-weight="bold" officeooo:paragraph-rsid="005b604a" style:font-size-asian="8pt" style:font-weight-asian="bold" style:font-name-complex="Arial2" style:font-size-complex="10pt" style:font-weight-complex="bold"/>
    </style:style>
    <style:style style:name="P56" style:family="paragraph" style:parent-style-name="Standard">
      <style:paragraph-properties fo:break-before="page"/>
      <style:text-properties fo:color="#000000" loext:opacity="100%" style:font-name="Arial" fo:font-size="8pt" fo:font-weight="bold" officeooo:paragraph-rsid="005b604a" style:font-size-asian="8pt" style:font-weight-asian="bold" style:font-name-complex="Arial2" style:font-size-complex="10pt" style:font-weight-complex="bold"/>
    </style:style>
    <style:style style:name="P57" style:family="paragraph" style:parent-style-name="Standard">
      <style:text-properties fo:color="#000000" loext:opacity="100%" style:font-name="Arial" fo:font-size="8pt" fo:font-weight="bold" officeooo:paragraph-rsid="0066d65e" style:font-size-asian="8pt" style:font-weight-asian="bold" style:font-name-complex="Arial2" style:font-size-complex="10pt" style:font-weight-complex="bold"/>
    </style:style>
    <style:style style:name="P58" style:family="paragraph" style:parent-style-name="Standard">
      <style:text-properties fo:color="#000000" loext:opacity="100%" style:font-name="Arial" fo:font-size="8pt" fo:font-weight="bold" officeooo:rsid="0061fcbf" officeooo:paragraph-rsid="0068cab8" style:font-size-asian="8pt" style:font-weight-asian="bold" style:font-name-complex="Arial2" style:font-size-complex="10pt" style:font-weight-complex="bold"/>
    </style:style>
    <style:style style:name="P59" style:family="paragraph" style:parent-style-name="Standard">
      <style:text-properties fo:color="#000000" loext:opacity="100%" style:font-name="Arial" fo:font-size="8pt" fo:font-weight="bold" officeooo:paragraph-rsid="0071c697" style:font-size-asian="8pt" style:font-weight-asian="bold" style:font-name-complex="Arial2" style:font-size-complex="10pt" style:font-weight-complex="bold"/>
    </style:style>
    <style:style style:name="P60" style:family="paragraph" style:parent-style-name="Standard">
      <style:text-properties fo:color="#000000" loext:opacity="100%" style:font-name="Arial" fo:font-size="8pt" fo:font-weight="bold" officeooo:rsid="00502e7c" officeooo:paragraph-rsid="00502e7c" style:font-size-asian="8pt" style:font-weight-asian="bold" style:font-name-complex="Arial2" style:font-size-complex="10pt" style:font-weight-complex="bold"/>
    </style:style>
    <style:style style:name="P61" style:family="paragraph" style:parent-style-name="Standard">
      <style:text-properties fo:color="#000000" loext:opacity="100%" style:font-name="Arial" fo:font-size="8pt" fo:font-weight="bold" officeooo:rsid="00502e7c" officeooo:paragraph-rsid="007521a7" style:font-size-asian="8pt" style:font-weight-asian="bold" style:font-name-complex="Arial2" style:font-size-complex="10pt" style:font-weight-complex="bold"/>
    </style:style>
    <style:style style:name="P62" style:family="paragraph" style:parent-style-name="Standard">
      <style:text-properties fo:color="#000000" loext:opacity="100%" style:font-name="Arial" fo:font-size="8pt" fo:font-weight="bold" officeooo:rsid="006ffdfb" officeooo:paragraph-rsid="006ffdfb" style:font-size-asian="8pt" style:font-weight-asian="bold" style:font-name-complex="Arial2" style:font-size-complex="10pt" style:font-weight-complex="bold"/>
    </style:style>
    <style:style style:name="P63" style:family="paragraph" style:parent-style-name="Standard">
      <style:text-properties fo:color="#000000" loext:opacity="100%" style:font-name="Arial" fo:font-size="8pt" fo:font-weight="bold" officeooo:paragraph-rsid="007d4be3" style:font-size-asian="8pt" style:font-weight-asian="bold" style:font-name-complex="Arial2" style:font-size-complex="10pt" style:font-weight-complex="bold"/>
    </style:style>
    <style:style style:name="P64" style:family="paragraph" style:parent-style-name="Standard">
      <style:text-properties fo:color="#000000" loext:opacity="100%" style:font-name="Arial" fo:font-size="8pt" fo:font-weight="bold" officeooo:paragraph-rsid="007ec87b" style:font-size-asian="8pt" style:font-weight-asian="bold" style:font-name-complex="Arial2" style:font-size-complex="10pt" style:font-weight-complex="bold"/>
    </style:style>
    <style:style style:name="P65" style:family="paragraph" style:parent-style-name="Standard">
      <style:text-properties fo:color="#000000" loext:opacity="100%" style:font-name="Arial" fo:font-size="8pt" fo:font-weight="bold" officeooo:rsid="00855367" officeooo:paragraph-rsid="00855367" style:font-size-asian="8pt" style:font-weight-asian="bold" style:font-name-complex="Arial2" style:font-size-complex="10pt" style:font-weight-complex="bold"/>
    </style:style>
    <style:style style:name="P66" style:family="paragraph" style:parent-style-name="Standard">
      <style:paragraph-properties fo:margin-left="0in" fo:margin-right="0in" fo:margin-top="0in" fo:margin-bottom="0in" style:contextual-spacing="true" fo:text-indent="0in" style:auto-text-indent="false"/>
      <style:text-properties fo:color="#000000" loext:opacity="100%" style:font-name="Arial" fo:font-size="8pt" fo:font-weight="bold" style:font-size-asian="8pt" style:font-weight-asian="bold" style:font-name-complex="Arial2" style:font-size-complex="10pt" style:font-weight-complex="bold"/>
    </style:style>
    <style:style style:name="P67" style:family="paragraph" style:parent-style-name="Standard">
      <style:text-properties fo:color="#000000" loext:opacity="100%" style:font-name="Arial" fo:font-size="8pt" fo:font-weight="bold" officeooo:paragraph-rsid="008f7b76" style:font-size-asian="8pt" style:font-weight-asian="bold" style:font-name-complex="Arial2" style:font-size-complex="10pt" style:font-weight-complex="bold"/>
    </style:style>
    <style:style style:name="P68" style:family="paragraph" style:parent-style-name="Standard">
      <style:text-properties fo:color="#000000" loext:opacity="100%" style:font-name="Arial" fo:font-size="8pt" fo:font-weight="bold" officeooo:rsid="000b4bd3" style:font-size-asian="8pt" style:font-weight-asian="bold" style:font-name-complex="Arial2" style:font-size-complex="10pt"/>
    </style:style>
    <style:style style:name="P69" style:family="paragraph" style:parent-style-name="Standard">
      <style:text-properties fo:color="#000000" loext:opacity="100%" style:font-name="Arial" fo:font-size="8pt" fo:font-weight="bold" officeooo:rsid="00138f9d" officeooo:paragraph-rsid="00138f9d" style:font-size-asian="8pt" style:font-weight-asian="bold" style:font-name-complex="Arial2" style:font-size-complex="10pt"/>
    </style:style>
    <style:style style:name="P70" style:family="paragraph" style:parent-style-name="Standard">
      <style:text-properties fo:color="#000000" loext:opacity="100%" style:font-name="Arial" fo:font-size="8pt" fo:font-weight="bold" officeooo:paragraph-rsid="002aca31" style:font-size-asian="8pt" style:font-weight-asian="bold" style:font-name-complex="Arial2" style:font-size-complex="10pt"/>
    </style:style>
    <style:style style:name="P71" style:family="paragraph" style:parent-style-name="Standard">
      <style:paragraph-properties fo:margin-left="1in" fo:margin-right="0in" fo:margin-top="0in" fo:margin-bottom="0in" style:contextual-spacing="true" fo:text-indent="0in" style:auto-text-indent="false"/>
      <style:text-properties fo:color="#000000" loext:opacity="100%" style:font-name="Arial" fo:font-size="8pt" fo:font-weight="bold" style:font-size-asian="8pt" style:font-weight-asian="bold" style:font-name-complex="Arial2" style:font-size-complex="10pt"/>
    </style:style>
    <style:style style:name="P72" style:family="paragraph" style:parent-style-name="Standard">
      <style:paragraph-properties fo:margin-left="1in" fo:margin-right="0in" fo:text-indent="-1in" style:auto-text-indent="false"/>
      <style:text-properties fo:color="#000000" loext:opacity="100%" style:font-name="Arial" fo:font-size="8pt" fo:font-weight="bold" officeooo:rsid="001a3ca1" officeooo:paragraph-rsid="001a3ca1" style:font-size-asian="8pt" style:font-weight-asian="bold" style:font-name-complex="Arial2" style:font-size-complex="10pt"/>
    </style:style>
    <style:style style:name="P73" style:family="paragraph" style:parent-style-name="Standard">
      <style:text-properties fo:color="#000000" loext:opacity="100%" style:font-name="Arial" fo:font-size="8pt" fo:font-weight="bold" officeooo:rsid="008e3548" officeooo:paragraph-rsid="008e3548" style:font-size-asian="8pt" style:font-weight-asian="bold" style:font-name-complex="Arial2" style:font-size-complex="10pt"/>
    </style:style>
    <style:style style:name="P74" style:family="paragraph" style:parent-style-name="Standard">
      <style:paragraph-properties fo:margin-left="1in" fo:margin-right="0in" fo:text-indent="-1in" style:auto-text-indent="false"/>
      <style:text-properties fo:color="#000000" loext:opacity="100%" style:font-name="Arial" fo:font-size="8pt" fo:font-weight="bold" officeooo:rsid="008194f4" officeooo:paragraph-rsid="008f7b76" style:font-size-asian="8pt" style:font-weight-asian="bold" style:font-name-complex="Arial2" style:font-size-complex="10pt"/>
    </style:style>
    <style:style style:name="P75" style:family="paragraph" style:parent-style-name="Standard">
      <style:paragraph-properties fo:margin-left="1in" fo:margin-right="0in" fo:text-indent="-1in" style:auto-text-indent="false"/>
      <style:text-properties fo:color="#000000" loext:opacity="100%" style:font-name="Arial" fo:font-size="8pt" fo:font-weight="bold" officeooo:rsid="008194f4" officeooo:paragraph-rsid="008194f4" style:font-size-asian="8pt" style:font-weight-asian="bold" style:font-name-complex="Arial2" style:font-size-complex="10pt"/>
    </style:style>
    <style:style style:name="P76" style:family="paragraph" style:parent-style-name="Standard">
      <style:paragraph-properties fo:margin-left="1in" fo:margin-right="0in" fo:text-indent="-1in" style:auto-text-indent="false"/>
      <style:text-properties fo:color="#000000" loext:opacity="100%" style:font-name="Arial" fo:font-size="8pt" fo:font-weight="bold" officeooo:rsid="0042eb3c" officeooo:paragraph-rsid="0042eb3c" style:font-size-asian="8pt" style:font-weight-asian="bold" style:font-name-complex="Arial2" style:font-size-complex="8pt"/>
    </style:style>
    <style:style style:name="P77" style:family="paragraph" style:parent-style-name="Standard">
      <style:text-properties fo:color="#000000" loext:opacity="100%" style:font-name="Arial" fo:font-size="8pt" fo:language="en" fo:country="US" fo:font-weight="normal" style:font-name-asian="Droid Sans Fallback" style:font-size-asian="8pt" style:language-asian="en" style:country-asian="US" style:font-weight-asian="normal" style:font-name-complex="Arial2" style:font-size-complex="10pt" style:language-complex="ar" style:country-complex="SA" style:font-weight-complex="normal"/>
    </style:style>
    <style:style style:name="P78" style:family="paragraph" style:parent-style-name="Standard">
      <style:text-properties fo:color="#000000" loext:opacity="100%" style:font-name="Arial" fo:font-size="8pt" fo:language="en" fo:country="US" fo:font-weight="normal" officeooo:rsid="000cd7b0" officeooo:paragraph-rsid="000cd7b0" style:font-name-asian="Droid Sans Fallback" style:font-size-asian="8pt" style:language-asian="en" style:country-asian="US" style:font-weight-asian="normal" style:font-name-complex="Arial2" style:font-size-complex="10pt" style:language-complex="ar" style:country-complex="SA" style:font-weight-complex="normal"/>
    </style:style>
    <style:style style:name="P79" style:family="paragraph" style:parent-style-name="Standard">
      <style:text-properties fo:color="#000000" loext:opacity="100%" style:font-name="Arial" fo:font-size="8pt" fo:language="en" fo:country="US" fo:font-weight="normal" officeooo:rsid="00750b24" officeooo:paragraph-rsid="00750b24" style:font-name-asian="Droid Sans Fallback" style:font-size-asian="8pt" style:language-asian="en" style:country-asian="US" style:font-weight-asian="normal" style:font-name-complex="Arial2" style:font-size-complex="10pt" style:language-complex="ar" style:country-complex="SA" style:font-weight-complex="normal"/>
    </style:style>
    <style:style style:name="P80" style:family="paragraph" style:parent-style-name="Standard">
      <style:text-properties fo:color="#000000" loext:opacity="100%" style:font-name="Arial" fo:font-size="8pt" fo:language="en" fo:country="US" fo:font-weight="normal" officeooo:rsid="0089ac7e" officeooo:paragraph-rsid="0089ac7e" style:font-name-asian="Droid Sans Fallback" style:font-size-asian="8pt" style:language-asian="en" style:country-asian="US" style:font-weight-asian="normal" style:font-name-complex="Arial2" style:font-size-complex="10pt" style:language-complex="ar" style:country-complex="SA" style:font-weight-complex="normal"/>
    </style:style>
    <style:style style:name="P81" style:family="paragraph" style:parent-style-name="Standard">
      <style:text-properties fo:color="#000000" loext:opacity="100%" style:font-name="Arial" fo:font-size="8pt" fo:language="en" fo:country="US" fo:font-weight="bold" style:font-name-asian="Droid Sans Fallback" style:font-size-asian="8pt" style:language-asian="en" style:country-asian="US" style:font-weight-asian="bold" style:font-name-complex="Arial2" style:font-size-complex="10pt" style:language-complex="ar" style:country-complex="SA" style:font-weight-complex="bold"/>
    </style:style>
    <style:style style:name="P82" style:family="paragraph" style:parent-style-name="Standard">
      <style:text-properties fo:color="#000000" loext:opacity="100%" style:font-name="Arial" fo:font-size="8pt" fo:language="en" fo:country="US" fo:font-weight="bold" officeooo:rsid="00145143" officeooo:paragraph-rsid="00145143" style:font-name-asian="Droid Sans Fallback" style:font-size-asian="8pt" style:language-asian="en" style:country-asian="US" style:font-weight-asian="bold" style:font-name-complex="Arial2" style:font-size-complex="10pt" style:language-complex="ar" style:country-complex="SA" style:font-weight-complex="bold"/>
    </style:style>
    <style:style style:name="P83" style:family="paragraph" style:parent-style-name="Standard">
      <style:text-properties fo:color="#000000" loext:opacity="100%" style:font-name="Arial" fo:font-size="8pt" fo:language="en" fo:country="US" fo:font-weight="bold" officeooo:paragraph-rsid="0011ef35" style:font-name-asian="Droid Sans Fallback" style:font-size-asian="8pt" style:language-asian="en" style:country-asian="US" style:font-weight-asian="bold" style:font-name-complex="Arial2" style:font-size-complex="10pt" style:language-complex="ar" style:country-complex="SA" style:font-weight-complex="bold"/>
    </style:style>
    <style:style style:name="P84" style:family="paragraph" style:parent-style-name="Standard">
      <style:text-properties fo:color="#000000" loext:opacity="100%" style:font-name="Arial" fo:font-size="8pt" fo:language="en" fo:country="US" officeooo:rsid="00092b82" officeooo:paragraph-rsid="00092b82" style:font-name-asian="Droid Sans Fallback" style:font-size-asian="8pt" style:language-asian="en" style:country-asian="US" style:font-name-complex="Arial2" style:font-size-complex="10pt" style:language-complex="ar" style:country-complex="SA"/>
    </style:style>
    <style:style style:name="P85" style:family="paragraph" style:parent-style-name="Standard">
      <style:paragraph-properties fo:margin-left="1in" fo:margin-right="0in" fo:text-indent="-1in" style:auto-text-indent="false"/>
      <style:text-properties fo:color="#000000" loext:opacity="100%" style:font-name="Arial" fo:font-size="8pt" fo:language="en" fo:country="US" style:font-name-asian="Droid Sans Fallback" style:font-size-asian="8pt" style:language-asian="en" style:country-asian="US" style:font-name-complex="Arial2" style:font-size-complex="10pt" style:language-complex="ar" style:country-complex="SA"/>
    </style:style>
    <style:style style:name="P86" style:family="paragraph" style:parent-style-name="Standard">
      <style:text-properties fo:color="#000000" loext:opacity="100%" style:font-name="Arial" fo:font-size="8pt" fo:font-weight="normal" officeooo:rsid="000b4bd3" officeooo:paragraph-rsid="002aca31" style:font-size-asian="8pt" style:font-weight-asian="normal" style:font-name-complex="Arial2" style:font-size-complex="10pt" style:font-weight-complex="normal"/>
    </style:style>
    <style:style style:name="P87" style:family="paragraph" style:parent-style-name="Standard">
      <style:text-properties fo:color="#000000" loext:opacity="100%" style:font-name="Arial" fo:font-size="8pt" fo:font-weight="normal" officeooo:rsid="000b4bd3" officeooo:paragraph-rsid="000b4bd3" style:font-size-asian="8pt" style:font-weight-asian="normal" style:font-name-complex="Arial2" style:font-size-complex="10pt" style:font-weight-complex="normal"/>
    </style:style>
    <style:style style:name="P88" style:family="paragraph" style:parent-style-name="Standard">
      <style:text-properties fo:color="#000000" loext:opacity="100%" style:font-name="Arial" fo:font-size="8pt" fo:font-weight="normal" officeooo:rsid="000b4bd3" officeooo:paragraph-rsid="008e3548" style:font-size-asian="8pt" style:font-weight-asian="normal" style:font-name-complex="Arial2" style:font-size-complex="10pt" style:font-weight-complex="normal"/>
    </style:style>
    <style:style style:name="P89" style:family="paragraph" style:parent-style-name="Standard">
      <style:text-properties fo:color="#000000" loext:opacity="100%" style:font-name="Arial" fo:font-size="8pt" fo:font-weight="normal" officeooo:rsid="000d225d" officeooo:paragraph-rsid="002aca31" style:font-size-asian="8pt" style:font-weight-asian="normal" style:font-name-complex="Arial2" style:font-size-complex="10pt" style:font-weight-complex="normal"/>
    </style:style>
    <style:style style:name="P90" style:family="paragraph" style:parent-style-name="Standard">
      <style:text-properties fo:color="#000000" loext:opacity="100%" style:font-name="Arial" fo:font-size="8pt" fo:font-weight="normal" officeooo:rsid="0010a01c" officeooo:paragraph-rsid="000e47e0" style:font-size-asian="8pt" style:font-weight-asian="normal" style:font-name-complex="Arial2" style:font-size-complex="10pt" style:font-weight-complex="normal"/>
    </style:style>
    <style:style style:name="P91" style:family="paragraph" style:parent-style-name="Standard">
      <style:text-properties fo:color="#000000" loext:opacity="100%" style:font-name="Arial" fo:font-size="8pt" fo:font-weight="normal" officeooo:rsid="00138f9d" officeooo:paragraph-rsid="00138f9d" style:font-size-asian="8pt" style:font-weight-asian="normal" style:font-name-complex="Arial2" style:font-size-complex="10pt" style:font-weight-complex="normal"/>
    </style:style>
    <style:style style:name="P92" style:family="paragraph" style:parent-style-name="Standard">
      <style:paragraph-properties fo:margin-left="1in" fo:margin-right="0in" fo:text-indent="-1in" style:auto-text-indent="false"/>
      <style:text-properties fo:color="#000000" loext:opacity="100%" style:font-name="Arial" fo:font-size="8pt" fo:font-weight="normal" officeooo:rsid="00138f9d" officeooo:paragraph-rsid="00138f9d" style:font-size-asian="8pt" style:font-weight-asian="normal" style:font-name-complex="Arial2" style:font-size-complex="10pt" style:font-weight-complex="normal"/>
    </style:style>
    <style:style style:name="P93" style:family="paragraph" style:parent-style-name="Standard">
      <style:text-properties fo:color="#000000" loext:opacity="100%" style:font-name="Arial" fo:font-size="8pt" fo:font-weight="normal" officeooo:rsid="001ac0d7" officeooo:paragraph-rsid="002aca31" style:font-size-asian="8pt" style:font-weight-asian="normal" style:font-name-complex="Arial2" style:font-size-complex="10pt" style:font-weight-complex="normal"/>
    </style:style>
    <style:style style:name="P94" style:family="paragraph" style:parent-style-name="Standard">
      <style:text-properties fo:color="#000000" loext:opacity="100%" style:font-name="Arial" fo:font-size="8pt" fo:font-weight="normal" officeooo:paragraph-rsid="002aca31" style:font-size-asian="8pt" style:font-weight-asian="normal" style:font-name-complex="Arial2" style:font-size-complex="10pt" style:font-weight-complex="normal"/>
    </style:style>
    <style:style style:name="P95" style:family="paragraph" style:parent-style-name="Standard">
      <style:text-properties fo:color="#000000" loext:opacity="100%" style:font-name="Arial" fo:font-size="8pt" fo:font-weight="normal" officeooo:rsid="002dd258" officeooo:paragraph-rsid="002dd258" style:font-size-asian="8pt" style:font-weight-asian="normal" style:font-name-complex="Arial2" style:font-size-complex="10pt" style:font-weight-complex="normal"/>
    </style:style>
    <style:style style:name="P96" style:family="paragraph" style:parent-style-name="Standard">
      <style:text-properties fo:color="#000000" loext:opacity="100%" style:font-name="Arial" fo:font-size="8pt" fo:font-weight="normal" officeooo:rsid="001dda8a" officeooo:paragraph-rsid="001dda8a" style:font-size-asian="8pt" style:font-weight-asian="normal" style:font-name-complex="Arial2" style:font-size-complex="10pt" style:font-weight-complex="normal"/>
    </style:style>
    <style:style style:name="P97" style:family="paragraph" style:parent-style-name="Standard">
      <style:text-properties fo:color="#000000" loext:opacity="100%" style:font-name="Arial" fo:font-size="8pt" fo:font-weight="normal" officeooo:rsid="000e47e0" officeooo:paragraph-rsid="00359438" style:font-size-asian="8pt" style:font-weight-asian="normal" style:font-name-complex="Arial2" style:font-size-complex="10pt" style:font-weight-complex="normal"/>
    </style:style>
    <style:style style:name="P98" style:family="paragraph" style:parent-style-name="Standard">
      <style:text-properties fo:color="#000000" loext:opacity="100%" style:font-name="Arial" fo:font-size="8pt" fo:font-weight="normal" officeooo:rsid="000e47e0" officeooo:paragraph-rsid="002aca31" style:font-size-asian="8pt" style:font-weight-asian="normal" style:font-name-complex="Arial2" style:font-size-complex="10pt" style:font-weight-complex="normal"/>
    </style:style>
    <style:style style:name="P99" style:family="paragraph" style:parent-style-name="Standard">
      <style:text-properties fo:color="#000000" loext:opacity="100%" style:font-name="Arial" fo:font-size="8pt" fo:font-weight="normal" officeooo:rsid="00359438" officeooo:paragraph-rsid="00359438" style:font-size-asian="8pt" style:font-weight-asian="normal" style:font-name-complex="Arial2" style:font-size-complex="10pt" style:font-weight-complex="normal"/>
    </style:style>
    <style:style style:name="P100" style:family="paragraph" style:parent-style-name="Standard">
      <style:text-properties fo:color="#000000" loext:opacity="100%" style:font-name="Arial" fo:font-size="8pt" fo:font-weight="normal" officeooo:rsid="003a665b" officeooo:paragraph-rsid="003a665b" style:font-size-asian="8pt" style:font-weight-asian="normal" style:font-name-complex="Arial2" style:font-size-complex="10pt" style:font-weight-complex="normal"/>
    </style:style>
    <style:style style:name="P101" style:family="paragraph" style:parent-style-name="Standard">
      <style:text-properties fo:color="#000000" loext:opacity="100%" style:font-name="Arial" fo:font-size="8pt" fo:font-weight="normal" officeooo:rsid="00498dba" officeooo:paragraph-rsid="00498dba" style:font-size-asian="8pt" style:font-weight-asian="normal" style:font-name-complex="Arial2" style:font-size-complex="10pt" style:font-weight-complex="normal"/>
    </style:style>
    <style:style style:name="P102" style:family="paragraph" style:parent-style-name="Standard">
      <style:text-properties fo:color="#000000" loext:opacity="100%" style:font-name="Arial" fo:font-size="8pt" fo:font-weight="normal" officeooo:rsid="00498dba" officeooo:paragraph-rsid="00359438" style:font-size-asian="8pt" style:font-weight-asian="normal" style:font-name-complex="Arial2" style:font-size-complex="10pt" style:font-weight-complex="normal"/>
    </style:style>
    <style:style style:name="P103" style:family="paragraph" style:parent-style-name="Standard">
      <style:text-properties fo:color="#000000" loext:opacity="100%" style:font-name="Arial" fo:font-size="8pt" fo:font-weight="normal" officeooo:rsid="0052a515" officeooo:paragraph-rsid="0052a515" style:font-size-asian="8pt" style:font-weight-asian="normal" style:font-name-complex="Arial2" style:font-size-complex="10pt" style:font-weight-complex="normal"/>
    </style:style>
    <style:style style:name="P104" style:family="paragraph" style:parent-style-name="Standard">
      <style:text-properties fo:color="#000000" loext:opacity="100%" style:font-name="Arial" fo:font-size="8pt" fo:font-weight="normal" officeooo:rsid="003c82a9" officeooo:paragraph-rsid="0058c0fa" style:font-size-asian="8pt" style:font-weight-asian="normal" style:font-name-complex="Arial2" style:font-size-complex="10pt" style:font-weight-complex="normal"/>
    </style:style>
    <style:style style:name="P105" style:family="paragraph" style:parent-style-name="Standard">
      <style:text-properties fo:color="#000000" loext:opacity="100%" style:font-name="Arial" fo:font-size="8pt" fo:font-weight="normal" officeooo:rsid="003c82a9" officeooo:paragraph-rsid="003f4c19" style:font-size-asian="8pt" style:font-weight-asian="normal" style:font-name-complex="Arial2" style:font-size-complex="10pt" style:font-weight-complex="normal"/>
    </style:style>
    <style:style style:name="P106" style:family="paragraph" style:parent-style-name="Standard">
      <style:text-properties fo:color="#000000" loext:opacity="100%" style:font-name="Arial" fo:font-size="8pt" fo:font-weight="normal" officeooo:rsid="003c82a9" officeooo:paragraph-rsid="006092e8" style:font-size-asian="8pt" style:font-weight-asian="normal" style:font-name-complex="Arial2" style:font-size-complex="10pt" style:font-weight-complex="normal"/>
    </style:style>
    <style:style style:name="P107" style:family="paragraph" style:parent-style-name="Standard">
      <style:text-properties fo:color="#000000" loext:opacity="100%" style:font-name="Arial" fo:font-size="8pt" fo:font-weight="normal" officeooo:rsid="003c82a9" officeooo:paragraph-rsid="0066d65e" style:font-size-asian="8pt" style:font-weight-asian="normal" style:font-name-complex="Arial2" style:font-size-complex="10pt" style:font-weight-complex="normal"/>
    </style:style>
    <style:style style:name="P108" style:family="paragraph" style:parent-style-name="Standard">
      <style:text-properties fo:color="#000000" loext:opacity="100%" style:font-name="Arial" fo:font-size="8pt" fo:font-weight="normal" officeooo:rsid="003c82a9" officeooo:paragraph-rsid="0071c697" style:font-size-asian="8pt" style:font-weight-asian="normal" style:font-name-complex="Arial2" style:font-size-complex="10pt" style:font-weight-complex="normal"/>
    </style:style>
    <style:style style:name="P109" style:family="paragraph" style:parent-style-name="Standard">
      <style:text-properties fo:color="#000000" loext:opacity="100%" style:font-name="Arial" fo:font-size="8pt" fo:font-weight="normal" officeooo:rsid="003c82a9" officeooo:paragraph-rsid="007d4be3" style:font-size-asian="8pt" style:font-weight-asian="normal" style:font-name-complex="Arial2" style:font-size-complex="10pt" style:font-weight-complex="normal"/>
    </style:style>
    <style:style style:name="P110" style:family="paragraph" style:parent-style-name="Standard">
      <style:text-properties fo:color="#000000" loext:opacity="100%" style:font-name="Arial" fo:font-size="8pt" fo:font-weight="normal" officeooo:rsid="003c82a9" officeooo:paragraph-rsid="007ec87b" style:font-size-asian="8pt" style:font-weight-asian="normal" style:font-name-complex="Arial2" style:font-size-complex="10pt" style:font-weight-complex="normal"/>
    </style:style>
    <style:style style:name="P111" style:family="paragraph" style:parent-style-name="Standard">
      <style:text-properties fo:color="#000000" loext:opacity="100%" style:font-name="Arial" fo:font-size="8pt" fo:font-weight="normal" officeooo:rsid="00750b24" officeooo:paragraph-rsid="00750b24" style:font-size-asian="8pt" style:font-weight-asian="normal" style:font-name-complex="Arial2" style:font-size-complex="10pt" style:font-weight-complex="normal"/>
    </style:style>
    <style:style style:name="P112" style:family="paragraph" style:parent-style-name="Standard">
      <style:text-properties fo:color="#000000" loext:opacity="100%" style:font-name="Arial" fo:font-size="8pt" fo:font-weight="normal" officeooo:rsid="00502e7c" officeooo:paragraph-rsid="007521a7" style:font-size-asian="8pt" style:font-weight-asian="normal" style:font-name-complex="Arial2" style:font-size-complex="10pt" style:font-weight-complex="normal"/>
    </style:style>
    <style:style style:name="P113" style:family="paragraph" style:parent-style-name="Standard">
      <style:text-properties fo:color="#000000" loext:opacity="100%" style:font-name="Arial" fo:font-size="8pt" fo:font-weight="normal" officeooo:rsid="006ffdfb" officeooo:paragraph-rsid="006ffdfb" style:font-size-asian="8pt" style:font-weight-asian="normal" style:font-name-complex="Arial2" style:font-size-complex="10pt" style:font-weight-complex="normal"/>
    </style:style>
    <style:style style:name="P114" style:family="paragraph" style:parent-style-name="Standard">
      <style:text-properties fo:color="#000000" loext:opacity="100%" style:font-name="Arial" fo:font-size="8pt" fo:font-weight="normal" officeooo:rsid="007775c3" officeooo:paragraph-rsid="007775c3" style:font-size-asian="8pt" style:font-weight-asian="normal" style:font-name-complex="Arial2" style:font-size-complex="10pt" style:font-weight-complex="normal"/>
    </style:style>
    <style:style style:name="P115" style:family="paragraph" style:parent-style-name="Standard">
      <style:text-properties fo:color="#000000" loext:opacity="100%" style:font-name="Arial" fo:font-size="8pt" fo:font-weight="normal" officeooo:rsid="007ec87b" officeooo:paragraph-rsid="007ec87b" style:font-size-asian="8pt" style:font-weight-asian="normal" style:font-name-complex="Arial2" style:font-size-complex="10pt" style:font-weight-complex="normal"/>
    </style:style>
    <style:style style:name="P116" style:family="paragraph" style:parent-style-name="Standard">
      <style:text-properties fo:color="#000000" loext:opacity="100%" style:font-name="Arial" fo:font-size="8pt" fo:font-weight="normal" officeooo:rsid="007ec87b" officeooo:paragraph-rsid="008f7b76" style:font-size-asian="8pt" style:font-weight-asian="normal" style:font-name-complex="Arial2" style:font-size-complex="10pt" style:font-weight-complex="normal"/>
    </style:style>
    <style:style style:name="P117" style:family="paragraph" style:parent-style-name="Standard">
      <style:text-properties fo:color="#000000" loext:opacity="100%" style:font-name="Arial" fo:font-size="8pt" fo:font-weight="normal" officeooo:rsid="00855367" officeooo:paragraph-rsid="00855367" style:font-size-asian="8pt" style:font-weight-asian="normal" style:font-name-complex="Arial2" style:font-size-complex="10pt" style:font-weight-complex="normal"/>
    </style:style>
    <style:style style:name="P118" style:family="paragraph" style:parent-style-name="Standard">
      <style:paragraph-properties fo:margin-left="1in" fo:margin-right="0in" fo:text-indent="-1in" style:auto-text-indent="false"/>
      <style:text-properties fo:color="#000000" loext:opacity="100%" style:font-name="Arial" fo:font-size="8pt" fo:font-weight="normal" officeooo:rsid="001a3ca1" officeooo:paragraph-rsid="001a3ca1" style:font-size-asian="8pt" style:font-weight-asian="normal" style:font-name-complex="Arial2" style:font-size-complex="10pt" style:font-weight-complex="normal"/>
    </style:style>
    <style:style style:name="P119" style:family="paragraph" style:parent-style-name="Standard">
      <style:paragraph-properties fo:margin-left="1in" fo:margin-right="0in" fo:text-indent="-1in" style:auto-text-indent="false"/>
      <style:text-properties fo:color="#000000" loext:opacity="100%" style:font-name="Arial" fo:font-size="8pt" fo:font-weight="normal" officeooo:rsid="008194f4" officeooo:paragraph-rsid="008194f4" style:font-size-asian="8pt" style:font-weight-asian="normal" style:font-name-complex="Arial2" style:font-size-complex="10pt" style:font-weight-complex="normal"/>
    </style:style>
    <style:style style:name="P120" style:family="paragraph" style:parent-style-name="Standard">
      <style:text-properties fo:color="#000000" loext:opacity="100%" style:font-name="Arial" fo:font-size="8pt" fo:font-weight="normal" officeooo:rsid="008d2fea" officeooo:paragraph-rsid="008d2fea" style:font-size-asian="8pt" style:font-weight-asian="normal" style:font-name-complex="Arial2" style:font-size-complex="10pt" style:font-weight-complex="normal"/>
    </style:style>
    <style:style style:name="P121" style:family="paragraph" style:parent-style-name="Standard">
      <style:paragraph-properties fo:margin-left="1in" fo:margin-right="0in" fo:text-indent="-1in" style:auto-text-indent="false"/>
      <style:text-properties fo:color="#000000" loext:opacity="100%" style:font-name="Arial" fo:font-size="8pt" fo:font-weight="normal" officeooo:rsid="008f7b76" officeooo:paragraph-rsid="008f7b76" style:font-size-asian="8pt" style:font-weight-asian="normal" style:font-name-complex="Arial2" style:font-size-complex="10pt" style:font-weight-complex="normal"/>
    </style:style>
    <style:style style:name="P122" style:family="paragraph" style:parent-style-name="Standard">
      <style:paragraph-properties fo:margin-left="1in" fo:margin-right="0in" fo:text-indent="-1in" style:auto-text-indent="false"/>
      <style:text-properties fo:color="#000000" loext:opacity="100%" style:font-name="Arial" fo:font-size="8pt" fo:font-weight="normal" officeooo:rsid="0042eb3c" officeooo:paragraph-rsid="0042eb3c" style:font-size-asian="8pt" style:font-weight-asian="normal" style:font-name-complex="Arial2" style:font-size-complex="8pt" style:font-weight-complex="normal"/>
    </style:style>
    <style:style style:name="P123" style:family="paragraph" style:parent-style-name="Standard">
      <style:text-properties fo:color="#000000" loext:opacity="100%" style:font-name="Arial" fo:font-size="8pt" fo:font-style="normal" fo:font-weight="bold" officeooo:rsid="000b4bd3" officeooo:paragraph-rsid="0031b0af" style:font-size-asian="8pt" style:font-style-asian="normal" style:font-weight-asian="bold" style:font-name-complex="Arial2" style:font-size-complex="10pt" style:font-style-complex="normal" style:font-weight-complex="bold"/>
    </style:style>
    <style:style style:name="P124" style:family="paragraph" style:parent-style-name="Standard">
      <style:text-properties fo:color="#000000" loext:opacity="100%" style:font-name="Arial" fo:font-size="8pt" fo:font-style="normal" fo:font-weight="bold" officeooo:paragraph-rsid="003f4c19" style:font-size-asian="8pt" style:font-style-asian="normal" style:font-weight-asian="bold" style:font-name-complex="Arial2" style:font-size-complex="10pt" style:font-style-complex="normal" style:font-weight-complex="bold"/>
    </style:style>
    <style:style style:name="P125" style:family="paragraph" style:parent-style-name="Standard">
      <style:paragraph-properties fo:margin-left="0in" fo:margin-right="0in" fo:margin-top="0in" fo:margin-bottom="0in" style:contextual-spacing="true" fo:text-indent="0in" style:auto-text-indent="false"/>
      <style:text-properties fo:color="#000000" loext:opacity="100%" style:font-name="Arial" fo:font-size="8pt" fo:font-style="normal" officeooo:rsid="00162808" officeooo:paragraph-rsid="0078d704" style:font-size-asian="8pt" style:font-style-asian="normal" style:font-name-complex="Arial2" style:font-size-complex="10pt" style:font-style-complex="normal"/>
    </style:style>
    <style:style style:name="P126" style:family="paragraph" style:parent-style-name="Standard">
      <style:text-properties fo:color="#000000" loext:opacity="100%" style:font-name="Arial" fo:font-size="8pt" fo:font-style="italic" fo:font-weight="normal" officeooo:rsid="0052a515" officeooo:paragraph-rsid="003f4c19" style:font-size-asian="8pt" style:font-style-asian="italic" style:font-weight-asian="normal" style:font-name-complex="Arial2" style:font-size-complex="10pt" style:font-style-complex="italic" style:font-weight-complex="normal"/>
    </style:style>
    <style:style style:name="P127" style:family="paragraph" style:parent-style-name="Standard">
      <style:text-properties fo:color="#000000" loext:opacity="100%" style:font-name="Arial1" fo:font-size="8pt" fo:font-weight="bold" officeooo:rsid="001cb80d" officeooo:paragraph-rsid="0028d3a9" style:font-size-asian="7pt" style:font-weight-asian="bold" style:font-name-complex="Arial2" style:font-size-complex="8pt" style:font-weight-complex="bold"/>
    </style:style>
    <style:style style:name="P128" style:family="paragraph" style:parent-style-name="Standard">
      <style:text-properties fo:color="#000000" loext:opacity="100%" style:font-name="Arial1" fo:font-size="8pt" fo:font-weight="bold" officeooo:paragraph-rsid="004bd2a5" style:font-size-asian="8pt" style:font-weight-asian="bold" style:font-name-complex="Arial2" style:font-size-complex="8pt" style:font-weight-complex="bold"/>
    </style:style>
    <style:style style:name="P129" style:family="paragraph" style:parent-style-name="Standard">
      <style:paragraph-properties fo:margin-left="1in" fo:margin-right="0in" fo:text-indent="-1in" style:auto-text-indent="false"/>
      <style:text-properties fo:color="#000000" loext:opacity="100%" style:font-name="Arial1" fo:font-size="8pt" style:font-size-asian="8pt" style:font-name-complex="Arial2" style:font-size-complex="10pt"/>
    </style:style>
    <style:style style:name="P130" style:family="paragraph" style:parent-style-name="Standard">
      <style:text-properties officeooo:rsid="001cb80d" officeooo:paragraph-rsid="001cb80d"/>
    </style:style>
    <style:style style:name="P131" style:family="paragraph" style:parent-style-name="Standard">
      <style:text-properties officeooo:rsid="001cb80d" officeooo:paragraph-rsid="002e0ad8"/>
    </style:style>
    <style:style style:name="P132" style:family="paragraph" style:parent-style-name="Standard">
      <style:text-properties officeooo:rsid="0028d3a9" officeooo:paragraph-rsid="0028d3a9"/>
    </style:style>
    <style:style style:name="P133" style:family="paragraph" style:parent-style-name="Standard">
      <style:text-properties officeooo:paragraph-rsid="002aca31"/>
    </style:style>
    <style:style style:name="P134" style:family="paragraph" style:parent-style-name="Standard">
      <style:text-properties fo:font-weight="bold" officeooo:rsid="002e0ad8" officeooo:paragraph-rsid="002e0ad8" style:font-weight-asian="bold" style:font-weight-complex="bold"/>
    </style:style>
    <style:style style:name="P135" style:family="paragraph" style:parent-style-name="Standard">
      <style:text-properties officeooo:paragraph-rsid="0035c990"/>
    </style:style>
    <style:style style:name="P136" style:family="paragraph" style:parent-style-name="Standard">
      <style:text-properties officeooo:paragraph-rsid="004bd2a5"/>
    </style:style>
    <style:style style:name="P137" style:family="paragraph" style:parent-style-name="Standard">
      <style:text-properties style:font-name="Arial1" fo:font-size="8pt" officeooo:paragraph-rsid="004bd2a5" style:font-size-asian="8pt" style:font-size-complex="8pt"/>
    </style:style>
    <style:style style:name="P138" style:family="paragraph" style:parent-style-name="Standard">
      <style:text-properties officeooo:paragraph-rsid="0058c0fa"/>
    </style:style>
    <style:style style:name="P139" style:family="paragraph" style:parent-style-name="Standard">
      <style:paragraph-properties fo:margin-left="1in" fo:margin-right="0in" fo:margin-top="0in" fo:margin-bottom="0in" style:contextual-spacing="true" fo:text-indent="0in" style:auto-text-indent="false"/>
      <style:text-properties officeooo:paragraph-rsid="0058c0fa"/>
    </style:style>
    <style:style style:name="P140" style:family="paragraph" style:parent-style-name="Standard">
      <style:text-properties officeooo:paragraph-rsid="00599a66"/>
    </style:style>
    <style:style style:name="P141" style:family="paragraph" style:parent-style-name="Standard">
      <style:text-properties officeooo:paragraph-rsid="0061fcbf"/>
    </style:style>
    <style:style style:name="P142" style:family="paragraph" style:parent-style-name="Standard">
      <style:text-properties officeooo:paragraph-rsid="00651b08"/>
    </style:style>
    <style:style style:name="P143" style:family="paragraph" style:parent-style-name="Standard">
      <style:text-properties officeooo:paragraph-rsid="0068cab8"/>
    </style:style>
    <style:style style:name="P144" style:family="paragraph" style:parent-style-name="Standard">
      <style:text-properties officeooo:paragraph-rsid="006e689a"/>
    </style:style>
    <style:style style:name="P145" style:family="paragraph" style:parent-style-name="Standard">
      <style:text-properties officeooo:rsid="00750b24" officeooo:paragraph-rsid="00750b24"/>
    </style:style>
    <style:style style:name="P146" style:family="paragraph" style:parent-style-name="Standard">
      <style:text-properties officeooo:paragraph-rsid="00750b24"/>
    </style:style>
    <style:style style:name="P147" style:family="paragraph" style:parent-style-name="Standard">
      <style:text-properties officeooo:paragraph-rsid="000e47e0"/>
    </style:style>
    <style:style style:name="P148" style:family="paragraph" style:parent-style-name="Standard">
      <style:text-properties officeooo:paragraph-rsid="0010a01c"/>
    </style:style>
    <style:style style:name="P149" style:family="paragraph" style:parent-style-name="Standard">
      <style:text-properties officeooo:rsid="00872a78" officeooo:paragraph-rsid="00872a78"/>
    </style:style>
    <style:style style:name="P150" style:family="paragraph" style:parent-style-name="Standard">
      <style:text-properties officeooo:paragraph-rsid="00872a78"/>
    </style:style>
    <style:style style:name="P151" style:family="paragraph" style:parent-style-name="Standard">
      <style:paragraph-properties fo:margin-left="0in" fo:margin-right="0in" fo:margin-top="0in" fo:margin-bottom="0in" style:contextual-spacing="true" fo:text-indent="0in" style:auto-text-indent="false"/>
      <style:text-properties officeooo:paragraph-rsid="00872a78"/>
    </style:style>
    <style:style style:name="P152" style:family="paragraph" style:parent-style-name="Standard">
      <style:text-properties officeooo:paragraph-rsid="0089ac7e"/>
    </style:style>
    <style:style style:name="P153" style:family="paragraph" style:parent-style-name="Standard">
      <style:text-properties officeooo:rsid="008d2fea" officeooo:paragraph-rsid="008d2fea"/>
    </style:style>
    <style:style style:name="P154" style:family="paragraph" style:parent-style-name="Standard">
      <style:text-properties officeooo:paragraph-rsid="000b4bd3"/>
    </style:style>
    <style:style style:name="P155" style:family="paragraph" style:parent-style-name="Standard">
      <style:text-properties officeooo:rsid="008e3548" officeooo:paragraph-rsid="008e3548"/>
    </style:style>
    <style:style style:name="P156" style:family="paragraph" style:parent-style-name="Standard">
      <style:paragraph-properties fo:margin-left="0.5in" fo:margin-right="0in" fo:text-indent="0.5in" style:auto-text-indent="false"/>
    </style:style>
    <style:style style:name="P157" style:family="paragraph" style:parent-style-name="Standard">
      <style:paragraph-properties fo:margin-left="0.5in" fo:margin-right="0in" fo:text-indent="0.5in" style:auto-text-indent="false"/>
      <style:text-properties style:font-name="Arial" fo:font-size="8pt" style:font-size-asian="8pt" style:font-size-complex="8pt"/>
    </style:style>
    <style:style style:name="P158" style:family="paragraph" style:parent-style-name="Standard">
      <style:paragraph-properties fo:margin-left="0in" fo:margin-right="0in" fo:text-indent="0in" style:auto-text-indent="false"/>
      <style:text-properties style:font-name="Arial" fo:font-size="8pt" officeooo:paragraph-rsid="00359438" style:font-size-asian="8pt" style:font-size-complex="8pt"/>
    </style:style>
    <style:style style:name="P159" style:family="paragraph" style:parent-style-name="Standard">
      <style:paragraph-properties fo:margin-left="0in" fo:margin-right="0in" fo:text-indent="0in" style:auto-text-indent="false"/>
      <style:text-properties style:font-name="Arial" fo:font-size="8pt" fo:font-weight="bold" style:font-size-asian="8pt" style:font-weight-asian="bold" style:font-size-complex="8pt" style:font-weight-complex="bold"/>
    </style:style>
    <style:style style:name="P160" style:family="paragraph" style:parent-style-name="Standard">
      <style:paragraph-properties fo:margin-left="0in" fo:margin-right="0in" fo:text-indent="0in" style:auto-text-indent="false"/>
      <style:text-properties style:font-name="Arial" fo:font-size="8pt" fo:font-weight="bold" officeooo:paragraph-rsid="00599a66" style:font-size-asian="8pt" style:font-weight-asian="bold" style:font-size-complex="8pt" style:font-weight-complex="bold"/>
    </style:style>
    <style:style style:name="P161" style:family="paragraph" style:parent-style-name="Standard">
      <style:paragraph-properties fo:margin-left="0in" fo:margin-right="0in" fo:text-indent="0in" style:auto-text-indent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162" style:family="paragraph" style:parent-style-name="Standard">
      <style:paragraph-properties fo:margin-left="0in" fo:margin-right="0in" fo:text-indent="0in" style:auto-text-indent="false"/>
      <style:text-properties style:font-name="Arial" fo:font-size="8pt" fo:font-weight="normal" officeooo:rsid="00599a66" officeooo:paragraph-rsid="00599a66" style:font-size-asian="8pt" style:font-weight-asian="normal" style:font-size-complex="8pt" style:font-weight-complex="normal"/>
    </style:style>
    <style:style style:name="P163" style:family="paragraph" style:parent-style-name="Standard">
      <style:paragraph-properties fo:margin-left="0in" fo:margin-right="0in" fo:text-indent="0in" style:auto-text-indent="false"/>
      <style:text-properties style:font-name="Arial" fo:font-size="8pt" fo:font-weight="normal" officeooo:rsid="00359438" officeooo:paragraph-rsid="00599a66" style:font-size-asian="8pt" style:font-weight-asian="normal" style:font-size-complex="8pt" style:font-weight-complex="normal"/>
    </style:style>
    <style:style style:name="P164" style:family="paragraph" style:parent-style-name="Frame_20_contents">
      <style:paragraph-properties fo:margin-top="0in" fo:margin-bottom="0in" style:contextual-spacing="false" fo:line-height="100%">
        <style:tab-stops>
          <style:tab-stop style:position="0.9063in"/>
        </style:tab-stops>
      </style:paragraph-properties>
      <style:text-properties style:font-name="Arial" fo:font-size="8pt" fo:language="en" fo:country="US" style:font-size-asian="8pt" style:font-size-complex="8pt"/>
    </style:style>
    <style:style style:name="P165" style:family="paragraph" style:parent-style-name="Frame_20_contents">
      <style:paragraph-properties>
        <style:tab-stops>
          <style:tab-stop style:position="0.9063in"/>
        </style:tab-stops>
      </style:paragraph-properties>
      <style:text-properties style:font-name="Arial" fo:font-size="8pt" fo:font-style="italic" style:font-size-asian="8pt" style:font-style-asian="italic" style:font-size-complex="8pt" style:font-style-complex="italic"/>
    </style:style>
    <style:style style:name="P166" style:family="paragraph" style:parent-style-name="Standard">
      <style:paragraph-properties fo:margin-left="1in" fo:margin-right="0in" fo:margin-top="0in" fo:margin-bottom="0in" style:contextual-spacing="true" fo:text-indent="0in" style:auto-text-indent="false"/>
    </style:style>
    <style:style style:name="P167" style:family="paragraph" style:parent-style-name="Standard">
      <style:paragraph-properties fo:margin-left="1in" fo:margin-right="0in" fo:text-indent="0in" style:auto-text-indent="false"/>
    </style:style>
    <style:style style:name="P168" style:family="paragraph" style:parent-style-name="Standard">
      <style:paragraph-properties fo:margin-left="1in" fo:margin-right="0in" fo:text-indent="0in" style:auto-text-indent="false"/>
      <style:text-properties fo:font-size="8pt" style:font-size-asian="8pt" style:font-size-complex="8pt"/>
    </style:style>
    <style:style style:name="P169" style:family="paragraph" style:parent-style-name="Standard">
      <style:paragraph-properties fo:margin-left="0in" fo:margin-right="0in" fo:margin-top="0in" fo:margin-bottom="0in" style:contextual-spacing="true" fo:text-indent="0in" style:auto-text-indent="false"/>
    </style:style>
    <style:style style:name="P170" style:family="paragraph" style:parent-style-name="Standard">
      <style:paragraph-properties fo:margin-left="0in" fo:margin-right="0in" fo:margin-top="0in" fo:margin-bottom="0in" style:contextual-spacing="true" fo:text-indent="0in" style:auto-text-indent="false"/>
      <style:text-properties officeooo:paragraph-rsid="00837153"/>
    </style:style>
    <style:style style:name="P171" style:family="paragraph" style:parent-style-name="Standard">
      <style:paragraph-properties fo:margin-left="1in" fo:margin-right="0in" fo:text-indent="-1in" style:auto-text-indent="false"/>
    </style:style>
    <style:style style:name="P172" style:family="paragraph" style:parent-style-name="Standard">
      <style:paragraph-properties fo:margin-left="1in" fo:margin-right="0in" fo:text-indent="-1in" style:auto-text-indent="false"/>
      <style:text-properties officeooo:rsid="00138f9d" officeooo:paragraph-rsid="00138f9d"/>
    </style:style>
    <style:style style:name="P173" style:family="paragraph" style:parent-style-name="Standard">
      <style:paragraph-properties fo:margin-left="1in" fo:margin-right="0in" fo:text-indent="-1in" style:auto-text-indent="false"/>
      <style:text-properties officeooo:rsid="001a3ca1" officeooo:paragraph-rsid="001a3ca1"/>
    </style:style>
    <style:style style:name="P174" style:family="paragraph" style:parent-style-name="Standard">
      <style:paragraph-properties fo:margin-left="1in" fo:margin-right="0in" fo:text-indent="-1in" style:auto-text-indent="false"/>
      <style:text-properties officeooo:rsid="0042eb3c" officeooo:paragraph-rsid="0042eb3c"/>
    </style:style>
    <style:style style:name="P175" style:family="paragraph" style:parent-style-name="Standard">
      <style:paragraph-properties fo:margin-left="1in" fo:margin-right="0in" fo:text-indent="-1in" style:auto-text-indent="false"/>
      <style:text-properties officeooo:paragraph-rsid="007521a7"/>
    </style:style>
    <style:style style:name="P176" style:family="paragraph" style:parent-style-name="Standard">
      <style:paragraph-properties fo:margin-left="1in" fo:margin-right="0in" fo:text-indent="-1in" style:auto-text-indent="false"/>
      <style:text-properties officeooo:rsid="008194f4" officeooo:paragraph-rsid="008194f4"/>
    </style:style>
    <style:style style:name="P177" style:family="paragraph" style:parent-style-name="Frame_20_contents">
      <style:paragraph-properties fo:margin-top="0in" fo:margin-bottom="0in" style:contextual-spacing="false" fo:line-height="100%">
        <style:tab-stops>
          <style:tab-stop style:position="0.9063in"/>
        </style:tab-stops>
      </style:paragraph-properties>
    </style:style>
    <style:style style:name="P178" style:family="paragraph" style:parent-style-name="Frame_20_contents">
      <style:paragraph-properties fo:margin-top="0in" fo:margin-bottom="0in" style:contextual-spacing="false" fo:line-height="100%">
        <style:tab-stops>
          <style:tab-stop style:position="0.9063in"/>
        </style:tab-stops>
      </style:paragraph-properties>
      <style:text-properties fo:color="#0066ff" loext:opacity="100%" style:font-name="Arial" fo:font-size="8pt" fo:language="en" fo:country="US" fo:font-weight="bold" style:font-size-asian="8pt" style:font-weight-asian="bold" style:font-size-complex="8pt"/>
    </style:style>
    <style:style style:name="P179" style:family="paragraph" style:parent-style-name="Standard">
      <style:text-properties officeooo:paragraph-rsid="008f7b76"/>
    </style:style>
    <style:style style:name="P180" style:family="paragraph" style:parent-style-name="Standard">
      <style:paragraph-properties fo:margin-left="1in" fo:margin-right="0in" fo:text-indent="-1in" style:auto-text-indent="false"/>
      <style:text-properties officeooo:rsid="008f7b76" officeooo:paragraph-rsid="008f7b76"/>
    </style:style>
    <style:style style:name="P181" style:family="paragraph" style:parent-style-name="Standard">
      <style:text-properties officeooo:rsid="0092b27a" officeooo:paragraph-rsid="0092b27a"/>
    </style:style>
    <style:style style:name="P182" style:family="paragraph" style:parent-style-name="Standard" style:master-page-name="Standard">
      <style:paragraph-properties fo:text-align="end" style:justify-single-word="false" style:page-number="auto"/>
      <style:text-properties fo:color="#000000" loext:opacity="100%" style:font-name="Arial" fo:font-size="8pt" style:font-size-asian="8pt" style:font-name-complex="Arial2" style:font-size-complex="10pt"/>
    </style:style>
    <style:style style:name="P183" style:family="paragraph" style:parent-style-name="Standard">
      <style:text-properties fo:color="#000000" loext:opacity="100%" style:font-name="Arial" fo:font-size="8pt" fo:font-weight="bold" officeooo:rsid="0089ac7e" officeooo:paragraph-rsid="0089ac7e" style:font-size-asian="8pt" style:font-weight-asian="bold" style:font-name-complex="Arial2" style:font-size-complex="10pt" style:font-weight-complex="bold"/>
    </style:style>
    <style:style style:name="T1" style:family="text">
      <style:text-properties fo:color="#000000" loext:opacity="100%" style:font-name="Arial" fo:font-size="8pt" style:font-size-asian="8pt" style:font-name-complex="Arial2" style:font-size-complex="10pt"/>
    </style:style>
    <style:style style:name="T2" style:family="text">
      <style:text-properties fo:color="#000000" loext:opacity="100%" style:font-name="Arial" fo:font-size="8pt" style:font-size-asian="8pt" style:font-name-complex="Arial2" style:font-size-complex="10pt" style:font-weight-complex="bold"/>
    </style:style>
    <style:style style:name="T3" style:family="text">
      <style:text-properties fo:color="#000000" loext:opacity="100%" style:font-name="Arial" fo:font-size="8pt" officeooo:rsid="000e47e0" style:font-size-asian="8pt" style:font-name-complex="Arial2" style:font-size-complex="10pt"/>
    </style:style>
    <style:style style:name="T4" style:family="text">
      <style:text-properties fo:color="#000000" loext:opacity="100%" style:font-name="Arial" fo:font-size="8pt" officeooo:rsid="001dda8a" style:font-size-asian="8pt" style:font-name-complex="Arial2" style:font-size-complex="10pt"/>
    </style:style>
    <style:style style:name="T5" style:family="text">
      <style:text-properties fo:color="#000000" loext:opacity="100%" style:font-name="Arial" fo:font-size="8pt" officeooo:rsid="0058c0fa" style:font-size-asian="8pt" style:font-name-complex="Arial2" style:font-size-complex="10pt"/>
    </style:style>
    <style:style style:name="T6" style:family="text">
      <style:text-properties fo:color="#000000" loext:opacity="100%" style:font-name="Arial" fo:font-size="8pt" officeooo:rsid="00599a66" style:font-size-asian="8pt" style:font-name-complex="Arial2" style:font-size-complex="10pt"/>
    </style:style>
    <style:style style:name="T7" style:family="text">
      <style:text-properties fo:color="#000000" loext:opacity="100%" style:font-name="Arial" fo:font-size="8pt" style:font-size-asian="8pt" style:font-name-complex="Arial2" style:font-size-complex="8pt" style:font-weight-complex="bold"/>
    </style:style>
    <style:style style:name="T8" style:family="text">
      <style:text-properties fo:color="#000000" loext:opacity="100%" style:font-name="Arial" fo:font-size="8pt" fo:font-weight="bold" style:font-size-asian="8pt" style:font-weight-asian="bold" style:font-name-complex="Arial2" style:font-size-complex="10pt"/>
    </style:style>
    <style:style style:name="T9" style:family="text">
      <style:text-properties fo:color="#000000" loext:opacity="100%" style:font-name="Arial" fo:font-size="8pt" fo:font-weight="bold" style:font-size-asian="8pt" style:font-weight-asian="bold" style:font-name-complex="Arial2" style:font-size-complex="10pt" style:font-weight-complex="bold"/>
    </style:style>
    <style:style style:name="T10" style:family="text">
      <style:text-properties fo:color="#000000" loext:opacity="100%" style:font-name="Arial" fo:font-size="8pt" fo:font-weight="bold" officeooo:rsid="00092b82" style:font-size-asian="8pt" style:font-weight-asian="bold" style:font-name-complex="Arial2" style:font-size-complex="10pt" style:font-weight-complex="bold"/>
    </style:style>
    <style:style style:name="T11" style:family="text">
      <style:text-properties fo:color="#000000" loext:opacity="100%" style:font-name="Arial" fo:font-size="8pt" fo:font-weight="bold" officeooo:rsid="001cb80d" style:font-size-asian="8pt" style:font-weight-asian="bold" style:font-name-complex="Arial2" style:font-size-complex="10pt" style:font-weight-complex="bold"/>
    </style:style>
    <style:style style:name="T12" style:family="text">
      <style:text-properties fo:color="#000000" loext:opacity="100%" style:font-name="Arial" fo:font-size="8pt" fo:font-weight="bold" officeooo:rsid="001dda8a" style:font-size-asian="8pt" style:font-weight-asian="bold" style:font-name-complex="Arial2" style:font-size-complex="10pt" style:font-weight-complex="bold"/>
    </style:style>
    <style:style style:name="T13" style:family="text">
      <style:text-properties fo:color="#000000" loext:opacity="100%" style:font-name="Arial" fo:font-size="8pt" fo:font-weight="bold" officeooo:rsid="002e0ad8" style:font-size-asian="8pt" style:font-weight-asian="bold" style:font-name-complex="Arial2" style:font-size-complex="10pt" style:font-weight-complex="bold"/>
    </style:style>
    <style:style style:name="T14" style:family="text">
      <style:text-properties fo:color="#000000" loext:opacity="100%" style:font-name="Arial" fo:font-size="8pt" fo:font-weight="bold" officeooo:rsid="004cbd30" style:font-size-asian="8pt" style:font-weight-asian="bold" style:font-name-complex="Arial2" style:font-size-complex="10pt" style:font-weight-complex="bold"/>
    </style:style>
    <style:style style:name="T15" style:family="text">
      <style:text-properties fo:color="#000000" loext:opacity="100%" style:font-name="Arial" fo:font-size="8pt" fo:font-weight="bold" officeooo:rsid="0061fcbf" style:font-size-asian="8pt" style:font-weight-asian="bold" style:font-name-complex="Arial2" style:font-size-complex="10pt" style:font-weight-complex="bold"/>
    </style:style>
    <style:style style:name="T16" style:family="text">
      <style:text-properties fo:color="#000000" loext:opacity="100%" style:font-name="Arial" fo:font-size="8pt" fo:font-weight="bold" officeooo:rsid="0047eab7" style:font-size-asian="8pt" style:font-weight-asian="bold" style:font-name-complex="Arial2" style:font-size-complex="10pt" style:font-weight-complex="bold"/>
    </style:style>
    <style:style style:name="T17" style:family="text">
      <style:text-properties fo:color="#000000" loext:opacity="100%" style:font-name="Arial" fo:font-size="8pt" fo:font-weight="bold" officeooo:rsid="0068cab8" style:font-size-asian="8pt" style:font-weight-asian="bold" style:font-name-complex="Arial2" style:font-size-complex="10pt" style:font-weight-complex="bold"/>
    </style:style>
    <style:style style:name="T18" style:family="text">
      <style:text-properties fo:color="#000000" loext:opacity="100%" style:font-name="Arial" fo:font-size="8pt" fo:font-weight="bold" officeooo:rsid="006e689a" style:font-size-asian="8pt" style:font-weight-asian="bold" style:font-name-complex="Arial2" style:font-size-complex="10pt" style:font-weight-complex="bold"/>
    </style:style>
    <style:style style:name="T19" style:family="text">
      <style:text-properties fo:color="#000000" loext:opacity="100%" style:font-name="Arial" fo:font-size="8pt" fo:font-weight="bold" officeooo:rsid="000b4bd3" style:font-size-asian="8pt" style:font-weight-asian="bold" style:font-name-complex="Arial2" style:font-size-complex="10pt" style:font-weight-complex="bold"/>
    </style:style>
    <style:style style:name="T20" style:family="text">
      <style:text-properties fo:color="#000000" loext:opacity="100%" style:font-name="Arial" fo:font-size="8pt" fo:font-weight="bold" officeooo:rsid="00750b24" style:font-size-asian="8pt" style:font-weight-asian="bold" style:font-name-complex="Arial2" style:font-size-complex="10pt" style:font-weight-complex="bold"/>
    </style:style>
    <style:style style:name="T21" style:family="text">
      <style:text-properties fo:color="#000000" loext:opacity="100%" style:font-name="Arial" fo:font-size="8pt" fo:font-weight="bold" officeooo:rsid="000e47e0" style:font-size-asian="8pt" style:font-weight-asian="bold" style:font-name-complex="Arial2" style:font-size-complex="10pt" style:font-weight-complex="bold"/>
    </style:style>
    <style:style style:name="T22" style:family="text">
      <style:text-properties fo:color="#000000" loext:opacity="100%" style:font-name="Arial" fo:font-size="8pt" fo:font-weight="bold" officeooo:rsid="007775c3" style:font-size-asian="8pt" style:font-weight-asian="bold" style:font-name-complex="Arial2" style:font-size-complex="10pt" style:font-weight-complex="bold"/>
    </style:style>
    <style:style style:name="T23" style:family="text">
      <style:text-properties fo:color="#000000" loext:opacity="100%" style:font-name="Arial" fo:font-size="8pt" fo:font-weight="bold" officeooo:rsid="0010a01c" style:font-size-asian="8pt" style:font-weight-asian="bold" style:font-name-complex="Arial2" style:font-size-complex="10pt" style:font-weight-complex="bold"/>
    </style:style>
    <style:style style:name="T24" style:family="text">
      <style:text-properties fo:color="#000000" loext:opacity="100%" style:font-name="Arial" fo:font-size="8pt" fo:font-weight="bold" officeooo:rsid="00872a78" style:font-size-asian="8pt" style:font-weight-asian="bold" style:font-name-complex="Arial2" style:font-size-complex="10pt" style:font-weight-complex="bold"/>
    </style:style>
    <style:style style:name="T25" style:family="text">
      <style:text-properties fo:color="#000000" loext:opacity="100%" style:font-name="Arial" fo:font-size="8pt" fo:font-weight="bold" officeooo:rsid="0089ac7e" style:font-size-asian="8pt" style:font-weight-asian="bold" style:font-name-complex="Arial2" style:font-size-complex="10pt" style:font-weight-complex="bold"/>
    </style:style>
    <style:style style:name="T26" style:family="text">
      <style:text-properties fo:color="#000000" loext:opacity="100%" style:font-name="Arial" fo:font-size="8pt" fo:font-weight="bold" officeooo:rsid="00359438" style:font-size-asian="8pt" style:font-weight-asian="bold" style:font-name-complex="Arial2" style:font-size-complex="10pt" style:font-weight-complex="bold"/>
    </style:style>
    <style:style style:name="T27" style:family="text">
      <style:text-properties fo:color="#000000" loext:opacity="100%" style:font-name="Arial" fo:font-size="8pt" fo:font-weight="bold" officeooo:rsid="008f7b76" style:font-size-asian="8pt" style:font-weight-asian="bold" style:font-name-complex="Arial2" style:font-size-complex="10pt" style:font-weight-complex="bold"/>
    </style:style>
    <style:style style:name="T28" style:family="text">
      <style:text-properties fo:color="#000000" loext:opacity="100%" style:font-name="Arial" fo:font-size="8pt" fo:font-weight="bold" officeooo:rsid="000b4bd3" style:font-size-asian="8pt" style:font-weight-asian="bold" style:font-name-complex="Arial2" style:font-size-complex="10pt"/>
    </style:style>
    <style:style style:name="T29" style:family="text">
      <style:text-properties fo:color="#000000" loext:opacity="100%" style:font-name="Arial" fo:font-size="8pt" fo:font-weight="bold" officeooo:rsid="00138f9d" style:font-size-asian="8pt" style:font-weight-asian="bold" style:font-name-complex="Arial2" style:font-size-complex="10pt"/>
    </style:style>
    <style:style style:name="T30" style:family="text">
      <style:text-properties fo:color="#000000" loext:opacity="100%" style:font-name="Arial" fo:font-size="8pt" fo:font-weight="bold" style:font-size-asian="8pt" style:font-weight-asian="bold" style:font-name-complex="Arial2" style:font-size-complex="8pt"/>
    </style:style>
    <style:style style:name="T31" style:family="text">
      <style:text-properties fo:color="#000000" loext:opacity="100%" style:font-name="Arial" fo:font-size="8pt" fo:font-weight="bold" officeooo:rsid="007521a7" style:font-size-asian="8pt" style:font-weight-asian="bold" style:font-name-complex="Arial2" style:font-size-complex="8pt"/>
    </style:style>
    <style:style style:name="T32" style:family="text">
      <style:text-properties fo:color="#000000" loext:opacity="100%" style:font-name="Arial" fo:font-size="8pt" fo:font-style="italic" style:font-size-asian="8pt" style:font-style-asian="italic" style:font-name-complex="Arial2" style:font-size-complex="10pt"/>
    </style:style>
    <style:style style:name="T33" style:family="text">
      <style:text-properties fo:color="#000000" loext:opacity="100%" style:font-name="Arial" fo:font-size="8pt" fo:font-style="italic" style:font-size-asian="8pt" style:font-style-asian="italic" style:font-name-complex="Arial2" style:font-size-complex="10pt" style:font-style-complex="italic"/>
    </style:style>
    <style:style style:name="T34" style:family="text">
      <style:text-properties fo:color="#000000" loext:opacity="100%" style:font-name="Arial" fo:font-size="8pt" fo:font-style="italic" fo:font-weight="normal" style:font-size-asian="8pt" style:font-style-asian="italic" style:font-weight-asian="normal" style:font-name-complex="Arial2" style:font-size-complex="10pt" style:font-style-complex="italic" style:font-weight-complex="normal"/>
    </style:style>
    <style:style style:name="T35" style:family="text">
      <style:text-properties fo:color="#000000" loext:opacity="100%" style:font-name="Arial" fo:font-size="8pt" fo:font-style="italic" fo:font-weight="normal" officeooo:rsid="00872a78" style:font-size-asian="8pt" style:font-style-asian="italic" style:font-weight-asian="normal" style:font-name-complex="Arial2" style:font-size-complex="10pt" style:font-style-complex="italic" style:font-weight-complex="normal"/>
    </style:style>
    <style:style style:name="T36" style:family="text">
      <style:text-properties fo:color="#000000" loext:opacity="100%" style:font-name="Arial" fo:font-size="8pt" fo:font-style="italic" fo:font-weight="normal" officeooo:rsid="008f7b76" style:font-size-asian="8pt" style:font-style-asian="italic" style:font-weight-asian="normal" style:font-name-complex="Arial2" style:font-size-complex="10pt" style:font-style-complex="italic" style:font-weight-complex="normal"/>
    </style:style>
    <style:style style:name="T37" style:family="text">
      <style:text-properties fo:color="#000000" loext:opacity="100%" style:font-name="Arial" fo:font-size="8pt" fo:font-style="italic" fo:font-weight="bold" style:font-size-asian="8pt" style:font-style-asian="italic" style:font-weight-asian="bold" style:font-name-complex="Arial2" style:font-size-complex="10pt" style:font-style-complex="italic"/>
    </style:style>
    <style:style style:name="T38" style:family="text">
      <style:text-properties fo:color="#000000" loext:opacity="100%" style:font-name="Arial" fo:font-size="8pt" fo:font-style="normal" style:font-size-asian="8pt" style:font-style-asian="normal" style:font-name-complex="Arial2" style:font-size-complex="10pt" style:font-style-complex="normal"/>
    </style:style>
    <style:style style:name="T39" style:family="text">
      <style:text-properties fo:color="#000000" loext:opacity="100%" style:font-name="Arial" fo:font-size="8pt" fo:font-style="normal" officeooo:rsid="003c82a9" style:font-size-asian="8pt" style:font-style-asian="normal" style:font-name-complex="Arial2" style:font-size-complex="10pt" style:font-style-complex="normal"/>
    </style:style>
    <style:style style:name="T40" style:family="text">
      <style:text-properties fo:color="#000000" loext:opacity="100%" style:font-name="Arial" fo:font-size="8pt" fo:font-style="normal" officeooo:rsid="00401147" style:font-size-asian="8pt" style:font-style-asian="normal" style:font-name-complex="Arial2" style:font-size-complex="10pt" style:font-style-complex="normal"/>
    </style:style>
    <style:style style:name="T41" style:family="text">
      <style:text-properties fo:color="#000000" loext:opacity="100%" style:font-name="Arial" fo:font-size="8pt" fo:font-style="normal" fo:font-weight="normal" style:font-size-asian="8pt" style:font-style-asian="normal" style:font-weight-asian="normal" style:font-name-complex="Arial2" style:font-size-complex="10pt" style:font-style-complex="normal" style:font-weight-complex="normal"/>
    </style:style>
    <style:style style:name="T42" style:family="text">
      <style:text-properties fo:color="#000000" loext:opacity="100%" style:font-name="Arial" fo:font-size="8pt" fo:font-style="normal" fo:font-weight="normal" officeooo:rsid="0044d1f9" style:font-size-asian="8pt" style:font-style-asian="normal" style:font-weight-asian="normal" style:font-name-complex="Arial2" style:font-size-complex="10pt" style:font-style-complex="normal" style:font-weight-complex="normal"/>
    </style:style>
    <style:style style:name="T43" style:family="text">
      <style:text-properties fo:color="#000000" loext:opacity="100%" style:font-name="Arial" fo:font-size="8pt" fo:font-style="normal" fo:font-weight="normal" officeooo:rsid="0045ff21" style:font-size-asian="8pt" style:font-style-asian="normal" style:font-weight-asian="normal" style:font-name-complex="Arial2" style:font-size-complex="10pt" style:font-style-complex="normal" style:font-weight-complex="normal"/>
    </style:style>
    <style:style style:name="T44" style:family="text">
      <style:text-properties fo:color="#000000" loext:opacity="100%" style:font-name="Arial" fo:font-size="8pt" fo:font-style="normal" fo:font-weight="normal" officeooo:rsid="00872a78" style:font-size-asian="8pt" style:font-style-asian="normal" style:font-weight-asian="normal" style:font-name-complex="Arial2" style:font-size-complex="10pt" style:font-style-complex="normal" style:font-weight-complex="normal"/>
    </style:style>
    <style:style style:name="T45" style:family="text">
      <style:text-properties fo:color="#000000" loext:opacity="100%" style:font-name="Arial" fo:font-size="8pt" fo:font-style="normal" fo:font-weight="normal" officeooo:rsid="00750b24" style:font-size-asian="8pt" style:font-style-asian="normal" style:font-weight-asian="normal" style:font-name-complex="Arial2" style:font-size-complex="10pt" style:font-style-complex="normal" style:font-weight-complex="normal"/>
    </style:style>
    <style:style style:name="T46" style:family="text">
      <style:text-properties fo:color="#000000" loext:opacity="100%" style:font-name="Arial" fo:font-size="8pt" fo:font-style="normal" fo:font-weight="bold" style:font-size-asian="8pt" style:font-style-asian="normal" style:font-weight-asian="bold" style:font-name-complex="Arial2" style:font-size-complex="10pt" style:font-style-complex="normal" style:font-weight-complex="bold"/>
    </style:style>
    <style:style style:name="T47" style:family="text">
      <style:text-properties fo:color="#000000" loext:opacity="100%" style:font-name="Arial" fo:font-size="8pt" fo:font-style="normal" fo:font-weight="bold" officeooo:rsid="00872a78" style:font-size-asian="8pt" style:font-style-asian="normal" style:font-weight-asian="bold" style:font-name-complex="Arial2" style:font-size-complex="10pt" style:font-style-complex="normal" style:font-weight-complex="bold"/>
    </style:style>
    <style:style style:name="T48" style:family="text">
      <style:text-properties fo:color="#000000" loext:opacity="100%" style:font-name="Arial" fo:font-size="8pt" fo:font-style="normal" fo:font-weight="bold" officeooo:rsid="00750b24" style:font-size-asian="8pt" style:font-style-asian="normal" style:font-weight-asian="bold" style:font-name-complex="Arial2" style:font-size-complex="10pt" style:font-style-complex="normal" style:font-weight-complex="bold"/>
    </style:style>
    <style:style style:name="T49" style:family="text">
      <style:text-properties fo:color="#000000" loext:opacity="100%" style:font-name="Arial" fo:font-size="8pt" fo:font-style="normal" fo:font-weight="bold" officeooo:rsid="0061fcbf" style:font-size-asian="8pt" style:font-style-asian="normal" style:font-weight-asian="bold" style:font-name-complex="Arial2" style:font-size-complex="10pt" style:font-style-complex="normal" style:font-weight-complex="bold"/>
    </style:style>
    <style:style style:name="T50" style:family="text">
      <style:text-properties fo:color="#000000" loext:opacity="100%" style:font-name="Arial" fo:font-size="8pt" fo:language="en" fo:country="US" fo:font-weight="bold" officeooo:rsid="00092b82" style:font-name-asian="Droid Sans Fallback" style:font-size-asian="8pt" style:language-asian="en" style:country-asian="US" style:font-weight-asian="bold" style:font-name-complex="Arial2" style:font-size-complex="10pt" style:language-complex="ar" style:country-complex="SA" style:font-weight-complex="bold"/>
    </style:style>
    <style:style style:name="T51" style:family="text">
      <style:text-properties fo:color="#000000" loext:opacity="100%" style:font-name="Arial" fo:font-size="8pt" fo:language="en" fo:country="US" fo:font-weight="bold" officeooo:rsid="0068cab8" style:font-name-asian="Droid Sans Fallback" style:font-size-asian="8pt" style:language-asian="en" style:country-asian="US" style:font-weight-asian="bold" style:font-name-complex="Arial2" style:font-size-complex="10pt" style:language-complex="ar" style:country-complex="SA" style:font-weight-complex="bold"/>
    </style:style>
    <style:style style:name="T52" style:family="text">
      <style:text-properties fo:color="#000000" loext:opacity="100%" style:font-name="Arial" fo:font-size="8pt" fo:language="en" fo:country="US" fo:font-weight="bold" officeooo:rsid="006e689a" style:font-name-asian="Droid Sans Fallback" style:font-size-asian="8pt" style:language-asian="en" style:country-asian="US" style:font-weight-asian="bold" style:font-name-complex="Arial2" style:font-size-complex="10pt" style:language-complex="ar" style:country-complex="SA" style:font-weight-complex="bold"/>
    </style:style>
    <style:style style:name="T53" style:family="text">
      <style:text-properties fo:color="#000000" loext:opacity="100%" style:font-name="Arial" fo:font-size="8pt" fo:language="en" fo:country="US" fo:font-weight="bold" officeooo:rsid="00750b24" style:font-name-asian="Droid Sans Fallback" style:font-size-asian="8pt" style:language-asian="en" style:country-asian="US" style:font-weight-asian="bold" style:font-name-complex="Arial2" style:font-size-complex="10pt" style:language-complex="ar" style:country-complex="SA" style:font-weight-complex="bold"/>
    </style:style>
    <style:style style:name="T54" style:family="text">
      <style:text-properties fo:color="#000000" loext:opacity="100%" style:font-name="Arial" fo:font-size="8pt" fo:language="en" fo:country="US" fo:font-weight="bold" officeooo:rsid="007775c3" style:font-name-asian="Droid Sans Fallback" style:font-size-asian="8pt" style:language-asian="en" style:country-asian="US" style:font-weight-asian="bold" style:font-name-complex="Arial2" style:font-size-complex="10pt" style:language-complex="ar" style:country-complex="SA" style:font-weight-complex="bold"/>
    </style:style>
    <style:style style:name="T55" style:family="text">
      <style:text-properties fo:color="#000000" loext:opacity="100%" style:font-name="Arial" fo:font-size="8pt" fo:language="en" fo:country="US" fo:font-weight="bold" officeooo:rsid="0089ac7e" style:font-name-asian="Droid Sans Fallback" style:font-size-asian="8pt" style:language-asian="en" style:country-asian="US" style:font-weight-asian="bold" style:font-name-complex="Arial2" style:font-size-complex="10pt" style:language-complex="ar" style:country-complex="SA" style:font-weight-complex="bold"/>
    </style:style>
    <style:style style:name="T56" style:family="text">
      <style:text-properties fo:color="#000000" loext:opacity="100%" style:font-name="Arial" fo:font-size="8pt" fo:language="en" fo:country="US" fo:font-weight="bold" officeooo:rsid="008d2fea" style:font-name-asian="Droid Sans Fallback" style:font-size-asian="8pt" style:language-asian="en" style:country-asian="US" style:font-weight-asian="bold" style:font-name-complex="Arial2" style:font-size-complex="10pt" style:language-complex="ar" style:country-complex="SA" style:font-weight-complex="bold"/>
    </style:style>
    <style:style style:name="T57" style:family="text">
      <style:text-properties fo:color="#000000" loext:opacity="100%" style:font-name="Arial" fo:font-size="8pt" fo:language="en" fo:country="US" fo:font-weight="bold" officeooo:rsid="008e3548" style:font-name-asian="Droid Sans Fallback" style:font-size-asian="8pt" style:language-asian="en" style:country-asian="US" style:font-weight-asian="bold" style:font-name-complex="Arial2" style:font-size-complex="10pt" style:language-complex="ar" style:country-complex="SA"/>
    </style:style>
    <style:style style:name="T58" style:family="text">
      <style:text-properties fo:color="#000000" loext:opacity="100%" style:font-name="Arial" fo:font-size="8pt" fo:language="en" fo:country="US" fo:font-weight="bold" style:font-name-asian="Droid Sans Fallback" style:font-size-asian="8pt" style:language-asian="en" style:country-asian="US" style:font-name-complex="Arial2" style:font-size-complex="10pt" style:language-complex="ar" style:country-complex="SA"/>
    </style:style>
    <style:style style:name="T59" style:family="text">
      <style:text-properties fo:color="#000000" loext:opacity="100%" style:font-name="Arial" fo:font-size="8pt" fo:language="en" fo:country="US" fo:font-weight="normal" style:font-name-asian="Droid Sans Fallback" style:font-size-asian="8pt" style:language-asian="en" style:country-asian="US" style:font-weight-asian="normal" style:font-name-complex="Arial2" style:font-size-complex="10pt" style:language-complex="ar" style:country-complex="SA" style:font-weight-complex="normal"/>
    </style:style>
    <style:style style:name="T60" style:family="text">
      <style:text-properties fo:color="#000000" loext:opacity="100%" style:font-name="Arial" fo:font-size="8pt" fo:language="en" fo:country="US" fo:font-weight="normal" officeooo:rsid="000b4bd3" style:font-name-asian="Droid Sans Fallback" style:font-size-asian="8pt" style:language-asian="en" style:country-asian="US" style:font-weight-asian="normal" style:font-name-complex="Arial2" style:font-size-complex="10pt" style:language-complex="ar" style:country-complex="SA" style:font-weight-complex="normal"/>
    </style:style>
    <style:style style:name="T61" style:family="text">
      <style:text-properties fo:color="#000000" loext:opacity="100%" style:font-name="Arial" fo:font-size="8pt" fo:language="en" fo:country="US" fo:font-weight="normal" officeooo:rsid="0044d1f9" style:font-name-asian="Droid Sans Fallback" style:font-size-asian="8pt" style:language-asian="en" style:country-asian="US" style:font-weight-asian="normal" style:font-name-complex="Arial2" style:font-size-complex="10pt" style:language-complex="ar" style:country-complex="SA" style:font-weight-complex="normal"/>
    </style:style>
    <style:style style:name="T62" style:family="text">
      <style:text-properties fo:color="#000000" loext:opacity="100%" style:font-name="Arial" fo:font-size="8pt" fo:language="en" fo:country="US" fo:font-weight="normal" officeooo:rsid="0068cab8" style:font-name-asian="Droid Sans Fallback" style:font-size-asian="8pt" style:language-asian="en" style:country-asian="US" style:font-weight-asian="normal" style:font-name-complex="Arial2" style:font-size-complex="10pt" style:language-complex="ar" style:country-complex="SA" style:font-weight-complex="normal"/>
    </style:style>
    <style:style style:name="T63" style:family="text">
      <style:text-properties fo:color="#000000" loext:opacity="100%" style:font-name="Arial" fo:font-size="8pt" fo:language="en" fo:country="US" fo:font-weight="normal" officeooo:rsid="006e689a" style:font-name-asian="Droid Sans Fallback" style:font-size-asian="8pt" style:language-asian="en" style:country-asian="US" style:font-weight-asian="normal" style:font-name-complex="Arial2" style:font-size-complex="10pt" style:language-complex="ar" style:country-complex="SA" style:font-weight-complex="normal"/>
    </style:style>
    <style:style style:name="T64" style:family="text">
      <style:text-properties fo:color="#000000" loext:opacity="100%" style:font-name="Arial" fo:font-size="8pt" fo:language="en" fo:country="US" fo:font-weight="normal" officeooo:rsid="00750b24" style:font-name-asian="Droid Sans Fallback" style:font-size-asian="8pt" style:language-asian="en" style:country-asian="US" style:font-weight-asian="normal" style:font-name-complex="Arial2" style:font-size-complex="10pt" style:language-complex="ar" style:country-complex="SA" style:font-weight-complex="normal"/>
    </style:style>
    <style:style style:name="T65" style:family="text">
      <style:text-properties fo:color="#000000" loext:opacity="100%" style:font-name="Arial" fo:font-size="8pt" fo:language="en" fo:country="US" fo:font-weight="normal" officeooo:rsid="007775c3" style:font-name-asian="Droid Sans Fallback" style:font-size-asian="8pt" style:language-asian="en" style:country-asian="US" style:font-weight-asian="normal" style:font-name-complex="Arial2" style:font-size-complex="10pt" style:language-complex="ar" style:country-complex="SA" style:font-weight-complex="normal"/>
    </style:style>
    <style:style style:name="T66" style:family="text">
      <style:text-properties fo:color="#000000" loext:opacity="100%" style:font-name="Arial" fo:font-size="8pt" fo:language="en" fo:country="US" fo:font-weight="normal" officeooo:rsid="00872a78" style:font-name-asian="Droid Sans Fallback" style:font-size-asian="8pt" style:language-asian="en" style:country-asian="US" style:font-weight-asian="normal" style:font-name-complex="Arial2" style:font-size-complex="10pt" style:language-complex="ar" style:country-complex="SA" style:font-weight-complex="normal"/>
    </style:style>
    <style:style style:name="T67" style:family="text">
      <style:text-properties fo:color="#000000" loext:opacity="100%" style:font-name="Arial" fo:font-size="8pt" fo:language="en" fo:country="US" fo:font-weight="normal" officeooo:rsid="0089ac7e" style:font-name-asian="Droid Sans Fallback" style:font-size-asian="8pt" style:language-asian="en" style:country-asian="US" style:font-weight-asian="normal" style:font-name-complex="Arial2" style:font-size-complex="10pt" style:language-complex="ar" style:country-complex="SA" style:font-weight-complex="normal"/>
    </style:style>
    <style:style style:name="T68" style:family="text">
      <style:text-properties fo:color="#000000" loext:opacity="100%" style:font-name="Arial" fo:font-size="8pt" fo:language="en" fo:country="US" fo:font-weight="normal" officeooo:rsid="0045ff21" style:font-name-asian="Droid Sans Fallback" style:font-size-asian="8pt" style:language-asian="en" style:country-asian="US" style:font-weight-asian="normal" style:font-name-complex="Arial2" style:font-size-complex="10pt" style:language-complex="ar" style:country-complex="SA" style:font-weight-complex="normal"/>
    </style:style>
    <style:style style:name="T69" style:family="text">
      <style:text-properties fo:color="#000000" loext:opacity="100%" style:font-name="Arial" fo:font-size="8pt" fo:language="en" fo:country="US" fo:font-weight="normal" officeooo:rsid="0047eab7" style:font-name-asian="Droid Sans Fallback" style:font-size-asian="8pt" style:language-asian="en" style:country-asian="US" style:font-weight-asian="normal" style:font-name-complex="Arial2" style:font-size-complex="10pt" style:language-complex="ar" style:country-complex="SA" style:font-weight-complex="normal"/>
    </style:style>
    <style:style style:name="T70" style:family="text">
      <style:text-properties fo:color="#000000" loext:opacity="100%" style:font-name="Arial" fo:font-size="8pt" fo:language="en" fo:country="US" fo:font-weight="normal" officeooo:rsid="008f7b76" style:font-name-asian="Droid Sans Fallback" style:font-size-asian="8pt" style:language-asian="en" style:country-asian="US" style:font-weight-asian="normal" style:font-name-complex="Arial2" style:font-size-complex="10pt" style:language-complex="ar" style:country-complex="SA" style:font-weight-complex="normal"/>
    </style:style>
    <style:style style:name="T71" style:family="text">
      <style:text-properties fo:color="#000000" loext:opacity="100%" style:font-name="Arial" fo:font-size="8pt" fo:language="en" fo:country="US" fo:font-weight="normal" officeooo:rsid="007ec87b" style:font-name-asian="Droid Sans Fallback" style:font-size-asian="8pt" style:language-asian="en" style:country-asian="US" style:font-weight-asian="normal" style:font-name-complex="Arial2" style:font-size-complex="10pt" style:language-complex="ar" style:country-complex="SA" style:font-weight-complex="normal"/>
    </style:style>
    <style:style style:name="T72" style:family="text">
      <style:text-properties fo:color="#000000" loext:opacity="100%" style:font-name="Arial" fo:font-size="8pt" fo:language="en" fo:country="US" fo:font-weight="normal" officeooo:rsid="0076af8a" style:font-name-asian="Droid Sans Fallback" style:font-size-asian="8pt" style:language-asian="en" style:country-asian="US" style:font-weight-asian="normal" style:font-name-complex="Arial2" style:font-size-complex="8pt" style:language-complex="ar" style:country-complex="SA" style:font-weight-complex="normal"/>
    </style:style>
    <style:style style:name="T73" style:family="text">
      <style:text-properties fo:color="#000000" loext:opacity="100%" style:font-name="Arial" fo:font-size="8pt" fo:language="en" fo:country="US" fo:font-weight="normal" officeooo:rsid="007a9f91" style:font-name-asian="Droid Sans Fallback" style:font-size-asian="8pt" style:language-asian="en" style:country-asian="US" style:font-weight-asian="normal" style:font-name-complex="Arial2" style:font-size-complex="8pt" style:language-complex="ar" style:country-complex="SA" style:font-weight-complex="normal"/>
    </style:style>
    <style:style style:name="T74" style:family="text">
      <style:text-properties fo:color="#000000" loext:opacity="100%" style:font-name="Arial" fo:font-size="8pt" fo:language="en" fo:country="US" style:font-name-asian="Droid Sans Fallback" style:font-size-asian="8pt" style:language-asian="en" style:country-asian="US" style:font-name-complex="Arial2" style:font-size-complex="10pt" style:language-complex="ar" style:country-complex="SA"/>
    </style:style>
    <style:style style:name="T75" style:family="text">
      <style:text-properties fo:color="#000000" loext:opacity="100%" style:font-name="Arial" fo:font-size="8pt" fo:language="en" fo:country="US" officeooo:rsid="00092b82" style:font-name-asian="Droid Sans Fallback" style:font-size-asian="8pt" style:language-asian="en" style:country-asian="US" style:font-name-complex="Arial2" style:font-size-complex="10pt" style:language-complex="ar" style:country-complex="SA"/>
    </style:style>
    <style:style style:name="T76" style:family="text">
      <style:text-properties fo:color="#000000" loext:opacity="100%" style:font-name="Arial" fo:font-size="8pt" fo:language="en" fo:country="US" officeooo:rsid="0058c0fa" style:font-name-asian="Droid Sans Fallback" style:font-size-asian="8pt" style:language-asian="en" style:country-asian="US" style:font-name-complex="Arial2" style:font-size-complex="10pt" style:language-complex="ar" style:country-complex="SA"/>
    </style:style>
    <style:style style:name="T77" style:family="text">
      <style:text-properties fo:color="#000000" loext:opacity="100%" style:font-name="Arial" fo:font-size="8pt" fo:language="en" fo:country="US" fo:font-style="italic" style:font-name-asian="Droid Sans Fallback" style:font-size-asian="8pt" style:language-asian="en" style:country-asian="US" style:font-name-complex="Arial2" style:font-size-complex="10pt" style:language-complex="ar" style:country-complex="SA"/>
    </style:style>
    <style:style style:name="T78" style:family="text">
      <style:text-properties fo:color="#000000" loext:opacity="100%" style:font-name="Arial" fo:font-size="8pt" fo:language="en" fo:country="US" fo:font-style="italic" officeooo:rsid="00092b82" style:font-name-asian="Droid Sans Fallback" style:font-size-asian="8pt" style:language-asian="en" style:country-asian="US" style:font-name-complex="Arial2" style:font-size-complex="10pt" style:language-complex="ar" style:country-complex="SA"/>
    </style:style>
    <style:style style:name="T79" style:family="text">
      <style:text-properties fo:color="#000000" loext:opacity="100%" style:font-name="Arial" fo:font-size="8pt" fo:language="en" fo:country="US" fo:font-style="normal" fo:font-weight="bold" officeooo:rsid="0071c697" style:font-name-asian="Droid Sans Fallback" style:font-size-asian="8pt" style:language-asian="en" style:country-asian="US" style:font-style-asian="normal" style:font-weight-asian="bold" style:font-name-complex="Arial2" style:font-size-complex="10pt" style:language-complex="ar" style:country-complex="SA" style:font-style-complex="normal" style:font-weight-complex="bold"/>
    </style:style>
    <style:style style:name="T80" style:family="text">
      <style:text-properties fo:color="#000000" loext:opacity="100%" style:font-name="Arial" fo:font-size="8pt" fo:language="en" fo:country="US" fo:font-style="normal" fo:font-weight="bold" officeooo:rsid="00837153" style:font-name-asian="Droid Sans Fallback" style:font-size-asian="8pt" style:language-asian="en" style:country-asian="US" style:font-style-asian="normal" style:font-weight-asian="bold" style:font-name-complex="Arial2" style:font-size-complex="10pt" style:language-complex="ar" style:country-complex="SA" style:font-style-complex="normal" style:font-weight-complex="bold"/>
    </style:style>
    <style:style style:name="T81" style:family="text">
      <style:text-properties fo:color="#000000" loext:opacity="100%" style:font-name="Arial" fo:font-size="8pt" fo:language="en" fo:country="US" fo:font-style="normal" fo:font-weight="bold" officeooo:rsid="00872a78" style:font-name-asian="Droid Sans Fallback" style:font-size-asian="8pt" style:language-asian="en" style:country-asian="US" style:font-style-asian="normal" style:font-weight-asian="bold" style:font-name-complex="Arial2" style:font-size-complex="10pt" style:language-complex="ar" style:country-complex="SA" style:font-style-complex="normal" style:font-weight-complex="bold"/>
    </style:style>
    <style:style style:name="T82" style:family="text">
      <style:text-properties fo:color="#000000" loext:opacity="100%" style:font-name="Arial" fo:font-size="8pt" fo:language="en" fo:country="US" fo:font-style="normal" fo:font-weight="normal" officeooo:rsid="00872a78" style:font-name-asian="Droid Sans Fallback" style:font-size-asian="8pt" style:language-asian="en" style:country-asian="US" style:font-style-asian="normal" style:font-weight-asian="normal" style:font-name-complex="Arial2" style:font-size-complex="10pt" style:language-complex="ar" style:country-complex="SA" style:font-style-complex="normal" style:font-weight-complex="normal"/>
    </style:style>
    <style:style style:name="T83" style:family="text">
      <style:text-properties fo:color="#000000" loext:opacity="100%" style:font-name="Arial" fo:font-size="8pt" fo:font-weight="normal" style:font-size-asian="8pt" style:font-weight-asian="normal" style:font-name-complex="Arial2" style:font-size-complex="10pt" style:font-weight-complex="normal"/>
    </style:style>
    <style:style style:name="T84" style:family="text">
      <style:text-properties fo:color="#000000" loext:opacity="100%" style:font-name="Arial" fo:font-size="8pt" fo:font-weight="normal" officeooo:rsid="000b4bd3" style:font-size-asian="8pt" style:font-weight-asian="normal" style:font-name-complex="Arial2" style:font-size-complex="10pt" style:font-weight-complex="normal"/>
    </style:style>
    <style:style style:name="T85" style:family="text">
      <style:text-properties fo:color="#000000" loext:opacity="100%" style:font-name="Arial" fo:font-size="8pt" fo:font-weight="normal" officeooo:rsid="001dda8a" style:font-size-asian="8pt" style:font-weight-asian="normal" style:font-name-complex="Arial2" style:font-size-complex="10pt" style:font-weight-complex="normal"/>
    </style:style>
    <style:style style:name="T86" style:family="text">
      <style:text-properties fo:color="#000000" loext:opacity="100%" style:font-name="Arial" fo:font-size="8pt" fo:font-weight="normal" officeooo:rsid="0028d3a9" style:font-size-asian="8pt" style:font-weight-asian="normal" style:font-name-complex="Arial2" style:font-size-complex="10pt" style:font-weight-complex="normal"/>
    </style:style>
    <style:style style:name="T87" style:family="text">
      <style:text-properties fo:color="#000000" loext:opacity="100%" style:font-name="Arial" fo:font-size="8pt" fo:font-weight="normal" officeooo:rsid="0029fe4d" style:font-size-asian="8pt" style:font-weight-asian="normal" style:font-name-complex="Arial2" style:font-size-complex="10pt" style:font-weight-complex="normal"/>
    </style:style>
    <style:style style:name="T88" style:family="text">
      <style:text-properties fo:color="#000000" loext:opacity="100%" style:font-name="Arial" fo:font-size="8pt" fo:font-weight="normal" officeooo:rsid="002e0ad8" style:font-size-asian="8pt" style:font-weight-asian="normal" style:font-name-complex="Arial2" style:font-size-complex="10pt" style:font-weight-complex="normal"/>
    </style:style>
    <style:style style:name="T89" style:family="text">
      <style:text-properties fo:color="#000000" loext:opacity="100%" style:font-name="Arial" fo:font-size="8pt" fo:font-weight="normal" officeooo:rsid="0035c990" style:font-size-asian="8pt" style:font-weight-asian="normal" style:font-name-complex="Arial2" style:font-size-complex="10pt" style:font-weight-complex="normal"/>
    </style:style>
    <style:style style:name="T90" style:family="text">
      <style:text-properties fo:color="#000000" loext:opacity="100%" style:font-name="Arial" fo:font-size="8pt" fo:font-weight="normal" officeooo:rsid="0047eab7" style:font-size-asian="8pt" style:font-weight-asian="normal" style:font-name-complex="Arial2" style:font-size-complex="10pt" style:font-weight-complex="normal"/>
    </style:style>
    <style:style style:name="T91" style:family="text">
      <style:text-properties fo:color="#000000" loext:opacity="100%" style:font-name="Arial" fo:font-size="8pt" fo:font-weight="normal" officeooo:rsid="0061fcbf" style:font-size-asian="8pt" style:font-weight-asian="normal" style:font-name-complex="Arial2" style:font-size-complex="10pt" style:font-weight-complex="normal"/>
    </style:style>
    <style:style style:name="T92" style:family="text">
      <style:text-properties fo:color="#000000" loext:opacity="100%" style:font-name="Arial" fo:font-size="8pt" fo:font-weight="normal" officeooo:rsid="0044d1f9" style:font-size-asian="8pt" style:font-weight-asian="normal" style:font-name-complex="Arial2" style:font-size-complex="10pt" style:font-weight-complex="normal"/>
    </style:style>
    <style:style style:name="T93" style:family="text">
      <style:text-properties fo:color="#000000" loext:opacity="100%" style:font-name="Arial" fo:font-size="8pt" fo:font-weight="normal" officeooo:rsid="0045ff21" style:font-size-asian="8pt" style:font-weight-asian="normal" style:font-name-complex="Arial2" style:font-size-complex="10pt" style:font-weight-complex="normal"/>
    </style:style>
    <style:style style:name="T94" style:family="text">
      <style:text-properties fo:color="#000000" loext:opacity="100%" style:font-name="Arial" fo:font-size="8pt" fo:font-weight="normal" officeooo:rsid="0068cab8" style:font-size-asian="8pt" style:font-weight-asian="normal" style:font-name-complex="Arial2" style:font-size-complex="10pt" style:font-weight-complex="normal"/>
    </style:style>
    <style:style style:name="T95" style:family="text">
      <style:text-properties fo:color="#000000" loext:opacity="100%" style:font-name="Arial" fo:font-size="8pt" fo:font-weight="normal" officeooo:rsid="000e47e0" style:font-size-asian="8pt" style:font-weight-asian="normal" style:font-name-complex="Arial2" style:font-size-complex="10pt" style:font-weight-complex="normal"/>
    </style:style>
    <style:style style:name="T96" style:family="text">
      <style:text-properties fo:color="#000000" loext:opacity="100%" style:font-name="Arial" fo:font-size="8pt" fo:font-weight="normal" officeooo:rsid="003a665b" style:font-size-asian="8pt" style:font-weight-asian="normal" style:font-name-complex="Arial2" style:font-size-complex="10pt" style:font-weight-complex="normal"/>
    </style:style>
    <style:style style:name="T97" style:family="text">
      <style:text-properties fo:color="#000000" loext:opacity="100%" style:font-name="Arial" fo:font-size="8pt" fo:font-weight="normal" officeooo:rsid="004cbd30" style:font-size-asian="8pt" style:font-weight-asian="normal" style:font-name-complex="Arial2" style:font-size-complex="10pt" style:font-weight-complex="normal"/>
    </style:style>
    <style:style style:name="T98" style:family="text">
      <style:text-properties fo:color="#000000" loext:opacity="100%" style:font-name="Arial" fo:font-size="8pt" fo:font-weight="normal" officeooo:rsid="0010a01c" style:font-size-asian="8pt" style:font-weight-asian="normal" style:font-name-complex="Arial2" style:font-size-complex="10pt" style:font-weight-complex="normal"/>
    </style:style>
    <style:style style:name="T99" style:family="text">
      <style:text-properties fo:color="#000000" loext:opacity="100%" style:font-name="Arial" fo:font-size="8pt" fo:font-weight="normal" officeooo:rsid="00750b24" style:font-size-asian="8pt" style:font-weight-asian="normal" style:font-name-complex="Arial2" style:font-size-complex="10pt" style:font-weight-complex="normal"/>
    </style:style>
    <style:style style:name="T100" style:family="text">
      <style:text-properties fo:color="#000000" loext:opacity="100%" style:font-name="Arial" fo:font-size="8pt" fo:font-weight="normal" officeooo:rsid="0089ac7e" style:font-size-asian="8pt" style:font-weight-asian="normal" style:font-name-complex="Arial2" style:font-size-complex="10pt" style:font-weight-complex="normal"/>
    </style:style>
    <style:style style:name="T101" style:family="text">
      <style:text-properties fo:color="#000000" loext:opacity="100%" style:font-name="Arial" fo:font-size="8pt" fo:font-weight="normal" officeooo:rsid="00359438" style:font-size-asian="8pt" style:font-weight-asian="normal" style:font-name-complex="Arial2" style:font-size-complex="10pt" style:font-weight-complex="normal"/>
    </style:style>
    <style:style style:name="T102" style:family="text">
      <style:text-properties fo:color="#000000" loext:opacity="100%" style:font-name="Arial" fo:font-size="8pt" fo:font-weight="normal" officeooo:rsid="008f7b76" style:font-size-asian="8pt" style:font-weight-asian="normal" style:font-name-complex="Arial2" style:font-size-complex="10pt" style:font-weight-complex="normal"/>
    </style:style>
    <style:style style:name="T103" style:family="text">
      <style:text-properties fo:color="#000000" loext:opacity="100%" style:font-name="Arial" fo:font-size="8pt" fo:font-weight="normal" style:font-size-asian="8pt" style:font-weight-asian="normal" style:font-name-complex="Arial2" style:font-size-complex="8pt" style:font-weight-complex="normal"/>
    </style:style>
    <style:style style:name="T104" style:family="text">
      <style:text-properties fo:color="#000000" loext:opacity="100%" style:font-name="Arial" fo:font-size="8pt" fo:font-weight="normal" officeooo:rsid="007521a7" style:font-size-asian="8pt" style:font-weight-asian="normal" style:font-name-complex="Arial2" style:font-size-complex="8pt" style:font-weight-complex="normal"/>
    </style:style>
    <style:style style:name="T105" style:family="text">
      <style:text-properties fo:color="#000000" loext:opacity="100%" style:font-name="Arial" fo:font-size="8pt" fo:language="zxx" fo:country="none" style:text-underline-style="solid" style:text-underline-width="auto" style:text-underline-color="font-color" officeooo:rsid="00092b82" style:letter-kerning="true" style:font-name-asian="Arial2" style:font-size-asian="8pt" style:language-asian="zxx" style:country-asian="none" style:font-name-complex="Arial2" style:font-size-complex="10pt" style:language-complex="ar" style:country-complex="SA"/>
    </style:style>
    <style:style style:name="T106" style:family="text">
      <style:text-properties fo:color="#000000" loext:opacity="100%" style:text-position="super 58%" style:font-name="Arial" fo:font-size="8pt" style:font-size-asian="8pt" style:font-name-complex="Arial2" style:font-size-complex="10pt"/>
    </style:style>
    <style:style style:name="T107" style:family="text">
      <style:text-properties fo:color="#000000" loext:opacity="100%" style:text-position="super 58%" style:font-name="Ubuntu" fo:font-size="8pt" fo:font-style="normal" fo:font-weight="normal" officeooo:rsid="003c82a9" style:font-name-asian="Ubuntu" style:font-size-asian="8pt" style:font-style-asian="normal" style:font-weight-asian="normal" style:font-name-complex="Ubuntu" style:font-size-complex="10pt" style:font-style-complex="normal" style:font-weight-complex="normal"/>
    </style:style>
    <style:style style:name="T108" style:family="text">
      <style:text-properties fo:color="#000000" loext:opacity="100%" style:font-name="Arial1" fo:font-size="8pt" fo:language="en" fo:country="US" officeooo:rsid="0067c364" style:font-name-asian="Droid Sans Fallback" style:font-size-asian="8pt" style:language-asian="en" style:country-asian="US" style:font-name-complex="Arial2" style:font-size-complex="8pt" style:language-complex="ar" style:country-complex="SA"/>
    </style:style>
    <style:style style:name="T109" style:family="text">
      <style:text-properties fo:color="#000000" loext:opacity="100%" style:font-name="Arial1" fo:font-size="8pt" fo:language="en" fo:country="US" fo:font-weight="normal" officeooo:rsid="004bd2a5" style:font-name-asian="Droid Sans Fallback" style:font-size-asian="8pt" style:language-asian="en" style:country-asian="US" style:font-weight-asian="normal" style:font-name-complex="Arial2" style:font-size-complex="8pt" style:language-complex="ar" style:country-complex="SA" style:font-weight-complex="normal"/>
    </style:style>
    <style:style style:name="T110" style:family="text">
      <style:text-properties fo:color="#000000" loext:opacity="100%" style:font-name="Arial1" fo:font-size="8pt" fo:language="en" fo:country="US" fo:font-weight="normal" officeooo:rsid="008f7b76" style:font-name-asian="Droid Sans Fallback" style:font-size-asian="8pt" style:language-asian="en" style:country-asian="US" style:font-weight-asian="normal" style:font-name-complex="Arial2" style:font-size-complex="8pt" style:language-complex="ar" style:country-complex="SA" style:font-weight-complex="normal"/>
    </style:style>
    <style:style style:name="T111" style:family="text">
      <style:text-properties fo:color="#000000" loext:opacity="100%" style:font-name="Arial1" fo:font-size="8pt" fo:font-weight="normal" style:font-size-asian="8pt" style:font-weight-asian="normal" style:font-name-complex="Arial2" style:font-size-complex="8pt" style:font-weight-complex="normal"/>
    </style:style>
    <style:style style:name="T112" style:family="text">
      <style:text-properties fo:color="#000000" loext:opacity="100%" style:font-name="Arial1" fo:font-size="8pt" fo:font-weight="normal" officeooo:rsid="002e0ad8" style:font-size-asian="8pt" style:font-weight-asian="normal" style:font-name-complex="Arial2" style:font-size-complex="8pt" style:font-weight-complex="normal"/>
    </style:style>
    <style:style style:name="T113" style:family="text">
      <style:text-properties fo:color="#000000" loext:opacity="100%" style:font-name="Arial1" fo:font-size="8pt" fo:font-weight="normal" officeooo:rsid="004bd2a5" style:font-size-asian="8pt" style:font-weight-asian="normal" style:font-name-complex="Arial2" style:font-size-complex="8pt" style:font-weight-complex="normal"/>
    </style:style>
    <style:style style:name="T114" style:family="text">
      <style:text-properties fo:color="#000000" loext:opacity="100%" style:font-name="Arial1" fo:font-size="8pt" fo:font-weight="normal" officeooo:rsid="00599a66" style:font-size-asian="8pt" style:font-weight-asian="normal" style:font-name-complex="Arial2" style:font-size-complex="8pt" style:font-weight-complex="normal"/>
    </style:style>
    <style:style style:name="T115" style:family="text">
      <style:text-properties fo:color="#000000" loext:opacity="100%" style:font-name="Arial1" fo:font-size="8pt" fo:font-weight="bold" style:font-size-asian="8pt" style:font-weight-asian="bold" style:font-name-complex="Arial2" style:font-size-complex="8pt" style:font-weight-complex="bold"/>
    </style:style>
    <style:style style:name="T116" style:family="text">
      <style:text-properties fo:color="#000000" loext:opacity="100%" style:font-name="Arial1" fo:font-size="8pt" fo:language="zxx" fo:country="none" style:text-underline-style="solid" style:text-underline-width="auto" style:text-underline-color="font-color" officeooo:rsid="00092b82" style:letter-kerning="true" style:font-name-asian="Arial2" style:font-size-asian="8pt" style:language-asian="ar" style:country-asian="SA" style:font-name-complex="Arial2" style:font-size-complex="10pt" style:language-complex="ar" style:country-complex="SA"/>
    </style:style>
    <style:style style:name="T117" style:family="text">
      <style:text-properties fo:color="#000000" loext:opacity="100%" fo:font-weight="normal" officeooo:rsid="004bd2a5" style:font-weight-asian="normal" style:font-name-complex="Arial2" style:font-weight-complex="normal"/>
    </style:style>
    <style:style style:name="T118" style:family="text">
      <style:text-properties fo:color="#000000" loext:opacity="100%" fo:font-weight="normal" officeooo:rsid="004cbd30" style:font-weight-asian="normal" style:font-name-complex="Arial2" style:font-weight-complex="normal"/>
    </style:style>
    <style:style style:name="T119" style:family="text">
      <style:text-properties style:font-name="Arial" fo:font-size="8pt" fo:font-style="italic" style:font-size-asian="8pt" style:font-style-asian="italic" style:font-name-complex="Arial2" style:font-size-complex="10pt" style:font-style-complex="italic"/>
    </style:style>
    <style:style style:name="T120" style:family="text">
      <style:text-properties style:font-name="Arial" fo:font-size="8pt" style:font-size-asian="8pt" style:font-size-complex="8pt"/>
    </style:style>
    <style:style style:name="T121" style:family="text">
      <style:text-properties style:font-name="Arial" fo:font-size="8pt" style:font-size-asian="8pt" style:font-name-complex="Arial2" style:font-size-complex="10pt"/>
    </style:style>
    <style:style style:name="T122" style:family="text">
      <style:text-properties style:font-name="Arial" fo:font-size="8pt" fo:language="en" fo:country="US" style:font-size-asian="8pt" style:font-size-complex="8pt"/>
    </style:style>
    <style:style style:name="T123" style:family="text">
      <style:text-properties style:font-name="Arial" fo:font-size="8pt" fo:language="en" fo:country="US" officeooo:rsid="00424a81" style:font-size-asian="8pt" style:font-size-complex="8pt"/>
    </style:style>
    <style:style style:name="T124" style:family="text">
      <style:text-properties style:font-name="Arial" fo:font-size="8pt" fo:language="en" fo:country="US" officeooo:rsid="008c9bce" style:font-size-asian="8pt" style:font-size-complex="8pt"/>
    </style:style>
    <style:style style:name="T125" style:family="text">
      <style:text-properties style:font-name="Arial" fo:font-size="18pt" fo:font-weight="bold" style:font-size-asian="18pt" style:font-weight-asian="bold" style:font-size-complex="16pt" style:font-weight-complex="bold"/>
    </style:style>
    <style:style style:name="T126" style:family="text">
      <style:text-properties style:font-name="Arial" fo:font-size="18pt" fo:language="en" fo:country="US" fo:font-weight="bold" style:font-size-asian="18pt" style:font-weight-asian="bold" style:font-size-complex="16pt" style:font-weight-complex="bold"/>
    </style:style>
    <style:style style:name="T127" style:family="text">
      <style:text-properties fo:font-style="italic"/>
    </style:style>
    <style:style style:name="T128" style:family="text">
      <style:text-properties fo:font-style="italic" fo:font-weight="normal" officeooo:rsid="000b4bd3" style:font-style-asian="normal" style:font-weight-asian="normal" style:font-style-complex="normal" style:font-weight-complex="normal"/>
    </style:style>
    <style:style style:name="T129" style:family="text">
      <style:text-properties fo:font-style="italic" fo:font-weight="normal" officeooo:rsid="00498dba" style:font-style-asian="italic" style:font-weight-asian="normal" style:font-style-complex="italic" style:font-weight-complex="normal"/>
    </style:style>
    <style:style style:name="T130" style:family="text">
      <style:text-properties fo:font-style="italic" fo:font-weight="normal" officeooo:rsid="0052a515" style:font-style-asian="italic" style:font-weight-asian="normal" style:font-style-complex="italic" style:font-weight-complex="normal"/>
    </style:style>
    <style:style style:name="T131" style:family="text">
      <style:text-properties fo:font-style="italic" fo:font-weight="normal" officeooo:rsid="003c82a9" style:font-style-asian="italic" style:font-weight-asian="normal" style:font-style-complex="italic" style:font-weight-complex="normal"/>
    </style:style>
    <style:style style:name="T132" style:family="text">
      <style:text-properties fo:font-style="italic" fo:font-weight="normal" officeooo:rsid="007ec87b" style:font-style-asian="italic" style:font-weight-asian="normal" style:font-style-complex="italic" style:font-weight-complex="normal"/>
    </style:style>
    <style:style style:name="T133" style:family="text">
      <style:text-properties fo:font-style="italic" style:font-style-asian="italic" style:font-style-complex="italic"/>
    </style:style>
    <style:style style:name="T134" style:family="text">
      <style:text-properties fo:font-style="italic" officeooo:rsid="0036f8e2" style:font-style-asian="italic" style:font-style-complex="italic"/>
    </style:style>
    <style:style style:name="T135" style:family="text">
      <style:text-properties fo:font-style="italic" officeooo:rsid="00359438" style:font-style-asian="italic" style:font-style-complex="italic"/>
    </style:style>
    <style:style style:name="T136" style:family="text">
      <style:text-properties fo:font-style="italic" officeooo:rsid="0031b0af" style:font-style-asian="italic" style:font-style-complex="italic"/>
    </style:style>
    <style:style style:name="T137" style:family="text">
      <style:text-properties fo:font-style="italic" officeooo:rsid="003f4c19" style:font-style-asian="italic" style:font-style-complex="italic"/>
    </style:style>
    <style:style style:name="T138" style:family="text">
      <style:text-properties fo:font-style="italic" officeooo:rsid="003e11ce" style:font-style-asian="italic" style:font-style-complex="italic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officeooo:rsid="0031b0af" style:font-weight-asian="bold" style:font-weight-complex="bold"/>
    </style:style>
    <style:style style:name="T141" style:family="text">
      <style:text-properties fo:font-weight="bold" officeooo:rsid="00359438" style:font-weight-asian="bold" style:font-weight-complex="bold"/>
    </style:style>
    <style:style style:name="T142" style:family="text">
      <style:text-properties fo:font-weight="bold" officeooo:rsid="0038afdb" style:font-weight-asian="bold" style:font-weight-complex="bold"/>
    </style:style>
    <style:style style:name="T143" style:family="text">
      <style:text-properties fo:font-weight="bold" officeooo:rsid="003e11ce" style:font-weight-asian="bold" style:font-weight-complex="bold"/>
    </style:style>
    <style:style style:name="T144" style:family="text">
      <style:text-properties officeooo:rsid="000b4bd3"/>
    </style:style>
    <style:style style:name="T145" style:family="text">
      <style:text-properties fo:font-weight="normal" style:font-weight-asian="normal" style:font-weight-complex="normal"/>
    </style:style>
    <style:style style:name="T146" style:family="text">
      <style:text-properties fo:font-weight="normal" officeooo:rsid="000b4bd3" style:font-weight-asian="normal" style:font-weight-complex="normal"/>
    </style:style>
    <style:style style:name="T147" style:family="text">
      <style:text-properties fo:font-weight="normal" officeooo:rsid="000e47e0" style:font-weight-asian="normal" style:font-weight-complex="normal"/>
    </style:style>
    <style:style style:name="T148" style:family="text">
      <style:text-properties fo:font-weight="normal" officeooo:rsid="001f2292" style:font-weight-asian="normal" style:font-weight-complex="normal"/>
    </style:style>
    <style:style style:name="T149" style:family="text">
      <style:text-properties fo:font-weight="normal" officeooo:rsid="00359438" style:font-weight-asian="normal" style:font-weight-complex="normal"/>
    </style:style>
    <style:style style:name="T150" style:family="text">
      <style:text-properties fo:font-weight="normal" officeooo:rsid="003c82a9" style:font-weight-asian="normal" style:font-weight-complex="normal"/>
    </style:style>
    <style:style style:name="T151" style:family="text">
      <style:text-properties fo:font-weight="normal" officeooo:rsid="0045ff21" style:font-weight-asian="normal" style:font-weight-complex="normal"/>
    </style:style>
    <style:style style:name="T152" style:family="text">
      <style:text-properties fo:font-weight="normal" officeooo:rsid="0044d1f9" style:font-weight-asian="normal" style:font-weight-complex="normal"/>
    </style:style>
    <style:style style:name="T153" style:family="text">
      <style:text-properties fo:font-weight="normal" officeooo:rsid="00498dba" style:font-weight-asian="normal" style:font-weight-complex="normal"/>
    </style:style>
    <style:style style:name="T154" style:family="text">
      <style:text-properties fo:font-weight="normal" officeooo:rsid="003a665b" style:font-weight-asian="normal" style:font-weight-complex="normal"/>
    </style:style>
    <style:style style:name="T155" style:family="text">
      <style:text-properties fo:font-weight="normal" officeooo:rsid="0052a515" style:font-weight-asian="normal" style:font-weight-complex="normal"/>
    </style:style>
    <style:style style:name="T156" style:family="text">
      <style:text-properties fo:font-weight="normal" officeooo:rsid="0058c0fa" style:font-weight-asian="normal" style:font-weight-complex="normal"/>
    </style:style>
    <style:style style:name="T157" style:family="text">
      <style:text-properties fo:font-weight="normal" officeooo:rsid="00599a66" style:font-weight-asian="normal" style:font-weight-complex="normal"/>
    </style:style>
    <style:style style:name="T158" style:family="text">
      <style:text-properties fo:font-weight="normal" officeooo:rsid="0047eab7" style:font-weight-asian="normal" style:font-weight-complex="normal"/>
    </style:style>
    <style:style style:name="T159" style:family="text">
      <style:text-properties fo:font-weight="normal" officeooo:rsid="0066d65e" style:font-weight-asian="normal" style:font-weight-complex="normal"/>
    </style:style>
    <style:style style:name="T160" style:family="text">
      <style:text-properties fo:font-weight="normal" officeooo:rsid="006c3a38" style:font-weight-asian="normal" style:font-weight-complex="normal"/>
    </style:style>
    <style:style style:name="T161" style:family="text">
      <style:text-properties fo:font-weight="normal" officeooo:rsid="007ec87b" style:font-weight-asian="normal" style:font-weight-complex="normal"/>
    </style:style>
    <style:style style:name="T162" style:family="text">
      <style:text-properties fo:font-weight="normal" officeooo:rsid="008f7b76" style:font-weight-asian="normal" style:font-weight-complex="normal"/>
    </style:style>
    <style:style style:name="T163" style:family="text">
      <style:text-properties fo:font-weight="normal" officeooo:rsid="003c82a9" style:font-weight-asian="normal" style:font-size-complex="8pt" style:font-weight-complex="normal"/>
    </style:style>
    <style:style style:name="T164" style:family="text">
      <style:text-properties officeooo:rsid="000cd7b0"/>
    </style:style>
    <style:style style:name="T165" style:family="text">
      <style:text-properties officeooo:rsid="000e47e0"/>
    </style:style>
    <style:style style:name="T166" style:family="text">
      <style:text-properties officeooo:rsid="00145143"/>
    </style:style>
    <style:style style:name="T167" style:family="text">
      <style:text-properties officeooo:rsid="0015bc9c"/>
    </style:style>
    <style:style style:name="T168" style:family="text">
      <style:text-properties style:font-name="Arial1" fo:font-size="8pt" style:font-size-asian="8pt" style:font-size-complex="8pt"/>
    </style:style>
    <style:style style:name="T169" style:family="text">
      <style:text-properties style:font-name="Arial1" fo:font-size="8pt" style:font-size-asian="8pt" style:font-name-complex="ArialMT" style:font-size-complex="10pt"/>
    </style:style>
    <style:style style:name="T170" style:family="text">
      <style:text-properties style:font-name="Arial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171" style:family="text">
      <style:text-properties style:font-name="Arial1" fo:font-size="8pt" fo:font-style="italic" style:font-size-asian="8pt" style:font-style-asian="italic" style:font-name-complex="Arial2" style:font-size-complex="10pt" style:font-style-complex="italic"/>
    </style:style>
    <style:style style:name="T172" style:family="text">
      <style:text-properties fo:color="#000099" loext:opacity="100%" style:font-name="Arial" fo:font-size="8pt" officeooo:rsid="00162808" style:font-size-asian="8pt" style:font-name-complex="Arial2" style:font-size-complex="10pt" style:font-weight-complex="bold"/>
    </style:style>
    <style:style style:name="T173" style:family="text">
      <style:text-properties officeooo:rsid="00177a1f"/>
    </style:style>
    <style:style style:name="T174" style:family="text">
      <style:text-properties officeooo:rsid="0017bfce"/>
    </style:style>
    <style:style style:name="T175" style:family="text">
      <style:text-properties officeooo:rsid="001a3ca1"/>
    </style:style>
    <style:style style:name="T176" style:family="text">
      <style:text-properties officeooo:rsid="001f2292"/>
    </style:style>
    <style:style style:name="T177" style:family="text">
      <style:text-properties fo:font-style="normal" fo:font-weight="bold" officeooo:rsid="000b4bd3" style:font-style-asian="normal" style:font-weight-asian="bold" style:font-style-complex="normal" style:font-weight-complex="bold"/>
    </style:style>
    <style:style style:name="T178" style:family="text">
      <style:text-properties fo:font-style="normal" fo:font-weight="bold" officeooo:rsid="00162808" style:font-style-asian="normal" style:font-weight-asian="bold" style:font-style-complex="normal" style:font-weight-complex="bold"/>
    </style:style>
    <style:style style:name="T179" style:family="text">
      <style:text-properties fo:font-style="normal" style:font-style-asian="normal" style:font-style-complex="normal"/>
    </style:style>
    <style:style style:name="T180" style:family="text">
      <style:text-properties fo:font-style="normal" officeooo:rsid="00162808" style:font-style-asian="normal" style:font-style-complex="normal"/>
    </style:style>
    <style:style style:name="T181" style:family="text">
      <style:text-properties fo:font-style="normal" officeooo:rsid="003f4c19" style:font-style-asian="normal" style:font-style-complex="normal"/>
    </style:style>
    <style:style style:name="T182" style:family="text">
      <style:text-properties fo:font-style="normal" officeooo:rsid="00415be8" style:font-style-asian="normal" style:font-style-complex="normal"/>
    </style:style>
    <style:style style:name="T183" style:family="text">
      <style:text-properties fo:font-style="normal" officeooo:rsid="0058c0fa" style:font-style-asian="normal" style:font-style-complex="normal"/>
    </style:style>
    <style:style style:name="T184" style:family="text">
      <style:text-properties fo:font-style="normal" fo:font-weight="normal" officeooo:rsid="000b4bd3" style:font-style-asian="normal" style:font-weight-asian="normal" style:font-style-complex="normal" style:font-weight-complex="normal"/>
    </style:style>
    <style:style style:name="T185" style:family="text">
      <style:text-properties fo:font-style="normal" fo:font-weight="normal" officeooo:rsid="002f76eb" style:font-style-asian="normal" style:font-weight-asian="normal" style:font-style-complex="normal" style:font-weight-complex="normal"/>
    </style:style>
    <style:style style:name="T186" style:family="text">
      <style:text-properties fo:font-style="normal" fo:font-weight="normal" officeooo:rsid="0058c0fa" style:font-style-asian="normal" style:font-weight-asian="normal" style:font-style-complex="normal" style:font-weight-complex="normal"/>
    </style:style>
    <style:style style:name="T187" style:family="text">
      <style:text-properties fo:font-style="normal" fo:font-weight="normal" officeooo:rsid="0052a515" style:font-style-asian="normal" style:font-weight-asian="normal" style:font-style-complex="normal" style:font-weight-complex="normal"/>
    </style:style>
    <style:style style:name="T188" style:family="text">
      <style:text-properties fo:font-style="normal" fo:font-weight="normal" officeooo:rsid="00162808" style:font-style-asian="normal" style:font-weight-asian="normal" style:font-style-complex="normal" style:font-weight-complex="normal"/>
    </style:style>
    <style:style style:name="T189" style:family="text">
      <style:text-properties fo:font-size="10pt" style:font-size-asian="10pt" style:font-size-complex="10pt"/>
    </style:style>
    <style:style style:name="T190" style:family="text">
      <style:text-properties officeooo:rsid="002b7590"/>
    </style:style>
    <style:style style:name="T191" style:family="text">
      <style:text-properties officeooo:rsid="002d3d6e"/>
    </style:style>
    <style:style style:name="T192" style:family="text">
      <style:text-properties officeooo:rsid="002e0ad8"/>
    </style:style>
    <style:style style:name="T193" style:family="text">
      <style:text-properties officeooo:rsid="0031b0af"/>
    </style:style>
    <style:style style:name="T194" style:family="text">
      <style:text-properties officeooo:rsid="00359438"/>
    </style:style>
    <style:style style:name="T195" style:family="text">
      <style:text-properties officeooo:rsid="0035c990"/>
    </style:style>
    <style:style style:name="T196" style:family="text">
      <style:text-properties officeooo:rsid="0036f8e2"/>
    </style:style>
    <style:style style:name="T197" style:family="text">
      <style:text-properties officeooo:rsid="0038afdb"/>
    </style:style>
    <style:style style:name="T198" style:family="text">
      <style:text-properties officeooo:rsid="00392e33"/>
    </style:style>
    <style:style style:name="T199" style:family="text">
      <style:text-properties style:font-name="Ubuntu" fo:font-weight="normal" officeooo:rsid="003c82a9" style:font-name-asian="Ubuntu" style:font-weight-asian="normal" style:font-name-complex="Ubuntu" style:font-weight-complex="normal"/>
    </style:style>
    <style:style style:name="T200" style:family="text">
      <style:text-properties style:text-position="super 58%" style:font-name="Ubuntu" fo:font-weight="normal" officeooo:rsid="003c82a9" style:font-name-asian="Ubuntu" style:font-weight-asian="normal" style:font-name-complex="Ubuntu" style:font-weight-complex="normal"/>
    </style:style>
    <style:style style:name="T201" style:family="text">
      <style:text-properties style:text-position="super 58%" style:font-name="Ubuntu" fo:font-style="normal" fo:font-weight="normal" officeooo:rsid="003c82a9" style:font-name-asian="Ubuntu" style:font-style-asian="normal" style:font-weight-asian="normal" style:font-name-complex="Ubuntu" style:font-style-complex="normal" style:font-weight-complex="normal"/>
    </style:style>
    <style:style style:name="T202" style:family="text">
      <style:text-properties officeooo:rsid="003e11ce"/>
    </style:style>
    <style:style style:name="T203" style:family="text">
      <style:text-properties fo:color="#ffffff" loext:opacity="100%" officeooo:rsid="0042cde6"/>
    </style:style>
    <style:style style:name="T204" style:family="text">
      <style:text-properties officeooo:rsid="0042eb3c"/>
    </style:style>
    <style:style style:name="T205" style:family="text">
      <style:text-properties officeooo:rsid="0044d1f9"/>
    </style:style>
    <style:style style:name="T206" style:family="text">
      <style:text-properties officeooo:rsid="00498dba"/>
    </style:style>
    <style:style style:name="T207" style:family="text">
      <style:text-properties officeooo:rsid="0052a515"/>
    </style:style>
    <style:style style:name="T208" style:family="text">
      <style:text-properties fo:font-size="7pt" fo:font-weight="normal" officeooo:rsid="003c82a9" style:font-size-asian="7pt" style:font-weight-asian="normal" style:font-size-complex="7pt" style:font-weight-complex="normal"/>
    </style:style>
    <style:style style:name="T209" style:family="text">
      <style:text-properties officeooo:rsid="003c82a9"/>
    </style:style>
    <style:style style:name="T210" style:family="text">
      <style:text-properties officeooo:rsid="0058c0fa"/>
    </style:style>
    <style:style style:name="T211" style:family="text">
      <style:text-properties fo:language="zxx" fo:country="none" fo:font-style="normal" style:text-underline-style="solid" style:text-underline-width="auto" style:text-underline-color="font-color" fo:font-weight="normal" style:letter-kerning="true" style:font-name-asian="Arial2" style:language-asian="zxx" style:country-asian="none" style:font-style-asian="normal" style:font-weight-asian="normal"/>
    </style:style>
    <style:style style:name="T212" style:family="text">
      <style:text-properties officeooo:rsid="005b604a"/>
    </style:style>
    <style:style style:name="T213" style:family="text">
      <style:text-properties officeooo:rsid="005f521e"/>
    </style:style>
    <style:style style:name="T214" style:family="text">
      <style:text-properties fo:color="#00000a" loext:opacity="100%" style:font-name="Arial" fo:font-size="8pt" style:rfc-language-tag="x-none" officeooo:rsid="0092b27a" style:font-name-asian="Times New Roman1" style:font-size-asian="8pt" style:language-asian="ar" style:country-asian="SA" style:font-name-complex="Times New Roman1" style:font-size-complex="8pt" style:language-complex="ar" style:country-complex="SA"/>
    </style:style>
    <style:style style:name="T215" style:family="text">
      <style:text-properties officeooo:rsid="0047eab7"/>
    </style:style>
    <style:style style:name="T216" style:family="text">
      <style:text-properties officeooo:rsid="00651b08"/>
    </style:style>
    <style:style style:name="T217" style:family="text">
      <style:text-properties officeooo:rsid="0066d65e"/>
    </style:style>
    <style:style style:name="T218" style:family="text">
      <style:text-properties officeooo:rsid="007521a7"/>
    </style:style>
    <style:style style:name="T219" style:family="text">
      <style:text-properties officeooo:rsid="007ec87b"/>
    </style:style>
    <style:style style:name="T220" style:family="text">
      <style:text-properties officeooo:rsid="0084abe2"/>
    </style:style>
    <style:style style:name="T221" style:family="text">
      <style:text-properties fo:color="#000080" loext:opacity="100%" style:font-name="Arial1" fo:font-size="8pt" fo:language="zxx" fo:country="none" style:text-underline-style="solid" style:text-underline-width="auto" style:text-underline-color="font-color" style:font-name-asian="Droid Sans Fallback" style:font-size-asian="8pt" style:language-asian="zxx" style:country-asian="none" style:font-name-complex="Times New Roman1" style:font-size-complex="8pt" style:language-complex="zxx" style:country-complex="none"/>
    </style:style>
    <style:style style:name="fr1" style:family="graphic" style:parent-style-name="Frame">
      <style:graphic-properties fo:margin-left="0in" fo:margin-right="0in" fo:margin-top="0in" fo:margin-bottom="0in" style:wrap="parallel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="0in" fo:border="0.06pt solid #0000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2"><text:s text:c="110"/><text:span text:style-name="T173">Biology</text:span> Department<draw:frame draw:style-name="fr1" draw:name="Frame1" text:anchor-type="char" svg:x="-0.0028in" svg:y="0.0236in" svg:width="3.7256in" svg:height="1.0075in" draw:z-index="0"><draw:text-box><text:p text:style-name="P165">Curriculum vitae of</text:p><text:p text:style-name="P177"><text:span text:style-name="T125">Geoffrey L. Zahn</text:span><text:span text:style-name="T126">, Ph.D.</text:span><text:span text:style-name="T125"> </text:span></text:p><text:p text:style-name="P177"><text:span text:style-name="T120">Last updated: </text:span><text:span text:style-name="T214">Sep</text:span><text:span text:style-name="T122">, 20</text:span><text:span text:style-name="T123">2</text:span><text:span text:style-name="T124">3</text:span></text:p><text:p text:style-name="P164"/><text:p text:style-name="P178"><text:a xlink:type="simple" xlink:href="https://geoffreyzahn.faculty.uvu.edu/" text:style-name="Internet_20_link" text:visited-style-name="Visited_20_Internet_20_Link">https://geoffreyzahn.faculty.uvu.edu/</text:a></text:p></draw:text-box></draw:frame></text:p>
      <text:p text:style-name="P7"><text:span text:style-name="T173">Utah Valley University</text:span> <text:s text:c="133"/><text:span text:style-name="T173">800 W University Parkway - SB243c</text:span></text:p>
      <text:p text:style-name="P7"><text:span text:style-name="T173">Orem, UT, 84058</text:span>, USA</text:p>
      <text:p text:style-name="P1"><text:a xlink:type="simple" xlink:href="mailto:zahn.geoff@gmail.com" text:style-name="Internet_20_link" text:visited-style-name="Visited_20_Internet_20_Link"><text:span text:style-name="Internet_20_link">zahn.geoff@gmail.com</text:span></text:a></text:p>
      <text:p text:style-name="P7"/>
      <text:p text:style-name="P1"/>
      <text:p text:style-name="P27">PROFESSIONAL <text:span text:style-name="T144">APPOINTMENTS</text:span></text:p>
      <text:p text:style-name="P9"/>
      <text:p text:style-name="P155"><text:span text:style-name="T29">2</text:span><text:span text:style-name="T8">023 - Current<text:tab/></text:span><text:span text:style-name="T83">Associate Professor</text:span></text:p>
      <text:p text:style-name="P88"><text:tab/><text:tab/>Utah Valley University – Biology Department</text:p>
      <text:p text:style-name="P73"/>
      <text:p text:style-name="P154"><text:span text:style-name="T29">2017 - </text:span><text:span text:style-name="T57">2023</text:span><text:span text:style-name="T28"><text:tab/></text:span><text:span text:style-name="T84">Assistant Professor</text:span></text:p>
      <text:p text:style-name="P87"><text:tab/><text:tab/>Utah Valley University – Biology Department</text:p>
      <text:p text:style-name="P87"/>
      <text:p text:style-name="P65">2020 - Current<text:tab/><text:span text:style-name="T145">Private Consulting</text:span></text:p>
      <text:p text:style-name="P117"><text:tab/><text:tab/>Data Analytics &amp; Forensic Bioinformatics</text:p>
      <text:p text:style-name="P68"/>
      <text:p text:style-name="P69">2018 - <text:span text:style-name="T213">2021</text:span><text:tab/><text:span text:style-name="T145">Director of Environmental Biology</text:span></text:p>
      <text:p text:style-name="P91"><text:tab/><text:tab/>GeoDataCrawler Research Institute</text:p>
      <text:p text:style-name="P91"/>
      <text:p text:style-name="Standard"><text:span text:style-name="T28">2015 - 2017</text:span><text:span text:style-name="T1"><text:tab/>Postdoctoral Research Associate</text:span></text:p>
      <text:p text:style-name="P4"><text:tab/><text:tab/>University of Hawaii at Manoa – Department of Botany</text:p>
      <text:p text:style-name="P4"><text:tab/><text:tab/></text:p>
      <text:p text:style-name="P27">EDUCATION</text:p>
      <text:p text:style-name="P4"/>
      <text:p text:style-name="Standard"><text:span text:style-name="T8">2015 <text:s text:c="8"/></text:span><text:span text:style-name="T1"><text:tab/>PhD in Biology – Microbial and Molecular Ecology</text:span></text:p>
      <text:p text:style-name="P4"><text:tab/><text:tab/>University of Arkansas, Fayetteville, AR, USA <text:s/><text:span text:style-name="T203">Oxford</text:span></text:p>
      <text:p text:style-name="P4"><text:tab/><text:tab/></text:p>
      <text:p text:style-name="Standard"><text:span text:style-name="T8">2010</text:span><text:span text:style-name="T1"><text:tab/> <text:tab/>Bachelor of Science in Biology – Ecology, Evolution and Systematics</text:span></text:p>
      <text:p text:style-name="P4"><text:tab/><text:tab/>Missouri State University, Springfield, MO, USA <text:span text:style-name="T203">Cambridge</text:span></text:p>
      <text:p text:style-name="P4"><text:tab/><text:tab/></text:p>
      <text:p text:style-name="P27">RESEARCH FOCI: </text:p>
      <text:p text:style-name="P27"/>
      <text:p text:style-name="P4"><text:tab/><text:tab/><text:span text:style-name="T207">Host-associated microbial community assembly</text:span></text:p>
      <text:p text:style-name="P4"><text:tab/><text:tab/><text:span text:style-name="T207">Microbe-climate feedback mechanisms</text:span></text:p>
      <text:p text:style-name="P4"><text:tab/><text:tab/><text:tab/></text:p>
      <text:p text:style-name="P52">PUBLICATIONS<text:tab/><text:span text:style-name="T150">(* denotes authors who contributed equally to a paper; </text:span><text:span text:style-name="T199">† denotes student mentee authors</text:span><text:span text:style-name="T150">)</text:span></text:p>
      <text:p text:style-name="P105"/>
      <text:p text:style-name="P179"><text:span text:style-name="T102"><text:tab/><text:tab/>Wainwright, B. J., Millar, T.</text:span><text:span text:style-name="T107">†</text:span><text:span text:style-name="T102">, Bowen, L.</text:span><text:span text:style-name="T107">†</text:span><text:span text:style-name="T102">, Semon, L.</text:span><text:span text:style-name="T107">†</text:span><text:span text:style-name="T102">, Hickman, K. J. E.</text:span><text:span text:style-name="T107">†</text:span><text:span text:style-name="T102">, Lee, J. N., Yeo, Z. Y., &amp; </text:span><text:span text:style-name="T27">Zahn, G.</text:span><text:span text:style-name="T102"> <text:tab/><text:tab/>(2023). The core mangrove microbiome reveals shared taxa potentially involved in nutrient cycling and <text:tab/><text:tab/>promoting host</text:span><text:span text:style-name="T70"> </text:span><text:span text:style-name="T102">survival. </text:span><text:span text:style-name="T36">Environmental Microbiome</text:span><text:span text:style-name="T102">, 18(1), 47</text:span><text:span text:style-name="T71">. </text:span><text:a xlink:type="simple" xlink:href="https://doi.org/10.1186/s40793-023-00499-5" text:style-name="Internet_20_link" text:visited-style-name="Visited_20_Internet_20_Link"><text:span text:style-name="T70">https://doi.org/10.1186/s40793-023-00499-5</text:span></text:a></text:p>
      <text:p text:style-name="P105"/>
      <text:p text:style-name="P67"><text:span text:style-name="T161"><text:tab/><text:tab/>Rawson, C.</text:span><text:span text:style-name="T201">†</text:span><text:span text:style-name="T161">, &amp; </text:span><text:span text:style-name="T219">Zahn, G.</text:span><text:span text:style-name="T161"> (2023). Inclusion of database outgroups reduces false positives in fungal </text:span><text:span text:style-name="T162"><text:tab/><text:tab/><text:tab/></text:span><text:span text:style-name="T161">metabarcoding taxonomic assignments. </text:span><text:span text:style-name="T132">Mycologia</text:span><text:span text:style-name="T161">. </text:span><text:a xlink:type="simple" xlink:href="https://doi.org/10.1080/00275514.2023.2206931" text:style-name="Internet_20_link" text:visited-style-name="Visited_20_Internet_20_Link"><text:span text:style-name="T161">https://doi.org/10.1080/00275514.2023.2206931</text:span></text:a></text:p>
      <text:p text:style-name="P116"/>
      <text:p text:style-name="P67"><text:span text:style-name="T162"><text:tab/><text:tab/></text:span><text:span text:style-name="T161">Leho Tedersoo, <text:s/>Vladimir Mikryukov, Alexander Zizka, Mohammad Bahram, Niloufar Hagh-Doust, Sten Anslan, <text:tab/><text:tab/>Oleh Prylutskyi, Manuel Delgado-Baquerizo, Fernando T. Maestre, Jaan Pärn … </text:span><text:span text:style-name="T219">Geoffrey Zahn</text:span><text:span text:style-name="T161"> … <text:s/>Kessy <text:tab/><text:tab/>Abarenkov. (2022). Global patterns in endemicity and vulnerability of soil fungi. </text:span><text:span text:style-name="T132">Global Change Biology</text:span><text:span text:style-name="T161">, <text:s/><text:tab/><text:tab/></text:span><text:a xlink:type="simple" xlink:href="https://doi.org/10.1111/gcb.16398" text:style-name="Internet_20_link" text:visited-style-name="Visited_20_Internet_20_Link"><text:span text:style-name="T161">https://doi.org/10.1111/gcb.16398</text:span></text:a></text:p>
      <text:p text:style-name="P115"/>
      <text:p text:style-name="P67"><text:span text:style-name="T161"><text:tab/><text:tab/>McGee, S.</text:span><text:span text:style-name="T201">†</text:span><text:span text:style-name="T161">, Tidwell, A.</text:span><text:span text:style-name="T201">†</text:span><text:span text:style-name="T161">, Riggs, E., Veltkamp, H.</text:span><text:span text:style-name="T201">†</text:span><text:span text:style-name="T161">, &amp; </text:span><text:span text:style-name="T219">Zahn, G.</text:span><text:span text:style-name="T161"> (2022). Long-term soil fungal community recovery <text:tab/><text:tab/>after fire is impacted by climate change. </text:span><text:span text:style-name="T132">Western North American Naturalist</text:span><text:span text:style-name="T161">, 82(3). <text:tab/><text:tab/><text:tab/> <text:tab/></text:span><text:a xlink:type="simple" xlink:href="https://scholarsarchive.byu.edu/wnan/vol82/iss3/3" text:style-name="Internet_20_link" text:visited-style-name="Visited_20_Internet_20_Link"><text:span text:style-name="T161">https://scholarsarchive.byu.edu/wnan/vol82/iss3/3</text:span></text:a></text:p>
      <text:p text:style-name="P110"/>
      <text:p text:style-name="P64"><text:span text:style-name="T150"><text:tab/><text:tab/></text:span><text:span text:style-name="T209">Zahn, G</text:span><text:span text:style-name="T150">. (2022). Marker Genes (16S and ITS) Protocol for Plant Microbiome Analyses. BIO-PROTOCOL, <text:tab/><text:tab/>12(8). https://doi.org/10.21769/BioProtoc.4395</text:span></text:p>
      <text:p text:style-name="P109"/>
      <text:p text:style-name="P63"><text:span text:style-name="T150"><text:tab/><text:tab/>Wilson, T., Poulson, A., Packer, C., Carlson, R., Davis, R., Dey, M.</text:span><text:span text:style-name="T200">†</text:span><text:span text:style-name="T150">, Owen, N.</text:span><text:span text:style-name="T200">†</text:span><text:span text:style-name="T150">, Smalley, S.</text:span><text:span text:style-name="T200">†</text:span><text:span text:style-name="T150">, Dodge, R.</text:span><text:span text:style-name="T200">†</text:span><text:span text:style-name="T150">, </text:span><text:span text:style-name="T209">Zahn,</text:span><text:span text:style-name="T150"> <text:tab/><text:tab/></text:span><text:span text:style-name="T209">G.</text:span><text:span text:style-name="T150">, Baadsgaard, A., &amp; Stevens, M. (2021). Essential oil, insect, and microbe relationships in </text:span><text:span text:style-name="T131">Juniperus</text:span><text:span text:style-name="T150"> <text:tab/><text:tab/></text:span><text:span text:style-name="T131">osteosperma </text:span><text:span text:style-name="T150">(Cupressaceae) trees killed by wildfire. Phytologia, 103(4), 106–118.</text:span></text:p>
      <text:p text:style-name="P108"/>
      <text:p text:style-name="P59"><text:span text:style-name="T150"><text:tab/><text:tab/>Tedersoo, L., Mikryukov, V., Anslan, … </text:span><text:span text:style-name="T217">Zahn G.</text:span><text:span text:style-name="T159">, … </text:span><text:span text:style-name="T150">Abarenkov, K. (2021). The Global Soil Mycobiome <text:tab/><text:tab/>consortium dataset for boosting fungal diversity research. </text:span><text:span text:style-name="T131">Fungal Diversity</text:span><text:span text:style-name="T150">. </text:span></text:p>
      <text:p text:style-name="P57"><text:span text:style-name="T150"><text:tab/><text:tab/></text:span><text:a xlink:type="simple" xlink:href="https://doi.org/10.1007/s13225-021-00493-7" text:style-name="Internet_20_link" text:visited-style-name="Visited_20_Internet_20_Link"><text:span text:style-name="T150">https://doi.org/10.1007/s13225-021-00493-7</text:span></text:a><text:span text:style-name="T150"> </text:span><text:span text:style-name="T160">(31/95 authors)</text:span></text:p>
      <text:p text:style-name="P107"/>
      <text:p text:style-name="P57"><text:soft-page-break/><text:span text:style-name="T150"><text:tab/><text:tab/>Quek, Z. B. R., </text:span><text:span text:style-name="T209">Zahn, G.</text:span><text:span text:style-name="T150">, Lee, N. L. Y., Ooi, J. L. S., Lee, J. N., Huang, D., &amp; Wainwright, B. J. (2021). <text:tab/><text:tab/>Biogeographic structure of fungal communities in seagrass Halophilia ovalis across the Malay Peninsula. <text:tab/><text:tab/></text:span><text:span text:style-name="T131">Environmental Microbiology Reports</text:span><text:span text:style-name="T150">. </text:span><text:a xlink:type="simple" xlink:href="https://doi.org/10.1111/1758-2229.13003" text:style-name="Internet_20_link" text:visited-style-name="Visited_20_Internet_20_Link"><text:span text:style-name="T150">https://doi.org/10.1111/1758-2229.13003</text:span></text:a></text:p>
      <text:p text:style-name="P105"/>
      <text:p text:style-name="P106"><text:tab/><text:tab/>Sur, G. L., <text:span text:style-name="T139">Zahn, G.</text:span>, &amp; Stacy, E. A. (2021). Examination of host-taxon, environment, and distance effects on leaf <text:tab/><text:tab/>fungal endophytes in the dominant woody genus, Metrosideros, on Oʻahu. <text:span text:style-name="T133">Fungal Ecology</text:span>, 53, 101093. <text:tab/><text:tab/><text:a xlink:type="simple" xlink:href="https://doi.org/10.1016/j.funeco.2021.101093" text:style-name="Internet_20_link" text:visited-style-name="Visited_20_Internet_20_Link">https://doi.org/10.1016/j.funeco.2021.101093</text:a></text:p>
      <text:p text:style-name="P106"/>
      <text:p text:style-name="P106"><text:tab/><text:tab/>Egan, C. P., Koko, J. H., Muir, C. D., <text:span text:style-name="T139">Zahn, G.</text:span>, Swift, S. O. I., Amend, A. S., &amp; Hynson, N. A. (2021). Restoration <text:tab/><text:tab/>of the mycobiome of the endangered Hawaiian mint Phyllostegia kaalaensis increases its resistance to a <text:tab/><text:tab/>common powdery mildew. <text:span text:style-name="T133">Fungal Ecology</text:span>, 52. <text:a xlink:type="simple" xlink:href="https://doi.org/10.1016/j.funeco.2021.101070" text:style-name="Internet_20_link" text:visited-style-name="Visited_20_Internet_20_Link">https://doi.org/10.1016/j.funeco.2021.101070</text:a></text:p>
      <text:p text:style-name="P104"/>
      <text:p text:style-name="P54"><text:span text:style-name="T150"><text:tab/><text:tab/>Tipton, L., </text:span><text:span text:style-name="T209">Zahn, G. L</text:span><text:span text:style-name="T150">., Darcy, J. L., Amend, A. S., &amp; Hynson, N. A. (2021). Hawaiian Fungal Amplicon <text:tab/><text:tab/>Sequence Variants Reveal Otherwise Hidden Biogeography. </text:span><text:span text:style-name="T131">Microbial Ecology.</text:span><text:span text:style-name="T150"> </text:span></text:p>
      <text:p text:style-name="P54"><text:span text:style-name="T208"><text:tab/><text:tab/></text:span><text:a xlink:type="simple" xlink:href="https://doi.org/10.1007/s00248-021-" text:style-name="Internet_20_link" text:visited-style-name="Visited_20_Internet_20_Link"><text:span text:style-name="T163">https://doi.org/10.1007/s00248-021-</text:span></text:a><text:a xlink:type="simple" xlink:href="https://doi.org/10.1007/s00248-021-01730-x" text:style-name="Internet_20_link" text:visited-style-name="Visited_20_Internet_20_Link"><text:span text:style-name="T163">01730-x</text:span></text:a></text:p>
      <text:p text:style-name="P104"/>
      <text:p text:style-name="P54"><text:span text:style-name="T150"><text:tab/><text:tab/></text:span><text:span text:style-name="T155">Benjamin J. Wainwright, </text:span><text:span text:style-name="T207">Geoffrey L. Zahn</text:span><text:span text:style-name="T155">, Lufti Afiq-Rosli, Jani Tanzil, Danwei Huang. </text:span><text:span text:style-name="T156">(</text:span><text:span text:style-name="T155">2020</text:span><text:span text:style-name="T156">)</text:span><text:span text:style-name="T155">. Host age is not <text:tab/><text:tab/>a consistent predictor of microbial diversity in the coral </text:span><text:span text:style-name="T130">Porites lutea. Scientific Reports. <text:tab/><text:tab/><text:tab/><text:tab/></text:span><text:a xlink:type="simple" xlink:href="https://doi.org/10.1038/s41598-020-71117-4" text:style-name="Internet_20_link" text:visited-style-name="Visited_20_Internet_20_Link"><text:span text:style-name="T187">https://doi.org/10.1038/s41598-020-71117-4</text:span></text:a></text:p>
      <text:p text:style-name="P126"/>
      <text:p text:style-name="P124"><text:span text:style-name="T155"><text:tab/><text:tab/>Darcy J L, Swift S, Cobian G M, </text:span><text:span text:style-name="T207">Zahn G</text:span><text:span text:style-name="T155">, Perry B A, Amend A. </text:span><text:span text:style-name="T156">(</text:span><text:span text:style-name="T155">2020</text:span><text:span text:style-name="T156">)</text:span><text:span text:style-name="T155">. Fungal communities living within leaves <text:tab/><text:tab/>of native Hawaiian dicots are structured by landscape-scale variables as well as by plant hosts. </text:span><text:span text:style-name="T130">Molecular <text:tab/><text:tab/>Ecology. </text:span><text:a xlink:type="simple" xlink:href="https://doi.org/10.1111/mec.15544" text:style-name="Internet_20_link" text:visited-style-name="Visited_20_Internet_20_Link"><text:span text:style-name="T155">https://doi.org/10.1111/mec.15544</text:span></text:a></text:p>
      <text:p text:style-name="P125"/>
      <text:p text:style-name="P25"><text:span text:style-name="T180"><text:tab/><text:tab/></text:span><text:span text:style-name="T178">Geoffrey Zahn</text:span><text:span text:style-name="T188">*</text:span><text:span text:style-name="T180">, Laura Tipton*, </text:span><text:span text:style-name="T179">Anthony Amend, Patrick Sheridan, Erin Datlof</text:span><text:span text:style-name="T201">†</text:span><text:span text:style-name="T179">, Nicole Hynson. </text:span><text:span text:style-name="T183">(2020)</text:span><text:span text:style-name="T179"> </text:span><text:span text:style-name="T181">Just <text:tab/><text:tab/>passing through: neither time nor environment affect fungal aerobiota over a 13-year time series at the Mauna <text:tab/><text:tab/>Loa Observatory. </text:span><text:span text:style-name="T137">PNAS</text:span><text:span text:style-name="T181">. </text:span><text:a xlink:type="simple" xlink:href="https://doi.org/10.1073/pnas.1907414116" text:style-name="Internet_20_link" text:visited-style-name="Visited_20_Internet_20_Link"><text:span text:style-name="T182">https://doi.org/10.1073/pnas.1907414116</text:span></text:a><text:span text:style-name="T182"> </text:span><text:span text:style-name="T179"><text:line-break/></text:span></text:p>
      <text:p text:style-name="P14"><text:tab/><text:tab/><text:span text:style-name="T197">Benjamin J. Wainwright, </text:span><text:span text:style-name="T142">Geoffrey L. Zahn</text:span><text:span text:style-name="T197">, Joshua Zushi</text:span><text:span text:style-name="T200">†</text:span><text:span text:style-name="T197">, Nicole Li Ying Lee, Jillian Lean Sim Ooi, Jen Nie <text:tab/><text:tab/>Lee, Danwei Huang. (2019). Seagrass-associated fungal communities show distance decay of similarity that <text:tab/><text:tab/>has implications for seagrass management and restoration. </text:span><text:span text:style-name="T134">Ecology and Evolution</text:span><text:span text:style-name="T196">. <text:tab/><text:tab/><text:tab/><text:tab/></text:span><text:a xlink:type="simple" xlink:href="https://doi.org/10.1002/ece3.5631" text:style-name="Internet_20_link" text:visited-style-name="Visited_20_Internet_20_Link"><text:span text:style-name="T196">https://doi.org/10.1002/ece3.5631</text:span></text:a></text:p>
      <text:p text:style-name="P13"/>
      <text:p text:style-name="P13"><text:span text:style-name="T194"><text:tab/><text:tab/>Wainwright, B. J., Bauman, A. G., </text:span><text:span text:style-name="T141">Zahn, G. L.</text:span><text:span text:style-name="T194">, Todd, P. A., &amp; Huang, D. (2019). Characterization of fungal <text:tab/><text:tab/>biodiversity and communities associated with the reef macroalga Sargassum ilicifolium reveals fungal <text:tab/><text:tab/>community differentiation according to geographic locality and algal structure. </text:span><text:span text:style-name="T135">Marine Biodiversity</text:span><text:span text:style-name="T194">. <text:tab/><text:tab/><text:tab/></text:span><text:a xlink:type="simple" xlink:href="https://doi.org/10.1007/s12526-019-00992-6" text:style-name="Internet_20_link" text:visited-style-name="Visited_20_Internet_20_Link"><text:span text:style-name="T194">https://doi.org/10.1007/s12526-019-00992-6</text:span></text:a></text:p>
      <text:p text:style-name="P12"/>
      <text:p text:style-name="P12"><text:span text:style-name="T193"><text:tab/><text:tab/>Benjamin J. Wainwright,Lutfi Afiq-Rosli, </text:span><text:span text:style-name="T140">Geoffrey Zahn</text:span><text:span text:style-name="T193">, Danwei Huang. (2019). Characterisation of coral-<text:tab/><text:tab/>associated bacterial communities in an urbanised marine environment shows strong divergence over small <text:tab/><text:tab/>geographic scales. </text:span><text:span text:style-name="T136">Coral Reefs</text:span><text:span text:style-name="T193">, 1-10. https://doi.org/10.1007/s00338-019-01837-1</text:span></text:p>
      <text:p text:style-name="P123"/>
      <text:p text:style-name="P15"><text:span text:style-name="T177"><text:tab/><text:tab/>Geoffrey Zahn</text:span><text:span text:style-name="T184">, Anthony Amend. </text:span><text:span text:style-name="T186">(</text:span><text:span text:style-name="T185">2019</text:span><text:span text:style-name="T186">)</text:span><text:span text:style-name="T185">. </text:span><text:span text:style-name="T184">Foliar fungi alter reproductive timing and allocation in Arabidopsis <text:tab/><text:tab/>under normal and water-stressed conditions. </text:span><text:span text:style-name="T128">Fungal Ecology</text:span><text:span text:style-name="T184">, </text:span><text:span text:style-name="T128">41</text:span><text:span text:style-name="T184">, 101–106. <text:tab/><text:tab/><text:tab/><text:tab/><text:tab/></text:span><text:a xlink:type="simple" xlink:href="https://doi.org/10.1016/j.funeco.2019.04.002" text:style-name="Internet_20_link" text:visited-style-name="Visited_20_Internet_20_Link"><text:span text:style-name="T184">https://doi.org/10.1016/j.funeco.2019.04.002</text:span></text:a></text:p>
      <text:p text:style-name="P4"><text:tab/><text:tab/></text:p>
      <text:p text:style-name="P8"><text:tab/><text:tab/>Wainwright BJ., <text:span text:style-name="T139">Zahn GL.</text:span>, Arlyza IS., Amend AS. <text:span text:style-name="T210">(</text:span>2018<text:span text:style-name="T210">)</text:span>. Seagrass-associated fungal communities follow <text:tab/><text:tab/>Wallace’s line, but host genotype does not structure fungal community. <text:span text:style-name="T127">Journal of Biogeography.</text:span> </text:p>
      <text:p text:style-name="P16"><text:tab/><text:tab/><text:a xlink:type="simple" xlink:href="https://doi.org/10.1111/jbi.13168." text:style-name="Internet_20_link" text:visited-style-name="Visited_20_Internet_20_Link"><text:span text:style-name="T211">https://doi.org/</text:span></text:a><text:a xlink:type="simple" xlink:href="https://doi.org/10.1111/jbi.13168." text:style-name="Internet_20_link" text:visited-style-name="Visited_20_Internet_20_Link">10.1111/jbi.13168.</text:a><text:line-break/><text:line-break/><text:tab/><text:tab/><text:span text:style-name="T202">Datlof, E. M., Amend, A. S., Earl, K., Hayward, J., Morden, C. W., Wade, R., </text:span><text:span text:style-name="T143">Zahn, GL</text:span><text:span text:style-name="T202">, <text:s/>Hynson, N. A.. (2017). <text:tab/><text:tab/>Uncovering unseen fungal diversity from plant DNA banks. </text:span><text:span text:style-name="T138">PeerJ</text:span><text:span text:style-name="T202">, 5, e3730. </text:span></text:p>
      <text:p text:style-name="P138"><text:span text:style-name="T5"><text:tab/><text:tab/></text:span><text:a xlink:type="simple" xlink:href="https://doi.org/10.7717/peerj.3730" text:style-name="Internet_20_link" text:visited-style-name="Visited_20_Internet_20_Link"><text:span text:style-name="T168">https://doi.org/10.7717/peerj.3730</text:span></text:a></text:p>
      <text:p text:style-name="P4"/>
      <text:p text:style-name="P138"><text:span text:style-name="T1"><text:tab/><text:tab/></text:span><text:span text:style-name="T10">Geoffrey Zahn</text:span><text:span text:style-name="T74">, </text:span><text:span text:style-name="T75">Anthony S Amend</text:span><text:span text:style-name="T74">. </text:span><text:span text:style-name="T76">(</text:span><text:span text:style-name="T74">2017</text:span><text:span text:style-name="T76">)</text:span><text:span text:style-name="T74">. Foliar microbiome transplants confer disease resistance in a <text:tab/><text:tab/>critically-endangered plant. </text:span><text:span text:style-name="T77">PeerJ</text:span><text:span text:style-name="T74"> </text:span><text:span text:style-name="T58">5</text:span><text:span text:style-name="T74">: e4020. </text:span><text:a xlink:type="simple" xlink:href="https://doi.org/10.7717/peerj.4020" text:style-name="Internet_20_link" text:visited-style-name="Visited_20_Internet_20_Link"><text:span text:style-name="T105">https://doi.org/</text:span></text:a><text:a xlink:type="simple" xlink:href="https://doi.org/10.7717/peerj.4020" text:style-name="Internet_20_link" text:visited-style-name="Visited_20_Internet_20_Link"><text:span text:style-name="T168">10.7717/peerj.4020</text:span></text:a></text:p>
      <text:p text:style-name="P84"/>
      <text:p text:style-name="P138"><text:span text:style-name="T75"><text:tab/><text:tab/>Wainwright BJ., </text:span><text:span text:style-name="T50">Zahn GL</text:span><text:span text:style-name="T75">., Spalding HL., Sherwood AR., Smith CM., Amend AS. </text:span><text:span text:style-name="T76">(</text:span><text:span text:style-name="T75">2017</text:span><text:span text:style-name="T76">)</text:span><text:span text:style-name="T75">. Fungi associated with <text:tab/><text:tab/>mesophotic macroalgae from the ‘Au‘au Channel, west Maui are differentiated by host and overlap terrestrial <text:tab/><text:tab/>communities. </text:span><text:span text:style-name="T78">PeerJ</text:span><text:span text:style-name="T75"> 5:e3532. </text:span><text:a xlink:type="simple" xlink:href="https://doi.org/10.7717/peerj.3532" text:style-name="Internet_20_link" text:visited-style-name="Visited_20_Internet_20_Link"><text:span text:style-name="T108">https://doi.org/10.7717/peerj.3532</text:span></text:a></text:p>
      <text:p text:style-name="P84"/>
      <text:p text:style-name="P166"><text:span text:style-name="T8">Geoffrey Zahn, </text:span><text:span text:style-name="T1">Rota Wagai, Seiichiro</text:span><text:span text:style-name="T8"> </text:span><text:span text:style-name="T1">Yonemura. </text:span><text:span text:style-name="T5">(</text:span><text:span text:style-name="T1">2016</text:span><text:span text:style-name="T5">)</text:span><text:span text:style-name="T1">. The effects of amoebal bacterivory on carbon and nitrogen dynamics depend on temperature and soil structure interactions. </text:span><text:span text:style-name="T32">Soil Biology and Biochemistry</text:span><text:span text:style-name="T1">, 94: 133-137. </text:span><text:bookmark text:name="_GoBack"/><text:a xlink:type="simple" xlink:href="http://10.1016/j.soilbio.2015.11.021" text:style-name="Internet_20_link" text:visited-style-name="Visited_20_Internet_20_Link"><text:span text:style-name="T172">http://10.1016/j.soilbio.2015.11.021</text:span></text:a></text:p>
      <text:p text:style-name="P71"/>
      <text:p text:style-name="P139"><text:span text:style-name="T8">Geoffrey Zahn</text:span><text:span text:style-name="T1">, Steven L. Stephenson, Frederick W. Spiegel. </text:span><text:span text:style-name="T5">(</text:span><text:span text:style-name="T1">2014</text:span><text:span text:style-name="T5">)</text:span><text:span text:style-name="T1">. Ecological distribution of protosteloid amoebae in New Zealand. </text:span><text:span text:style-name="T32">PeerJ </text:span><text:span text:style-name="T1">2:e296. </text:span><text:a xlink:type="simple" xlink:href="https://doi.org/10.7717/peerj.296" text:style-name="Internet_20_link" text:visited-style-name="Visited_20_Internet_20_Link"><text:span text:style-name="T116">https://doi.org/</text:span></text:a><text:a xlink:type="simple" xlink:href="https://doi.org/10.7717/peerj.296" text:style-name="Internet_20_link" text:visited-style-name="Visited_20_Internet_20_Link"><text:span text:style-name="T168">10.7717/peerj.296</text:span></text:a></text:p>
      <text:p text:style-name="P20"/>
      <text:p text:style-name="P166"><text:soft-page-break/><text:span text:style-name="T1">Miriam De Haan, Christine Cocquyt, Alex Tice, </text:span><text:span text:style-name="T8">Geoffrey Zahn</text:span><text:span text:style-name="T1">, Frederick W. Spiegel. </text:span><text:span text:style-name="T5">(</text:span><text:span text:style-name="T1">2014</text:span><text:span text:style-name="T5">)</text:span><text:span text:style-name="T1">. First records of Protosteloid Amoebae (Eumycetozoa) from the Democratic Republic of the Congo. </text:span><text:span text:style-name="T32">Plant Ecology and Evolution, </text:span><text:span text:style-name="T1">147:1, 85-92. </text:span><text:a xlink:type="simple" xlink:href="https://doi.org/10.5091/plecevo.2014.883" text:style-name="Internet_20_link" text:visited-style-name="Visited_20_Internet_20_Link"><text:span text:style-name="T168">https://doi.org/10.5091/plecevo.2014.883</text:span></text:a></text:p>
      <text:p text:style-name="P20"/>
      <text:p text:style-name="P167"><text:span text:style-name="T1">Erin R. Murphy, Jacob Boxberger, Robert Colvin, Suk Je Lee, </text:span><text:span text:style-name="T8">Geoffrey Zahn</text:span><text:span text:style-name="T1">, Fred Loor, Kyoungtae Kim. </text:span><text:span text:style-name="T6">(</text:span><text:span text:style-name="T1">2011</text:span><text:span text:style-name="T6">)</text:span><text:span text:style-name="T1">. Pil1, an eisosome organizer, plays an important role in the recruitment of synaptojanins and amphiphysins to facilitate receptor-mediated endocytosis in yeast. <text:s/></text:span><text:span text:style-name="T32">European Journal of Cell Biology</text:span><text:span text:style-name="T1">, 90:10, 825-833. </text:span><text:a xlink:type="simple" xlink:href="https://doi.org/10.1016/j.ejcb.2011.06.006" text:style-name="Internet_20_link" text:visited-style-name="Visited_20_Internet_20_Link"><text:span text:style-name="T168">https://doi.org/10.1016/j.ejcb.2011.06.006</text:span></text:a></text:p>
      <text:p text:style-name="P151"><text:span text:style-name="T38"><text:line-break/></text:span><text:span text:style-name="T80">Pre-prints</text:span><text:span text:style-name="T79"> <text:s/></text:span><text:span text:style-name="T38"><text:tab/>Wainwright, B. J., Millar, T., Bowen, L., Hickman, K., Lee, J. N., Yeo, Z. Y., Huang, D., &amp; </text:span><text:span text:style-name="T46">Zahn, G.</text:span><text:span text:style-name="T38"> (2022). The <text:tab/><text:tab/>Mangrove Microbiome of the Malay Peninsula (p. 2022.11.21.517418). </text:span><text:span text:style-name="T33">bioRxiv</text:span><text:span text:style-name="T38">. <text:tab/><text:tab/><text:tab/><text:tab/><text:tab/></text:span><text:a xlink:type="simple" xlink:href="https://doi.org/10.1101/2022.11.21.517418" text:style-name="Internet_20_link" text:visited-style-name="Visited_20_Internet_20_Link"><text:span text:style-name="T221">https://doi.org/10.1101/2022.11.21.517418</text:span></text:a></text:p>
      <text:p text:style-name="P170"><text:span text:style-name="T39"><text:line-break/><text:tab/><text:tab/></text:span><text:span text:style-name="T40"><text:line-break/></text:span><text:span text:style-name="T9"><text:tab/><text:tab/></text:span></text:p>
      <text:p text:style-name="P66">TECHNICAL REPORTS</text:p>
      <text:p text:style-name="P169"/>
      <text:p text:style-name="P22"><text:tab/><text:tab/><text:span text:style-name="T198">Geoffrey Zahn and Tyler Hacking. 2019. Development of non-detrimental methods to survey fungal endophytes <text:tab/><text:tab/>in endangered cacti. Capitol Reef National Park Field Station Report.</text:span></text:p>
      <text:p text:style-name="P22"/>
      <text:p text:style-name="P23"><text:tab/><text:tab/>Geoffrey Zahn, Anthony Amend. 2017. Role of fungal endophytes and epiphytes in endangered</text:p>
      <text:p text:style-name="P21"><text:tab/><text:tab/>species conservation. <text:s/>O'ahu Army Natural Resources Program Year-End Report </text:p>
      <text:p text:style-name="P169"/>
      <text:p text:style-name="P21"><text:tab/><text:tab/>Geoffrey Zahn, Anthony Amend. 2016. Molecular assessment of wild Achatinella mustelina diet. O'ahu Army <text:tab/><text:tab/>Natural Resources Program Year-End Report </text:p>
      <text:p text:style-name="P169"/>
      <text:p text:style-name="P21"><text:tab/><text:tab/>Geoffrey Zahn, Anthony Amend. 2015. Molecular assessment of wild Achatinella mustelina diet. O'ahu Army <text:tab/><text:tab/>Natural Resources Program Year-End Report </text:p>
      <text:p text:style-name="P169"/>
      <text:p text:style-name="P51"/>
      <text:p text:style-name="P51">CODE CONTRIBUTIONS AND TUTORIALS</text:p>
      <text:p text:style-name="P128"/>
      <text:p text:style-name="P136"><text:span text:style-name="T111"><text:tab/><text:tab/></text:span><text:span text:style-name="T110">Tool</text:span><text:span text:style-name="T113"> for creating QIIME-compatible taxonomic databases from any subset of NCBI data.</text:span></text:p>
      <text:p text:style-name="P136"><text:span text:style-name="T113"><text:tab/><text:tab/></text:span><text:a xlink:type="simple" xlink:href="https://doi.org/10.5281/zenodo.3688556" text:style-name="Internet_20_link" text:visited-style-name="Visited_20_Internet_20_Link"><text:span text:style-name="T168">https://doi.org/10.5281/zenodo.3688556</text:span></text:a><text:span text:style-name="T113"><text:line-break/></text:span></text:p>
      <text:p text:style-name="P137"><text:span text:style-name="T117"><text:tab/><text:tab/>R for </text:span><text:span text:style-name="T118">exploratory</text:span><text:span text:style-name="T117"> data </text:span><text:span text:style-name="T118">analysis </text:span><text:span text:style-name="T117">course</text:span></text:p>
      <text:p text:style-name="P136"><text:span text:style-name="T113"><text:tab/><text:tab/></text:span><text:a xlink:type="simple" xlink:href="https://gzahn.github.io/data-course/" text:style-name="Internet_20_link" text:visited-style-name="Visited_20_Internet_20_Link"><text:span text:style-name="T168">https://gzahn.github.io/data-course/</text:span></text:a></text:p>
      <text:p text:style-name="P128"/>
      <text:p text:style-name="P140"><text:span text:style-name="T111"><text:tab/><text:tab/></text:span><text:span text:style-name="T113">Collection of custom bioinformatics tools</text:span><text:span text:style-name="T115"><text:line-break/><text:tab/><text:tab/></text:span><text:a xlink:type="simple" xlink:href="https://github.com/gzahn/tools" text:style-name="Internet_20_link" text:visited-style-name="Visited_20_Internet_20_Link"><text:span text:style-name="Internet_20_link"><text:span text:style-name="T111">https://github.com/gzahn/tools</text:span></text:span></text:a></text:p>
      <text:p text:style-name="P140"><text:span text:style-name="T111"><text:line-break/><text:tab/><text:tab/></text:span><text:span text:style-name="T114">Bioinformatics Data Skills course</text:span></text:p>
      <text:p text:style-name="P140"><text:span text:style-name="T109"><text:tab/><text:tab/></text:span><text:a xlink:type="simple" xlink:href="https://gzahn.github.io/binf-data-skills/" text:style-name="Internet_20_link" text:visited-style-name="Visited_20_Internet_20_Link"><text:span text:style-name="T168">https://gzahn.github.io/binf-data-skills/</text:span></text:a><text:span text:style-name="T111"><text:line-break/></text:span></text:p>
      <text:p text:style-name="P133"><text:span text:style-name="T9">AWARDS AND FUNDING </text:span><text:span text:style-name="T19">(Total: $1,1</text:span><text:span text:style-name="T56">82</text:span><text:span text:style-name="T55">,738</text:span><text:span text:style-name="T19">)</text:span></text:p>
      <text:p text:style-name="P35"/>
      <text:p text:style-name="P61">202<text:span text:style-name="T218">2</text:span><text:tab/><text:tab/><text:span text:style-name="T145">College of Science Dean's Award of Excellence for Scholarship – Utah Valley University</text:span></text:p>
      <text:p text:style-name="P112"/>
      <text:p text:style-name="P60">2020<text:tab/><text:tab/><text:span text:style-name="T145">College of Science Dean's Award of Excellence for Scholarship – Utah Valley University (</text:span>$2,750<text:span text:style-name="T145">)</text:span></text:p>
      <text:p text:style-name="P35"/>
      <text:p text:style-name="P37">2019<text:tab/><text:tab/><text:span text:style-name="T145">Presidential Fellowship for Faculty Scholarship – Utah Valley University (</text:span>$8,000<text:span text:style-name="T145">)</text:span></text:p>
      <text:p text:style-name="P95"><text:tab/><text:tab/>PI: “Soil microbial predation in a changing climate”</text:p>
      <text:p text:style-name="P98"/>
      <text:p text:style-name="P32">2018<text:tab/><text:tab/><text:span text:style-name="T145">NSF (DUE – 1833880) (</text:span>$972,287<text:span text:style-name="T145">) </text:span></text:p>
      <text:p text:style-name="P93"><text:tab/><text:tab/>PI: “Faculty-Mentored Experiences for Improving Undergraduate Biology Student Outcomes”</text:p>
      <text:p text:style-name="P35"/>
      <text:p text:style-name="P34">2018<text:tab/><text:tab/><text:span text:style-name="T145">SEED Grant for Engaged Learning (</text:span>$9,597<text:span text:style-name="T145">) – Utah Valley University</text:span></text:p>
      <text:p text:style-name="P34"><text:span text:style-name="T145"><text:tab/><text:tab/></text:span><text:span text:style-name="T146">PI: “Engaging undergraduates in advanced research – </text:span><text:span text:style-name="T145">Year two”</text:span></text:p>
      <text:p text:style-name="P98"/>
      <text:p text:style-name="P29">2018<text:tab/><text:tab/><text:span text:style-name="T145">Capitol Reef National Park Field Station Grant (</text:span>$2,550<text:span text:style-name="T145">)</text:span></text:p>
      <text:p text:style-name="P89"><text:tab/><text:tab/>PI: “Development of non-detrimental methods to survey fungal endophytes in endangered cacti”</text:p>
      <text:p text:style-name="P89"/>
      <text:p text:style-name="P29"><text:span text:style-name="T144">2018<text:tab/><text:tab/></text:span><text:span text:style-name="T146">GREEN Grant (</text:span><text:span text:style-name="T144">$29,327</text:span><text:span text:style-name="T146">) – Utah Valley Univer</text:span><text:span text:style-name="T147">s</text:span><text:span text:style-name="T146">ity</text:span></text:p>
      <text:p text:style-name="P133"><text:span text:style-name="T84"><text:tab/><text:tab/>Co-PI: “</text:span><text:span text:style-name="T60">Assessing the Implementation of Undergraduate Research Teams at an Open Enrollment Institution”</text:span></text:p>
      <text:p text:style-name="P35"/>
      <text:p text:style-name="P28"/>
      <text:p text:style-name="P28"><text:span text:style-name="T144">2</text:span>018<text:tab/><text:tab/><text:span text:style-name="T146">SEED Grant for Engaged Learning (</text:span><text:span text:style-name="T144">$9,650</text:span><text:span text:style-name="T146">) – Utah Valley University</text:span></text:p>
      <text:p text:style-name="P86"><text:soft-page-break/><text:tab/><text:tab/>PI: “Engaging undergraduates in advanced research: The functional roles of halophilic fungi along a salinity <text:tab/><text:tab/>gradient in the Great Salt Lake”</text:p>
      <text:p text:style-name="P35"/>
      <text:p text:style-name="P133"><text:span text:style-name="T9">2016<text:tab/><text:tab/></text:span><text:span text:style-name="T83">Mycological Society of America Translational Mycology </text:span><text:span text:style-name="T85">Postdoctoral </text:span><text:span text:style-name="T83">Award (</text:span><text:span text:style-name="T9">$2,500</text:span><text:span text:style-name="T83">)</text:span></text:p>
      <text:p text:style-name="P133"><text:span text:style-name="T83"><text:tab/><text:tab/>"</text:span><text:span text:style-name="T41">Plant conservation from a microbial perspective"</text:span></text:p>
      <text:p text:style-name="P35"/>
      <text:p text:style-name="P35"/>
      <text:p text:style-name="P133"><text:span text:style-name="T9">2015<text:tab/><text:tab/></text:span><text:span text:style-name="T83">Oahu Army Natural Resources Program – Rare Plant Management (</text:span><text:span text:style-name="T9">$40,500</text:span><text:span text:style-name="T83">)</text:span></text:p>
      <text:p text:style-name="P94"><text:tab/><text:tab/>Co-Investigator and Writer - "Restoration of critically endangered Hawaiian native plants by understanding and <text:tab/><text:tab/>manipulating foliar microbial symbionts" </text:p>
      <text:p text:style-name="P35"/>
      <text:p text:style-name="P133"><text:span text:style-name="T9">2014</text:span><text:span text:style-name="T2"><text:tab/><text:tab/>Japan Society for the Promotion of Science (JSPS) Alumnus Travel Award (</text:span><text:span text:style-name="T9">$750</text:span><text:span text:style-name="T2">)</text:span></text:p>
      <text:p text:style-name="P6"><text:tab/><text:tab/><text:span text:style-name="T165">Presentation: “Harnessing eukaryotic microbes in agricultural soils for reduced carbon turnover”</text:span></text:p>
      <text:p text:style-name="P6"/>
      <text:p text:style-name="P133"><text:span text:style-name="T9">2014</text:span><text:span text:style-name="T2"><text:tab/><text:tab/>Dept. of Energy Joint Genome Institute IMG Workshop Travel Award (</text:span><text:span text:style-name="T9">$425</text:span><text:span text:style-name="T2">)</text:span></text:p>
      <text:p text:style-name="P35"/>
      <text:p text:style-name="P133"><text:span text:style-name="T9">2013</text:span><text:span text:style-name="T2"><text:tab/><text:tab/>JSPS Summer Research Fellowship (JSPS-SP01363) (</text:span><text:span text:style-name="T9">$12,500</text:span><text:span text:style-name="T2">)<text:line-break/><text:tab/><text:tab/>Co-P.I. - "</text:span><text:span text:style-name="T7">The Importance of Microbial Interactions to Soil Carbon Cycling on a Warming Planet"</text:span></text:p>
      <text:p text:style-name="P70"/>
      <text:p text:style-name="P142"><text:span text:style-name="T8">2013</text:span><text:span text:style-name="T1"><text:tab/><text:tab/>NSF EAPSI Grant (OISE-1308856) (</text:span><text:span text:style-name="T9">$5,070</text:span><text:span text:style-name="T1">)<text:line-break/><text:tab/><text:tab/>P.I. - "</text:span><text:span text:style-name="T120">The Importance of Microbial Interactions to Soil Carbon Cycling on a Warming Planet"</text:span><text:span text:style-name="T1"><text:line-break/><text:line-break/></text:span><text:span text:style-name="T8">2013</text:span><text:span text:style-name="T1"><text:tab/><text:tab/></text:span><text:span text:style-name="T33">Clean Air – Cool Planet </text:span><text:span text:style-name="T1">Climate Fellowship (</text:span><text:span text:style-name="T9">$5,000</text:span><text:span text:style-name="T1">)</text:span></text:p>
      <text:p text:style-name="P11"><text:tab/><text:tab/><text:span text:style-name="T165">Fellowship: “Assessing the status of USDA Green Ribbon Schools nationally” </text:span></text:p>
      <text:p text:style-name="P11"/>
      <text:p text:style-name="P133"><text:span text:style-name="T8">2011<text:tab/><text:tab/></text:span><text:span text:style-name="T1">Mycological Society of America Travel Award (</text:span><text:span text:style-name="T9">$350</text:span><text:span text:style-name="T1">)</text:span></text:p>
      <text:p text:style-name="P70"/>
      <text:p text:style-name="P133"><text:span text:style-name="T8">2011</text:span><text:span text:style-name="T1"><text:tab/><text:tab/>NSF GK-12 Fellowship (</text:span><text:span text:style-name="T9">$30,500</text:span><text:span text:style-name="T1">)<text:line-break/><text:tab/><text:tab/></text:span><text:span text:style-name="T3">Fellowship: </text:span><text:span text:style-name="T1">"</text:span><text:span text:style-name="T120">Inquiry and Innovative Thinking by Design</text:span><text:span text:style-name="T1">"</text:span></text:p>
      <text:p text:style-name="P11"/>
      <text:p text:style-name="P41"/>
      <text:p text:style-name="P41">STUDENT <text:span text:style-name="T206">MENTEE</text:span> FUNDING</text:p>
      <text:p text:style-name="P41"/>
      <text:p text:style-name="P181"><text:span text:style-name="T25">2</text:span><text:span text:style-name="T9">023<text:tab/><text:tab/></text:span><text:span text:style-name="T100">Scholarly Activities Committee (SAC) Grant awarded to </text:span><text:span text:style-name="T83">Annette Lewis (</text:span><text:span text:style-name="T9">$746</text:span><text:span text:style-name="T83">)</text:span><text:span text:style-name="T67"> </text:span></text:p>
      <text:p text:style-name="P181"><text:span text:style-name="T67"><text:tab/><text:tab/></text:span><text:span text:style-name="T83">Does Higher Phylogenetic Diversity in Fungal Communities Lead to Faster Decomposition?</text:span></text:p>
      <text:p text:style-name="P183"/>
      <text:p text:style-name="P152"><text:span text:style-name="T25">2023<text:tab/><text:tab/></text:span><text:span text:style-name="T100">Scholarly Activities Committee (SAC) Grant awarded to </text:span><text:span text:style-name="T67">Austen Miller (</text:span><text:span text:style-name="T55">$3,769</text:span><text:span text:style-name="T67">)</text:span></text:p>
      <text:p text:style-name="P80"><text:tab/><text:tab/>Characterizing a potentially new fungal pathogen of basil</text:p>
      <text:p text:style-name="P80"/>
      <text:p text:style-name="P152"><text:span text:style-name="T55">2023</text:span><text:span text:style-name="T67"><text:tab/><text:tab/></text:span><text:span text:style-name="T61">Scholarly Activities Committee </text:span><text:span text:style-name="T68">(SAC)</text:span><text:span text:style-name="T61"> Grant awarded to </text:span><text:span text:style-name="T67">Ozzly Rallis (</text:span><text:span text:style-name="T55">$1,919</text:span><text:span text:style-name="T67">)</text:span></text:p>
      <text:p text:style-name="P80"><text:tab/><text:tab/>Effects of nicotine-based pesticides on fungal foliar endophytes</text:p>
      <text:p text:style-name="P80"/>
      <text:p text:style-name="P152"><text:span text:style-name="T55">2023</text:span><text:span text:style-name="T69"> </text:span><text:span text:style-name="T100"><text:s/><text:tab/><text:tab/></text:span><text:span text:style-name="T92">Scholarly Activities Committee </text:span><text:span text:style-name="T93">(SAC)</text:span><text:span text:style-name="T92"> Grant awarded to </text:span><text:span text:style-name="T67">Hayden Johnson (</text:span><text:span text:style-name="T55">$1,440</text:span><text:span text:style-name="T67">)</text:span></text:p>
      <text:p text:style-name="P80"><text:tab/><text:tab/>Foliar endophytes' influence on root architecture</text:p>
      <text:p text:style-name="P80"/>
      <text:p text:style-name="P152"><text:span text:style-name="T55">2023</text:span><text:span text:style-name="T67"><text:tab/><text:tab/></text:span><text:span text:style-name="T61">Scholarly Activities Committee </text:span><text:span text:style-name="T68">(SAC)</text:span><text:span text:style-name="T61"> Grant awarded to </text:span><text:span text:style-name="T67">Whitney Kraatz (</text:span><text:span text:style-name="T55">$518</text:span><text:span text:style-name="T67">)</text:span></text:p>
      <text:p text:style-name="P152"><text:span text:style-name="T67"><text:tab/><text:tab/>Developing a scalable protocol</text:span><text:span text:style-name="T90"> </text:span><text:span text:style-name="T100">for recycling paper waste with edible mushrooms</text:span></text:p>
      <text:p text:style-name="P41"/>
      <text:p text:style-name="P153"><text:span text:style-name="T15">2</text:span><text:span text:style-name="T9">022<text:tab/><text:tab/></text:span><text:span text:style-name="T101">Board of Trustees Research Scholarship Award to advisee </text:span><text:span text:style-name="T83">Magnolia Morelli</text:span><text:span text:style-name="T101"> (</text:span><text:span text:style-name="T26">$6,000</text:span><text:span text:style-name="T101">)</text:span></text:p>
      <text:p text:style-name="P153"><text:span text:style-name="T101"><text:tab/></text:span><text:span text:style-name="T83"><text:tab/>Sequencing the genome of a newly described Gymnopus species<text:tab/><text:tab/></text:span></text:p>
      <text:p text:style-name="P120"/>
      <text:p text:style-name="P150"><text:span text:style-name="T15">2</text:span><text:span text:style-name="T24">022<text:tab/><text:tab/></text:span><text:span text:style-name="T92">Scholarly Activities Committee </text:span><text:span text:style-name="T93">(SAC)</text:span><text:span text:style-name="T92"> Grant awarded to </text:span><text:span text:style-name="T66">Nichole Paulette</text:span><text:span text:style-name="T90"> </text:span><text:span text:style-name="T99">(</text:span><text:span text:style-name="T20">$</text:span><text:span text:style-name="T24">769</text:span><text:span text:style-name="T99">)</text:span></text:p>
      <text:p text:style-name="P149"><text:span text:style-name="T99"><text:tab/></text:span><text:span text:style-name="T83"><text:tab/>Effects of Ethanol Vapor on the Germination of </text:span><text:span text:style-name="T34">Baudoinia compniacensis<text:line-break/></text:span></text:p>
      <text:p text:style-name="P150"><text:span text:style-name="T47">2022<text:tab/><text:tab/></text:span><text:span text:style-name="T42">Scholarly Activities Committee </text:span><text:span text:style-name="T43">(SAC)</text:span><text:span text:style-name="T42"> Grant awarded to </text:span><text:span text:style-name="T82">Lauren Groathouse </text:span><text:span text:style-name="T45">(</text:span><text:span text:style-name="T48">$</text:span><text:span text:style-name="T81">602</text:span><text:span text:style-name="T45">)<text:line-break/></text:span><text:span text:style-name="T44"><text:tab/><text:tab/>Exploring the relationship between arthropod and plant endophyte microbiota</text:span><text:span text:style-name="T49"><text:line-break/><text:line-break/></text:span><text:span text:style-name="T47">2022<text:tab/><text:tab/></text:span><text:span text:style-name="T42">Scholarly Activities Committee </text:span><text:span text:style-name="T43">(SAC)</text:span><text:span text:style-name="T42"> Grant awarded to </text:span><text:span text:style-name="T82">Zachary Petersen </text:span><text:span text:style-name="T45">(</text:span><text:span text:style-name="T48">$</text:span><text:span text:style-name="T81">728</text:span><text:span text:style-name="T45">)<text:line-break/></text:span><text:span text:style-name="T44"><text:tab/><text:tab/>Predation of Pathogenic </text:span><text:span text:style-name="T35">Staphylococcus sp. </text:span><text:span text:style-name="T44">by Slime Molds<text:line-break/><text:line-break/></text:span><text:span text:style-name="T47">2022<text:tab/><text:tab/></text:span><text:span text:style-name="T42">Scholarly Activities Committee </text:span><text:span text:style-name="T43">(SAC)</text:span><text:span text:style-name="T42"> Grant awarded to </text:span><text:span text:style-name="T82">Nicholas Fryer </text:span><text:span text:style-name="T45">(</text:span><text:span text:style-name="T48">$</text:span><text:span text:style-name="T81">888</text:span><text:span text:style-name="T45">)<text:line-break/></text:span><text:span text:style-name="T44"><text:tab/><text:tab/>UVU's GRIT Garden Underground Fungal Map</text:span><text:span text:style-name="T45"><text:line-break/></text:span></text:p>
      <text:p text:style-name="P145"><text:span text:style-name="T15">2</text:span><text:span text:style-name="T9">022<text:tab/><text:tab/></text:span><text:span text:style-name="T92">Scholarly Activities Committee </text:span><text:span text:style-name="T93">(SAC)</text:span><text:span text:style-name="T92"> Grant awarded to </text:span><text:span text:style-name="T59">Samuel Anaya</text:span><text:span text:style-name="T90"> </text:span><text:span text:style-name="T83">(</text:span><text:span text:style-name="T9">$991</text:span><text:span text:style-name="T83">)</text:span></text:p>
      <text:p text:style-name="P111"><text:tab/><text:tab/>Evolutionary recovery of alcohol tolerance in yeast</text:p>
      <text:p text:style-name="P146"><text:span text:style-name="T15"><text:line-break/>2</text:span><text:span text:style-name="T20">022<text:tab/><text:tab/></text:span><text:span text:style-name="T92">Scholarly Activities Committee </text:span><text:span text:style-name="T93">(SAC)</text:span><text:span text:style-name="T92"> Grant awarded to </text:span><text:span text:style-name="T64">Brittany Bugg (</text:span><text:span text:style-name="T53">$256</text:span><text:span text:style-name="T64">)</text:span></text:p>
      <text:p text:style-name="P79"><text:tab/><text:tab/>Order of arrival and community assembly in wood decomposers</text:p>
      <text:p text:style-name="P146"><text:soft-page-break/><text:span text:style-name="T64"><text:line-break/></text:span><text:span text:style-name="T53">2022</text:span><text:span text:style-name="T16"> <text:tab/><text:tab/></text:span><text:span text:style-name="T92">Scholarly Activities Committee </text:span><text:span text:style-name="T93">(SAC)</text:span><text:span text:style-name="T92"> Grant awarded to </text:span><text:span text:style-name="T64">Miles Spencer (</text:span><text:span text:style-name="T53">$958</text:span><text:span text:style-name="T64">)<text:line-break/><text:tab/><text:tab/>Mammal dispersal of fungi in urban areas</text:span><text:span text:style-name="T90"> </text:span></text:p>
      <text:p text:style-name="P144"><text:span text:style-name="T20"><text:line-break/></text:span><text:span text:style-name="T15">2</text:span><text:span text:style-name="T18">021<text:tab/><text:tab/></text:span><text:span text:style-name="T95">Undergraduate Research Grant (URSCA) </text:span><text:span text:style-name="T96">awarded to advisee</text:span><text:span text:style-name="T97"> </text:span><text:span text:style-name="T63">Magnolia Morelli</text:span><text:span text:style-name="T97"><text:tab/>(</text:span><text:span text:style-name="T14">$</text:span><text:span text:style-name="T52">1,944</text:span><text:span text:style-name="T97">)<text:tab/><text:tab/><text:tab/><text:tab/></text:span><text:span text:style-name="T63">Primate Mycophagy in the Tropics</text:span></text:p>
      <text:p text:style-name="P143"><text:span text:style-name="T15"><text:line-break/>2021<text:tab/><text:tab/></text:span><text:span text:style-name="T92">Scholarly Activities Committee </text:span><text:span text:style-name="T93">(SAC)</text:span><text:span text:style-name="T92"> Grant awarded to </text:span><text:span text:style-name="T62">Rollo Simmons</text:span><text:span text:style-name="T90"> (</text:span><text:span text:style-name="T16">$</text:span><text:span text:style-name="T17">3</text:span><text:span text:style-name="T51">75</text:span><text:span text:style-name="T90">)</text:span></text:p>
      <text:p text:style-name="P143"><text:span text:style-name="T90"><text:tab/><text:tab/></text:span><text:span text:style-name="T94">Survey of a</text:span><text:span text:style-name="T62">quatic fungi in Utah Lake</text:span></text:p>
      <text:p text:style-name="P50"/>
      <text:p text:style-name="P58">2021<text:tab/><text:tab/><text:span text:style-name="T152">Scholarly Activities Committee </text:span><text:span text:style-name="T151">(SAC)</text:span><text:span text:style-name="T152"> Grant awarded to </text:span><text:span text:style-name="T145">Branden Petersen</text:span><text:span text:style-name="T158"> (</text:span><text:span text:style-name="T215">$</text:span>906<text:span text:style-name="T158">)</text:span></text:p>
      <text:p text:style-name="P141"><text:span text:style-name="T90"><text:tab/><text:tab/>MRSA </text:span><text:span text:style-name="T91">antagonism </text:span><text:span text:style-name="T90">in fungal species across Utah County</text:span></text:p>
      <text:p text:style-name="P49"/>
      <text:p text:style-name="P49">2020<text:tab/><text:tab/><text:span text:style-name="T147">Undergraduate Research Grant (URSCA) </text:span><text:span text:style-name="T154">awarded to advisee</text:span><text:span text:style-name="T145">s Reagan Dodge and Natalia Backman <text:tab/>(</text:span>$2,900<text:span text:style-name="T145">)<text:tab/><text:tab/>Converting cellulose waste into gourmet edible mushrooms</text:span></text:p>
      <text:p text:style-name="P47"/>
      <text:p text:style-name="P47">2020<text:tab/><text:tab/><text:span text:style-name="T152">Scholarly Activities Committee </text:span><text:span text:style-name="T151">(SAC)</text:span><text:span text:style-name="T152"> Grant awarded to </text:span><text:span text:style-name="T145">Sarah van Dijk (</text:span>$1,833<text:span text:style-name="T145">)</text:span></text:p>
      <text:p text:style-name="P48"><text:span text:style-name="T152"><text:tab/><text:tab/></text:span><text:span text:style-name="T153">PI: “Determining the effect of different pathogens on </text:span><text:span text:style-name="T129">Arabidopsis thaliana</text:span><text:span text:style-name="T153"> root architecture”</text:span></text:p>
      <text:p text:style-name="P101"/>
      <text:p text:style-name="P47"><text:span text:style-name="T205">2</text:span>020<text:tab/><text:tab/><text:span text:style-name="T152">Scholarly Activities Committee </text:span><text:span text:style-name="T151">(SAC)</text:span><text:span text:style-name="T152"> Grant awarded to </text:span><text:span text:style-name="T153">Logan Wesemann (</text:span><text:span text:style-name="T206">$439</text:span><text:span text:style-name="T153">)</text:span></text:p>
      <text:p text:style-name="P46"><text:span text:style-name="T152"><text:tab/><text:tab/></text:span><text:span text:style-name="T153">PI: “Limiting ice nucleation from </text:span><text:span text:style-name="T129">P. syringae</text:span><text:span text:style-name="T153"> using biocontrol”</text:span></text:p>
      <text:p text:style-name="P102"/>
      <text:p text:style-name="P45">2020<text:tab/><text:tab/><text:span text:style-name="T145">Scholarly Activities Committee </text:span><text:span text:style-name="T151">(SAC)</text:span><text:span text:style-name="T145"> Grant awarded to Erika Lakin (</text:span>$1,440<text:span text:style-name="T145">)</text:span></text:p>
      <text:p text:style-name="P133"><text:tab/><text:tab/><text:span text:style-name="T61">PI: “Fungal endophytes and the hybrid advantage in crucifers”</text:span></text:p>
      <text:p text:style-name="P44"/>
      <text:p text:style-name="P44">2019<text:tab/><text:tab/><text:span text:style-name="T147">Undergraduate Research Grant (URSCA) </text:span><text:span text:style-name="T145">awarded to advisee Connor Glassford (</text:span>$743<text:span text:style-name="T145">)</text:span></text:p>
      <text:p text:style-name="P100"><text:tab/><text:tab/>PI: “Novel antimicrobials from extremophilic fungi”</text:p>
      <text:p text:style-name="P44"/>
      <text:p text:style-name="P44">2019<text:tab/><text:tab/><text:span text:style-name="T147">Undergraduate Research Grant (URSCA) </text:span><text:span text:style-name="T145">awarded to advisee Clayton Rawson (</text:span>$1,460<text:span text:style-name="T145">)</text:span></text:p>
      <text:p text:style-name="P100"><text:tab/><text:tab/>PI: “Survey of extremophilic fungi in Utah”</text:p>
      <text:p text:style-name="P100"/>
      <text:p text:style-name="P44">2019<text:tab/><text:tab/><text:span text:style-name="T147">Undergraduate Research Grant (URSCA) </text:span><text:span text:style-name="T145">awarded to advisee McKenzie Bell (</text:span>$954<text:span text:style-name="T145">)</text:span></text:p>
      <text:p text:style-name="P100"><text:tab/><text:tab/>PI: “Fungal bioremediation of microplastics”</text:p>
      <text:p text:style-name="P100"/>
      <text:p text:style-name="P44">2019<text:tab/><text:tab/><text:span text:style-name="T147">Undergraduate Research Grant (URSCA) </text:span><text:span text:style-name="T145">awarded to advisee Katia L’Ecuyer (</text:span>$854<text:span text:style-name="T145">)</text:span></text:p>
      <text:p text:style-name="P100"><text:tab/><text:tab/>PI: “Produce aisle endophytes”</text:p>
      <text:p text:style-name="P41"/>
      <text:p text:style-name="P41">2019<text:tab/><text:tab/><text:span text:style-name="T145">Board of Trustees Research Scholarship Award to advisee Jonathan Wasden (</text:span>$6,000<text:span text:style-name="T145">)</text:span></text:p>
      <text:p text:style-name="P99"><text:tab/><text:tab/>PI: “Forest fires and soil fungal recovery”</text:p>
      <text:p text:style-name="P99"/>
      <text:p text:style-name="P39">2019<text:tab/><text:tab/><text:span text:style-name="T147">Undergraduate Research Grant (URSCA) awarded to advisee </text:span><text:span text:style-name="T145">Jonathan Wasden</text:span><text:span text:style-name="T148"> </text:span><text:span text:style-name="T147">(</text:span><text:span text:style-name="T165">$</text:span>1,987<text:span text:style-name="T147">)</text:span></text:p>
      <text:p text:style-name="P97"><text:tab/><text:tab/>PI: “<text:span text:style-name="T190">Forest fires and endophytes</text:span>”</text:p>
      <text:p text:style-name="P39"/>
      <text:p text:style-name="P39">2019<text:tab/><text:tab/><text:span text:style-name="T147">Undergraduate Research Grant (URSCA) awarded to advisees </text:span><text:span text:style-name="T145">Natiri Swenson </text:span><text:span text:style-name="T147">(</text:span><text:span text:style-name="T165">$</text:span>840<text:span text:style-name="T147">)</text:span></text:p>
      <text:p text:style-name="P97"><text:tab/><text:tab/>PI: “<text:span text:style-name="T190">Pathogenic nematode density under various orchard management strategies</text:span>”</text:p>
      <text:p text:style-name="P33"/>
      <text:p text:style-name="P40">2018<text:tab/><text:tab/><text:span text:style-name="T147">Undergraduate Research Grant (URSCA) awarded to advisees </text:span><text:span text:style-name="T145">Alyssa Tidwell and Jenni Lawrence </text:span><text:span text:style-name="T147">(</text:span><text:span text:style-name="T165">$</text:span>2,970<text:span text:style-name="T147">)</text:span></text:p>
      <text:p text:style-name="P97"><text:tab/><text:tab/>PI: “<text:span text:style-name="T176">Fungal and bacterial community structure during wetland recovery</text:span>”</text:p>
      <text:p text:style-name="P30"/>
      <text:p text:style-name="P40">2018<text:tab/><text:tab/><text:span text:style-name="T147">Undergraduate Research Grant (URSCA) awarded to advisees </text:span><text:span text:style-name="T145">Spencer McGee</text:span><text:span text:style-name="T147"> (</text:span><text:span text:style-name="T165">$</text:span>1,740<text:span text:style-name="T147">)</text:span></text:p>
      <text:p text:style-name="P97"><text:tab/><text:tab/>PI: “<text:span text:style-name="T176">Soil microbial responses after the Pole Creek Fire in Utah</text:span>”</text:p>
      <text:p text:style-name="P30"/>
      <text:p text:style-name="P40">2018<text:tab/><text:tab/><text:span text:style-name="T147">Undergraduate Research Grant (URSCA) awarded to advisee </text:span><text:span text:style-name="T145">Garrett Matthews</text:span><text:span text:style-name="T147"> (</text:span><text:span text:style-name="T165">$</text:span>978<text:span text:style-name="T147">)</text:span></text:p>
      <text:p text:style-name="P97"><text:tab/><text:tab/>PI: “<text:span text:style-name="T176">Examining the roles of endophytes in leaf decomposition</text:span>”</text:p>
      <text:p text:style-name="P30"/>
      <text:p text:style-name="P40">2018<text:tab/><text:tab/><text:span text:style-name="T147">Undergraduate Research Grant (URSCA) awarded to advisee</text:span><text:span text:style-name="T145">s</text:span><text:span text:style-name="T147"> </text:span><text:span text:style-name="T145">Bryce Brunetti and Jordan Bayly</text:span><text:span text:style-name="T147"> (</text:span><text:span text:style-name="T165">$</text:span>833<text:span text:style-name="T147">)</text:span></text:p>
      <text:p text:style-name="P97"><text:tab/><text:tab/>PI: “<text:span text:style-name="T176">Underwater heroes: finding a chytrid antagonist</text:span>”</text:p>
      <text:p text:style-name="P30"/>
      <text:p text:style-name="P30">2018<text:tab/><text:tab/><text:span text:style-name="T145">Undergraduate Research Grant (URSCA) awarded to advisees Nicholas Long and Harrison Haws (</text:span>$3,000<text:span text:style-name="T145">)</text:span></text:p>
      <text:p text:style-name="P97"><text:tab/><text:tab/>PI: “Lifestyle determinants of the human oral mycobiome”</text:p>
      <text:p text:style-name="P97"/>
      <text:p text:style-name="P30">2018<text:tab/><text:tab/><text:span text:style-name="T145">Undergraduate Research Grant (URSCA) awarded to advisees Alyssa Tidwell and Spencer McGee (</text:span>$3,000<text:span text:style-name="T145">)</text:span></text:p>
      <text:p text:style-name="P97"><text:tab/><text:tab/>PI: “<text:span text:style-name="T166">Community assembly of</text:span> soil fungi <text:span text:style-name="T167">within a fire chronosequence</text:span>”</text:p>
      <text:p text:style-name="P97"/>
      <text:p text:style-name="P30">2018<text:tab/><text:tab/><text:span text:style-name="T145">Undergraduate Research Grant (URSCA) awarded to advisee Bryce Brunetti (</text:span>$350<text:span text:style-name="T145">)</text:span></text:p>
      <text:p text:style-name="P97"><text:tab/><text:tab/>PI: “Construction of a mock fungal community for high-throughput amplicon research”</text:p>
      <text:p text:style-name="P97"/>
      <text:p text:style-name="P27"/>
      <text:p text:style-name="P27"/>
      <text:p text:style-name="P27"/>
      <text:p text:style-name="P27"><text:soft-page-break/></text:p>
      <text:p text:style-name="P27"/>
      <text:p text:style-name="P27"/>
      <text:p text:style-name="P27">PRESENTATIONS</text:p>
      <text:p text:style-name="P27"/>
      <text:p text:style-name="P31">Invited Seminars:</text:p>
      <text:p text:style-name="P26"/>
      <text:p text:style-name="P175"><text:span text:style-name="T31">2022<text:tab/>“</text:span><text:span text:style-name="T104">Less content, more context: </text:span><text:span text:style-name="T72">Research as pedagogy in undergraduate mycology courses</text:span><text:span text:style-name="T104">”<text:line-break/>Mycological Society of America, </text:span><text:span text:style-name="T73">Gainesville</text:span><text:span text:style-name="T104">, FL, USA</text:span></text:p>
      <text:p text:style-name="P76"/>
      <text:p text:style-name="P174"><text:span text:style-name="T30">2019<text:tab/></text:span><text:span text:style-name="T103">“Who’s there and who cares: the how and why of fungal community structure”</text:span></text:p>
      <text:p text:style-name="P122"><text:tab/>Brigham Young University, UT, USA</text:p>
      <text:p text:style-name="P122"/>
      <text:p text:style-name="P173"><text:span text:style-name="T30">2018<text:tab/></text:span><text:span text:style-name="T103">“</text:span><text:a xlink:type="simple" xlink:href="https://github.com/gzahn/Profile/blob/master/Cause_and_Cons_fungal_Community.pdf" text:style-name="Internet_20_link" text:visited-style-name="Visited_20_Internet_20_Link"><text:span text:style-name="T168">The causes and consequences of fungal community structure</text:span></text:a><text:span text:style-name="T103">”</text:span></text:p>
      <text:p text:style-name="P118"><text:tab/>University of Arkansas, <text:span text:style-name="T204">AR, </text:span>USA</text:p>
      <text:p text:style-name="P72"/>
      <text:p text:style-name="P173"><text:span text:style-name="T8">2018<text:tab/></text:span><text:span text:style-name="T83">“The causes and consequences of fungal community structure”</text:span></text:p>
      <text:p text:style-name="P118"><text:tab/>Missouri State University, USA</text:p>
      <text:p text:style-name="P118"/>
      <text:p text:style-name="P172"><text:span text:style-name="T8">2016<text:tab/></text:span><text:span text:style-name="T83">“Picky Eaters: Prey choice by soil protists is altered by temperature and soil structure”<text:line-break/>Cornell University, Ithaca, NY, USA</text:span></text:p>
      <text:p text:style-name="P92"><text:s/><text:tab/></text:p>
      <text:p text:style-name="P171"><text:span text:style-name="T8">2015<text:tab/>“</text:span><text:span text:style-name="T32">Effects of belowground trophic complexity on carbon cycling under changing climatic and edaphic conditions”</text:span><text:span text:style-name="T1"> Joint Genome Institute, Walnut Creek, CA, USA</text:span></text:p>
      <text:p text:style-name="P4"/>
      <text:p text:style-name="P171"><text:span text:style-name="T8">2015<text:tab/></text:span><text:span text:style-name="T32">“The functional and distributional ecology of mycetozoans under changing edaphic and climatic dynamics” </text:span><text:span text:style-name="T1">Climate Impact Research Center, Abisko, Sweden</text:span></text:p>
      <text:p text:style-name="P4"/>
      <text:p text:style-name="Standard"><text:span text:style-name="T8">2014</text:span><text:span text:style-name="T1"><text:tab/><text:tab/>“</text:span><text:span text:style-name="T32">Public science literacy and targeted environmental initiatives</text:span><text:span text:style-name="T1">” NWA Environmental Programs Symposium </text:span></text:p>
      <text:p text:style-name="P4"/>
      <text:p text:style-name="Standard"><text:span text:style-name="T8">2014</text:span><text:span text:style-name="T1"><text:tab/><text:tab/>“</text:span><text:span text:style-name="T32">The functional and distributional ecology of slime molds in a changing climate</text:span><text:span text:style-name="T1">” NIAES, Tsukuba, Japan</text:span></text:p>
      <text:p text:style-name="P24"/>
      <text:p text:style-name="P171"><text:span text:style-name="T8">2013</text:span><text:span text:style-name="T1"><text:tab/>“</text:span><text:span text:style-name="T32">The Ecology of Soil Mycetozoa</text:span><text:span text:style-name="T1">” Japan Agency for Marine-Earth Science and Technology, Yokosuka, Japan</text:span></text:p>
      <text:p text:style-name="P24"/>
      <text:p text:style-name="P171"><text:span text:style-name="T8">2012</text:span><text:span text:style-name="T1"><text:tab/>“</text:span><text:span text:style-name="T33">The Mycetozoans</text:span><text:span text:style-name="T1">” Organization for Tropical Studies, Las Cruces, Costa Rica </text:span></text:p>
      <text:p text:style-name="P24"/>
      <text:p text:style-name="P31">Posters and Talks:</text:p>
      <text:p text:style-name="P4"/>
      <text:p text:style-name="P180"><text:span text:style-name="T8">2023<text:tab/></text:span><text:span text:style-name="T37">"</text:span><text:span text:style-name="T34">Aquatic Plant-Associated Fungi Along an Urbanization Gradient"</text:span></text:p>
      <text:p text:style-name="P121"><text:tab/>Mycological Society of America, Flagstaff, AZ, USA</text:p>
      <text:p text:style-name="P176"/>
      <text:p text:style-name="P180"><text:span text:style-name="T8">2023<text:tab/></text:span><text:span text:style-name="T37">"</text:span><text:span text:style-name="T34">Metagenomic Tools for Mycobiome Analyses in Model vs. Non-Model Systems"</text:span></text:p>
      <text:p text:style-name="P180"><text:span text:style-name="T8"><text:tab/></text:span><text:span text:style-name="T83">Mycological Society of America, Flagstaff, AZ, USA</text:span></text:p>
      <text:p text:style-name="P74"/>
      <text:p text:style-name="P180"><text:span text:style-name="T8">2023<text:tab/></text:span><text:span text:style-name="T37">"</text:span><text:span text:style-name="T34">Improving the Accuracy of Meta-Amplicon Taxonomic Assignments Through the Inclusion of Outgroups in Fungal Databases" </text:span><text:span text:style-name="T83">Mycological Society of America, Flagstaff, AZ, USA</text:span></text:p>
      <text:p text:style-name="P75"/>
      <text:p text:style-name="P176"><text:span text:style-name="T8">2022<text:tab/></text:span><text:span text:style-name="T83">Inspecting the microbiome and metabolomic compartments of Mediterranean sponge holobionts</text:span></text:p>
      <text:p text:style-name="P119"><text:tab/>through an integrated ‘omics approach. International Sponge Symposium, Leiden, Netherlands</text:p>
      <text:p text:style-name="P119"/>
      <text:p text:style-name="P171"><text:span text:style-name="T8">2016</text:span><text:span text:style-name="T1"><text:tab/>“Fungal e</text:span><text:span text:style-name="T38">ndophytes and pathogens in endangered hawaiian endemics: <text:s/>Plant conservation from a microbial perspective</text:span><text:span text:style-name="T1">” Mycological Society of America, Berkeley, CA, USA</text:span></text:p>
      <text:p text:style-name="P85"/>
      <text:p text:style-name="P171"><text:span text:style-name="T8">2014</text:span><text:span text:style-name="T1"><text:tab/>“</text:span><text:span text:style-name="T32">Amoebae in warming soils: interactive effects of the microbial food web and environmental factors on nutrient cycling in a changing climate</text:span><text:span text:style-name="T1">” A2C Research Symposium, Fayetteville, AR, USA</text:span></text:p>
      <text:p text:style-name="P4"/>
      <text:p text:style-name="P171"><text:span text:style-name="T8">2014</text:span><text:span text:style-name="T1"><text:tab/>“</text:span><text:span text:style-name="T32">The interactive effects of protozoan predation pressure and environmental factors on carbon and nitrogen cycling in soils under warming conditions”</text:span><text:span text:style-name="T1"> International Society for Microbial Ecology; Seoul, South Korea</text:span></text:p>
      <text:p text:style-name="P24"/>
      <text:p text:style-name="P171"><text:span text:style-name="T8">2014</text:span><text:span text:style-name="T1"><text:tab/>“</text:span><text:span text:style-name="T32">Application of high-throughput sequencing may explain carbon dynamics under predation and warming gradients via soil community shifts” </text:span><text:span text:style-name="T1">JSPS Multidisciplinary Science Forum 4; Washington, D.C., USA</text:span></text:p>
      <text:p text:style-name="P24"/>
      <text:p text:style-name="P171"><text:span text:style-name="T8">2014</text:span><text:span text:style-name="T1"><text:tab/>“</text:span><text:span text:style-name="T32">Using metagenomics and metatranscriptomics to uncover mechanisms of soil communities’ effects on carbon cycling under warming conditions</text:span><text:span text:style-name="T1">” DOE Joint Genome Institute – Microbial Genomics and Metagenomics Workshop; Walnut Creek, CA, USA</text:span></text:p>
      <text:p text:style-name="P24"/>
      <text:p text:style-name="P171"><text:span text:style-name="T8">2013</text:span><text:span text:style-name="T1"><text:tab/>“</text:span><text:span text:style-name="T32">The Role of Soil Amoebae in Nutrient Cycling on a Warming Planet</text:span><text:span text:style-name="T1">” Graduate University for Advanced Studies; Sokendai, Japan</text:span></text:p>
      <text:p text:style-name="P24"/>
      <text:p text:style-name="P171"><text:soft-page-break/><text:span text:style-name="T8">2011</text:span><text:span text:style-name="T1"><text:tab/>“</text:span><text:span text:style-name="T32">The Protosteloid Amoebae of New Zealand</text:span><text:span text:style-name="T1">” Mycological Society of America; Fairbanks, AK, USA</text:span></text:p>
      <text:p text:style-name="P24"/>
      <text:p text:style-name="P171"><text:span text:style-name="T8">2010</text:span><text:span text:style-name="T1"><text:tab/></text:span><text:span text:style-name="T121">“</text:span><text:span text:style-name="T119">Pil1’s Role on </text:span><text:span text:style-name="T171">Regulating Membrane PIP2 Level” </text:span><text:span text:style-name="T169">INBRE Conference; Fayetteville, AR, USA</text:span></text:p>
      <text:p text:style-name="P129"/>
      <text:p text:style-name="P171"><text:span text:style-name="T8">2010</text:span><text:span text:style-name="T1"><text:tab/>“</text:span><text:span text:style-name="T32">The Effects of Prescribed Fire on Overwintering Fungal Abundance and Diversity: <text:s/>A Baseline Study</text:span><text:span text:style-name="T1">” CNAS Undergraduate Research Symposium; Springfield, MO, USA</text:span></text:p>
      <text:p text:style-name="P24"/>
      <text:p text:style-name="P171"><text:span text:style-name="T8">2009</text:span><text:span text:style-name="T1"><text:tab/></text:span><text:span text:style-name="T32">“Endocytic Roles of Pil1, the Main Organizer of Eisosomes” </text:span><text:span text:style-name="T1">Arkansas INBRE Research Conference; Fayetteville, AR, USA</text:span></text:p>
      <text:p text:style-name="Standard"/>
      <text:p text:style-name="P27">PROFESSIONAL DEVELOPMENT <text:span text:style-name="T165">AND ACADEMIC SERVICE</text:span></text:p>
      <text:p text:style-name="P27"/>
      <text:p text:style-name="P62">2021 – 2025<text:tab/><text:span text:style-name="T145">IUCN SSC Chytrids, Zygomycetes, Downy Mildews, Slime Moulds Specialist Group</text:span></text:p>
      <text:p text:style-name="P113"/>
      <text:p text:style-name="P114">2019<text:tab/><text:tab/>Council for Undergraduate Research workshop – Spokane, WA, USA</text:p>
      <text:p text:style-name="P27"/>
      <text:p text:style-name="P41">2019<text:tab/><text:tab/><text:span text:style-name="T145">Workshop to enhance collaboration between the US and Indonesia. Bogor, Indonesia. <text:tab/><text:tab/><text:tab/><text:tab/>http://biodiversity.ipb.ac.id/</text:span></text:p>
      <text:p text:style-name="P27"/>
      <text:p text:style-name="P36">2019<text:tab/><text:tab/><text:span text:style-name="T145">NSF </text:span><text:span text:style-name="T149">Panel Reviewer</text:span></text:p>
      <text:p text:style-name="P27"/>
      <text:p text:style-name="P147"><text:span text:style-name="T21">2018 – </text:span><text:span text:style-name="T54">2021</text:span><text:span text:style-name="T21"><text:tab/></text:span><text:span text:style-name="T98">Faculty Senate – Utah Valley University</text:span></text:p>
      <text:p text:style-name="P90"/>
      <text:p text:style-name="P148"><text:span text:style-name="T23">2018 – </text:span><text:span text:style-name="T22">2021</text:span><text:span text:style-name="T23"><text:tab/></text:span><text:span text:style-name="T98">Faculty search committees for </text:span><text:span text:style-name="T65">various tenure-track searches (5 searches) - </text:span><text:span text:style-name="T98">UVU</text:span></text:p>
      <text:p text:style-name="Standard"><text:span text:style-name="T9"><text:line-break/>2015 -- 2016<text:tab/></text:span><text:span text:style-name="T2">Endangered species conservation – Collaboration with US Army Environmental Division and the 'Oahu <text:tab/><text:tab/>Natural Resources Program, Hawaii</text:span></text:p>
      <text:p text:style-name="P27"/>
      <text:p text:style-name="Standard"><text:span text:style-name="T8">2014 – 2015 </text:span><text:span text:style-name="T1"><text:tab/>Course Development – Online Biology Lab</text:span></text:p>
      <text:p text:style-name="P4"><text:tab/><text:tab/>University of Arkansas</text:p>
      <text:p text:style-name="P26"/>
      <text:p text:style-name="Standard"><text:span text:style-name="T8">2013</text:span><text:span text:style-name="T1"><text:tab/><text:tab/>International Research – Soil Physiology and Ecology</text:span></text:p>
      <text:p text:style-name="P4">May – <text:s/>Aug.<text:tab/>National Institute for Agro-Environmental Sciences, Tsukuba, Japan</text:p>
      <text:p text:style-name="P4"/>
      <text:p text:style-name="Standard"><text:span text:style-name="T8">2013 – 2016<text:tab/></text:span><text:span text:style-name="T1">IUCN Species Survival Commission – Myxomycete group</text:span></text:p>
      <text:p text:style-name="P4"/>
      <text:p text:style-name="Standard"><text:span text:style-name="T8">2012</text:span><text:span text:style-name="T1"><text:tab/><text:tab/>Field Research – Tropical Lichen Ecology</text:span></text:p>
      <text:p text:style-name="P4">Jul. – Aug.<text:tab/>Organization for Tropical Studies, Costa Rica</text:p>
      <text:p text:style-name="P4"/>
      <text:p text:style-name="Standard"><text:span text:style-name="T8">2011 – 2012<text:tab/></text:span><text:span text:style-name="T1">National Science Foundation GK-12 Teaching Fellow</text:span></text:p>
      <text:p text:style-name="P4">Jun. – May<text:tab/>University of Arkansas; Owl Creek Middle School, Fayetteville, AR</text:p>
      <text:p text:style-name="P4"/>
      <text:p text:style-name="Standard"><text:span text:style-name="T8">2010</text:span><text:span text:style-name="T1"><text:tab/><text:tab/>Undergraduate Research Assistant – Forest Fire Ecology</text:span></text:p>
      <text:p text:style-name="P4">Jan. – Dec.<text:tab/>Missouri State University Dept. of Biology</text:p>
      <text:p text:style-name="P4"/>
      <text:p text:style-name="Standard"><text:span text:style-name="T8">2009</text:span><text:span text:style-name="T1"><text:tab/><text:tab/>Undergraduate Research Assistant – Yeast Genetics</text:span></text:p>
      <text:p text:style-name="P4">Jan. – Dec.<text:tab/>Missouri State University Dept. of Biology</text:p>
      <text:p text:style-name="P27"/>
      <text:p text:style-name="P27"/>
      <text:p text:style-name="P27"/>
      <text:p text:style-name="P27">MENTORING AND TEACHING <text:s/>EXPERIENCE</text:p>
      <text:p text:style-name="P27"/>
      <text:p text:style-name="P53">Teaching website</text:p>
      <text:p text:style-name="P103"><text:tab/><text:tab/><text:a xlink:type="simple" xlink:href="https://gzahn.github.io/coursemap" text:style-name="Internet_20_link" text:visited-style-name="Visited_20_Internet_20_Link">https://gzahn.github.io/coursemap</text:a></text:p>
      <text:p text:style-name="P27"/>
      <text:p text:style-name="P27">Mentorship</text:p>
      <text:p text:style-name="P17">Undergraduate student mentor (<text:span text:style-name="T194">3</text:span><text:span text:style-name="T216">6</text:span> students)</text:p>
      <text:p text:style-name="P17">Graduate Student Mentor (4 Masters, 3 PhD)</text:p>
      <text:p text:style-name="P159"/>
      <text:p text:style-name="P159">Courses</text:p>
      <text:p text:style-name="P160"><text:tab/><text:span text:style-name="T145"><text:tab/></text:span><text:span text:style-name="T157">Bioinformatic Data Skills – UVU (Developed and taught)</text:span></text:p>
      <text:p text:style-name="P162"><text:tab/><text:tab/><text:tab/>Unix environment, data conversions, project workflows, HPC interaction</text:p>
      <text:p text:style-name="P163"/>
      <text:p text:style-name="P163"><text:tab/><text:tab/>Introduction to undergraduate research – UVU (Developed and taught)</text:p>
      <text:p text:style-name="P161"><text:tab/><text:tab/><text:tab/><text:span text:style-name="T194">Research methods, graduate school preparation, lab rotations (1 semester)</text:span></text:p>
      <text:p text:style-name="P158"><text:tab/></text:p>
      <text:p text:style-name="P158"><text:tab/><text:tab/><text:span text:style-name="T166">Mycology – UVU (Developed and taught)</text:span></text:p>
      <text:p text:style-name="P10"><text:tab/><text:span text:style-name="T166">Integrated lecture/lab with molecular methods (1 semester)</text:span></text:p>
      <text:p text:style-name="P10"/>
      <text:p text:style-name="P10"><text:soft-page-break/>Majors’ Biology <text:span text:style-name="T175">II</text:span> – UVU (<text:span text:style-name="T165">Developed and t</text:span>aught)</text:p>
      <text:p text:style-name="P10"><text:tab/><text:span text:style-name="T166">Large-format lecture (5 semesters)</text:span></text:p>
      <text:p text:style-name="P10"/>
      <text:p text:style-name="P10">Introduction to Data Analysis in R – UVU (Developed and taught)</text:p>
      <text:p text:style-name="P10"><text:tab/><text:span text:style-name="T166">Project-based BASH and R training with applied biostatistics (2 semesters)</text:span></text:p>
      <text:p text:style-name="P10"/>
      <text:p text:style-name="P19">Plant Pathology – UVU (Developed and taught)</text:p>
      <text:p text:style-name="P19"><text:tab/>Research-based course design <text:span text:style-name="T191">(1 semester)</text:span></text:p>
      <text:p text:style-name="P19"/>
      <text:p text:style-name="P18">Online Biology Lab (Non-majors) – <text:span text:style-name="T144">UArk (</text:span>Developed <text:span text:style-name="T144">and taught)</text:span></text:p>
      <text:p text:style-name="P18"><text:tab/><text:span text:style-name="T166">Developed, administered, and evaluated simulation-based labs for non-majors (1 semester)</text:span></text:p>
      <text:p text:style-name="P18"><text:line-break/><text:tab/>Principles of Biology (Honors Undergraduate) – <text:span text:style-name="T144">UArk </text:span>Teaching Assistant</text:p>
      <text:p text:style-name="P18"><text:tab/><text:span text:style-name="T166">Lab for biology majors (5 semesters)</text:span></text:p>
      <text:p text:style-name="P18"/>
      <text:p text:style-name="P17">Comparative Botany (Graduate level) – <text:span text:style-name="T144">UArk </text:span>Teaching Assistant</text:p>
      <text:p text:style-name="P17"><text:tab/><text:span text:style-name="T166">Lab component (1 semester)</text:span></text:p>
      <text:p text:style-name="P17"/>
      <text:p text:style-name="P17">Mycology (Graduate level) – <text:span text:style-name="T144">UArk </text:span>Teaching Assistant</text:p>
      <text:p text:style-name="P17"><text:tab/><text:span text:style-name="T166">Lab component (1 semester)</text:span></text:p>
      <text:p text:style-name="P17"/>
      <text:p text:style-name="P157">Experimental Design (Undergraduate) – <text:span text:style-name="T144">UArk Teaching Assistant (Taught)</text:span></text:p>
      <text:p text:style-name="P157"><text:tab/><text:span text:style-name="T166">Computer lab component (1 semester)</text:span></text:p>
      <text:p text:style-name="P157"/>
      <text:p text:style-name="P156"><text:span text:style-name="T1">6</text:span><text:span text:style-name="T106">th</text:span><text:span text:style-name="T1"> Grade Science and Math (NSF GK-12 Teaching Fellow) </text:span></text:p>
      <text:p text:style-name="P3"><text:tab/><text:span text:style-name="T166">Developed and taught inquiry-based lessons (1 year)</text:span><text:tab/></text:p>
      <text:p text:style-name="P2"/>
      <text:p text:style-name="P2"/>
      <text:p text:style-name="P55"><text:line-break/><text:line-break/></text:p>
      <text:p text:style-name="P56">ACADEMIC AND OTHER SOCIETIES (Active participant)</text:p>
      <text:p text:style-name="P27"/>
      <text:p text:style-name="P5">International Society for Microbial Ecology</text:p>
      <text:p text:style-name="P4">Mycological Society of America</text:p>
      <text:p text:style-name="P4"><text:tab/><text:span text:style-name="T220">MSA Educator Spotlight (</text:span><text:a xlink:type="simple" xlink:href="https://msafungi.org/msa-educator-spotlight-geoffrey-zahn/" text:style-name="Internet_20_link" text:visited-style-name="Visited_20_Internet_20_Link"><text:span text:style-name="T220">https://msafungi.org/msa-educator-spotlight-geoffrey-zahn/</text:span></text:a><text:span text:style-name="T220">)</text:span></text:p>
      <text:p text:style-name="P4">International Society for Fungal Conservation</text:p>
      <text:p text:style-name="P4">Japan Society for the Promotion of Science Alumni Association</text:p>
      <text:p text:style-name="P4">International Union for Conservation of Nature (IUCN) – Species Survival Group (Myxomycetes)</text:p>
      <text:p text:style-name="Standard"><text:line-break/><text:span text:style-name="T9">OUTREACH </text:span><text:span text:style-name="T11">&amp; MEDIA</text:span></text:p>
      <text:p text:style-name="P38"/>
      <text:p text:style-name="P42">2019<text:tab/><text:tab/><text:span text:style-name="T145">“Excuse me… do you have a moment to talk about endophytes?” Stockman Grass Farmer Magazine </text:span></text:p>
      <text:p text:style-name="P135"><text:span text:style-name="T89"><text:tab/><text:tab/>Aug. 2019. </text:span><text:a xlink:type="simple" xlink:href="https://bit.ly/2KsYlBB" text:style-name="Internet_20_link" text:visited-style-name="Visited_20_Internet_20_Link"><text:span text:style-name="T168">https://bit.ly/2KsYlBB</text:span></text:a></text:p>
      <text:p text:style-name="P43"/>
      <text:p text:style-name="P132"><text:span text:style-name="T9">2019<text:tab/><text:tab/></text:span><text:span text:style-name="T83">Funded S-STEM proposal featured by NSF at Council of Undergraduate Research Dialogues </text:span><text:span text:style-name="T87">plenary session</text:span><text:span text:style-name="T83"> – <text:tab/><text:tab/>Arlington, VA</text:span></text:p>
      <text:p text:style-name="P127"/>
      <text:p text:style-name="P130"><text:span text:style-name="T9">2018<text:tab/><text:tab/></text:span><text:span text:style-name="T83">ScienceNews article on plant microbiomes </text:span><text:span text:style-name="T86">featuring endangered plant work</text:span></text:p>
      <text:p text:style-name="P131"><text:span text:style-name="T9"><text:tab/><text:tab/></text:span><text:a xlink:type="simple" xlink:href="https://www.sciencenews.org/article/plant-microbes-crops-food-endangered-species?tgt=nr" text:style-name="Internet_20_link" text:visited-style-name="Visited_20_Internet_20_Link"><text:span text:style-name="T189">https://www.sciencenews.org/article/plant-microbes-crops-food-endangered-species?tgt=nr</text:span></text:a><text:span text:style-name="T83"><text:line-break/></text:span></text:p>
      <text:p text:style-name="P131"><text:span text:style-name="T13">2018<text:tab/><text:tab/>“</text:span><text:span text:style-name="T88">In plaats van spuiten, planten helpen met micro-organismen”</text:span></text:p>
      <text:p text:style-name="P131"><text:span text:style-name="T112"><text:tab/><text:tab/></text:span><text:a xlink:type="simple" xlink:href="https://bit.ly/2IeHIr4" text:style-name="Internet_20_link" text:visited-style-name="Visited_20_Internet_20_Link"><text:span text:style-name="T168">https://bit.ly/2IeHIr4</text:span></text:a></text:p>
      <text:p text:style-name="P131"><text:span text:style-name="T88"><text:tab/><text:tab/></text:span><text:span text:style-name="T83"><text:line-break/></text:span><text:span text:style-name="T12">2018<text:tab/><text:tab/></text:span><text:span text:style-name="T85">Trailside STEM Night – Park City, UT</text:span></text:p>
      <text:p text:style-name="P96"/>
      <text:p text:style-name="P134"><text:span text:style-name="T4">2</text:span><text:span text:style-name="T1">017<text:tab/><text:tab/></text:span><text:span text:style-name="T83">“Researchers find scores of potentially new species of fungi in deep waters off Maui”</text:span></text:p>
      <text:p text:style-name="P134"><text:span text:style-name="T83"><text:tab/><text:tab/></text:span><text:a xlink:type="simple" xlink:href="https://bit.ly/318xKQm" text:style-name="Internet_20_link" text:visited-style-name="Visited_20_Internet_20_Link"><text:span text:style-name="T170">https://bit.ly/318xKQm</text:span></text:a></text:p>
      <text:p text:style-name="Standard"><text:span text:style-name="T9"><text:line-break/>2017<text:tab/><text:tab/></text:span><text:span text:style-name="T83">Judge </text:span><text:span text:style-name="T9">- </text:span><text:span text:style-name="T83">Windward District Science and Engineering Fair, HI </text:span></text:p>
      <text:p text:style-name="P77"/>
      <text:p text:style-name="Standard"><text:span text:style-name="T9">2016<text:tab/><text:tab/></text:span><text:span text:style-name="T83">Research spotlight at 2016 IUCN Congress - "Using fungi to save endangered plants"</text:span></text:p>
      <text:p text:style-name="P27"/>
      <text:p text:style-name="Standard"><text:span text:style-name="T9">2016<text:tab/><text:tab/></text:span><text:span text:style-name="T83">Hawaii GENE-ious K-12 Curriculum Development</text:span></text:p>
      <text:p text:style-name="P27"/>
      <text:p text:style-name="Standard"><text:span text:style-name="T9">2014<text:tab/><text:tab/></text:span><text:span text:style-name="T2">Ten Thousand Microscopes Beta Tester – K-12 Content Generator</text:span></text:p>
      <text:p text:style-name="P27"/>
      <text:p text:style-name="Standard"><text:span text:style-name="T8">2011 </text:span><text:span text:style-name="T1">– </text:span><text:span text:style-name="T8">2015</text:span><text:span text:style-name="T1"><text:tab/>Judge – NWA Regional Science Fair</text:span></text:p>
      <text:p text:style-name="P4"/>
      <text:p text:style-name="Standard"><text:span text:style-name="T8">2008 </text:span><text:span text:style-name="T1">– </text:span><text:span text:style-name="T8">2009</text:span><text:span text:style-name="T1"><text:tab/>James River Basin Partnership Science Committee, Springfield, MO </text:span></text:p>
      <text:p text:style-name="P4"/>
      <text:p text:style-name="Standard"><text:span text:style-name="T8">2007</text:span><text:span text:style-name="T1"><text:tab/><text:tab/>Research Technician - Missouri State University Greenhouse </text:span></text:p>
      <text:p text:style-name="P168"/>
      <text:p text:style-name="Standard"><text:span text:style-name="T8">2006</text:span><text:span text:style-name="T1"><text:tab/><text:tab/>Volunteer Ecologist - Reserva Bosque Nuboso Santa Elena, Costa Rica</text:span></text:p>
      <text:p text:style-name="Standard"/>
      <text:p text:style-name="P83"/>
      <text:p text:style-name="P82"/>
      <text:p text:style-name="P82"/>
      <text:p text:style-name="P82"/>
      <text:p text:style-name="P82"/>
      <text:p text:style-name="P82"/>
      <text:p text:style-name="P82"/>
      <text:p text:style-name="P82">PEER REVIEW</text:p>
      <text:p text:style-name="P81"/>
      <text:p text:style-name="P77">Reviewer for: <text:tab/>Soil Biology and Biochemistry <text:span text:style-name="T166">(Distinguished Reviewer)</text:span></text:p>
      <text:p text:style-name="P77"><text:tab/><text:tab/>PeerJ</text:p>
      <text:p text:style-name="P77"><text:tab/><text:tab/>Pedobiologia <text:span text:style-name="T166">(Distinguished Reviewer)</text:span></text:p>
      <text:p text:style-name="P77"><text:tab/><text:tab/><text:span text:style-name="T164">Oikos</text:span></text:p>
      <text:p text:style-name="P77"><text:tab/><text:tab/><text:span text:style-name="T164">ISME Journal</text:span></text:p>
      <text:p text:style-name="P78"><text:tab/><text:tab/>Fungal Ecology <text:span text:style-name="T174">(Distinguished Reviewer)</text:span></text:p>
      <text:p text:style-name="P78"><text:tab/><text:tab/><text:span text:style-name="T192">Molecular ecology</text:span></text:p>
      <text:p text:style-name="P77"><text:tab/><text:tab/><text:span text:style-name="T195">Ecology and Evolution</text:span></text:p>
      <text:p text:style-name="P77"><text:tab/><text:tab/><text:span text:style-name="T207">American Fern Journal</text:span></text:p>
      <text:p text:style-name="P77"><text:tab/><text:tab/><text:span text:style-name="T207">New Phytologist</text:span></text:p>
      <text:p text:style-name="P77"><text:tab/><text:tab/><text:span text:style-name="T212">Phytobiome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ArialMT" svg:font-family="ArialMT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entury" svg:font-family="Century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MS Mincho" svg:font-family="'MS Mincho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" svg:font-family="Ubuntu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Droid Sans Fallback" style:font-size-asian="12pt" style:language-asian="en" style:country-asian="US" style:font-name-complex="Times New Roman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en" fo:country="US" style:letter-kerning="true" style:font-name-asian="Droid Sans Fallback" style:font-size-asian="12pt" style:language-asian="en" style:country-asian="US" style:font-name-complex="Times New Roman1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color="#00000a" loext:opacity="100%" style:font-name="Times New Roman" fo:font-family="'Times New Roman'" style:font-family-generic="roman" style:font-pitch="variable" fo:font-size="12pt" fo:language="en" fo:country="US" style:font-name-asian="Droid Sans Fallback" style:font-family-asian="'Droid Sans Fallback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Heading_20_2" style:display-name="Heading 2" style:family="paragraph" style:parent-style-name="Heading" style:default-outline-level="" style:class="text"/>
    <style:style style:name="Heading_20_3" style:display-name="Heading 3" style:family="paragraph" style:parent-style-name="Heading" style:default-outline-level="" style:class="text"/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Frame_20_contents" style:display-name="Frame contents" style:family="paragraph" style:parent-style-name="Text_20_body" style:default-outline-level="" style:class="extra">
      <style:paragraph-properties fo:line-height="108%"/>
      <style:text-properties style:font-name="Calibri" fo:font-family="Calibri" style:font-family-generic="roman" style:font-pitch="variable" fo:font-size="11pt" style:rfc-language-tag="x-none" style:font-name-asian="Times New Roman1" style:font-family-asian="'Times New Roman'" style:font-family-generic-asian="system" style:font-pitch-asian="variable" style:font-size-asian="11pt" style:language-asian="ar" style:country-asian="SA" style:font-size-complex="11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text-align="justify" style:justify-single-word="false" fo:orphans="0" fo:widows="0">
        <style:tab-stops>
          <style:tab-stop style:position="2.9528in" style:type="center"/>
          <style:tab-stop style:position="5.9055in" style:type="right"/>
        </style:tab-stops>
      </style:paragraph-properties>
      <style:text-properties style:font-name="Century" fo:font-family="Century" style:font-family-generic="roman" style:font-pitch="variable" fo:font-size="9pt" style:font-name-asian="MS Mincho" style:font-family-asian="'MS Mincho'" style:font-family-generic-asian="system" style:font-pitch-asian="variable" style:font-size-asian="9pt" style:language-asian="ja" style:country-asian="JP" style:font-size-complex="10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Bibliography" style:family="paragraph" style:parent-style-name="Standard" style:next-style-name="Standard" style:default-outline-level=""/>
    <style:style style:name="caption" style:family="paragraph" style:parent-style-name="Standard" style:next-style-name="Standard" style:default-outline-level="">
      <style:paragraph-properties fo:margin-top="0in" fo:margin-bottom="0.139in" style:contextual-spacing="false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Normal_20__28_Web_29_" style:display-name="Normal (Web)" style:family="paragraph" style:parent-style-name="Standard" style:default-outline-level="">
      <style:paragraph-properties fo:margin-top="0in" fo:margin-bottom="0.1945in" style:contextual-spacing="false"/>
      <style:text-properties style:font-name-asian="Times New Roman1" style:font-family-asian="'Times New Roman'" style:font-family-generic-asian="system" style:font-pitch-asian="variable"/>
    </style:style>
    <style:style style:name="Quotations" style:family="paragraph" style:parent-style-name="Standard" style:default-outline-level="" style:class="html"/>
    <style:style style:name="Title" style:family="paragraph" style:parent-style-name="Heading" style:default-outline-level="" style:class="chapter"/>
    <style:style style:name="Subtitle" style:family="paragraph" style:parent-style-name="Heading" style:default-outline-level="" style:class="chapter"/>
    <style:style style:name="Heading_20_4" style:display-name="Heading 4" style:family="paragraph" style:parent-style-name="Heading" style:class="text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ody_20_Text_20_Char" style:display-name="Body Text Char" style:family="text" style:parent-style-name="Default_20_Paragraph_20_Font"/>
    <style:style style:name="Header_20_Char" style:display-name="Header Char" style:family="text" style:parent-style-name="Default_20_Paragraph_20_Font">
      <style:text-properties style:font-name="Century" fo:font-family="Century" style:font-family-generic="roman" style:font-pitch="variable" fo:font-size="9pt" style:font-name-asian="MS Mincho" style:font-family-asian="'MS Mincho'" style:font-family-generic-asian="system" style:font-pitch-asian="variable" style:font-size-asian="9pt" style:language-asian="ja" style:country-asian="JP" style:font-size-complex="10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annotation_20_reference" style:display-name="annotation reference" style:family="text" style:parent-style-name="Default_20_Paragraph_20_Font">
      <style:text-properties fo:font-size="9pt" style:font-size-asian="9pt" style:font-size-complex="9pt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ing_20_1_20_Char" style:display-name="Heading 1 Ch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6pt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10-30T06:18:00</meta:creation-date>
    <meta:initial-creator>geoffrey zahn</meta:initial-creator>
    <dc:language>en-US</dc:language>
    <dc:date>2023-09-16T17:33:59.666542084</dc:date>
    <meta:editing-cycles>120</meta:editing-cycles>
    <meta:editing-duration>P15DT17H58M23S</meta:editing-duration>
    <meta:generator>LibreOffice/7.3.7.2$Linux_X86_64 LibreOffice_project/30$Build-2</meta:generator>
    <meta:document-statistic meta:table-count="0" meta:image-count="0" meta:object-count="0" meta:page-count="9" meta:paragraph-count="293" meta:word-count="3228" meta:character-count="25326" meta:non-whitespace-character-count="21547"/>
    <meta:template xlink:type="simple" xlink:actuate="onRequest" xlink:title="Normal.dotm" xlink:href=""/>
  </office:meta>
</office:document-meta>
</file>